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06B0000006BD6BA5E438DE4D87C.png" manifest:media-type="image/png"/>
  <manifest:file-entry manifest:full-path="Pictures/1000042100000B0F00000B0FB132F1B118EFDC5A.svg" manifest:media-type="image/svg+xml"/>
  <manifest:file-entry manifest:full-path="Pictures/100000010000041D000001DBB2D187B6D6CE553B.png" manifest:media-type="image/png"/>
  <manifest:file-entry manifest:full-path="Pictures/10000001000001B9000001219F9F77CFE0FDB8A0.png" manifest:media-type="image/png"/>
  <manifest:file-entry manifest:full-path="Pictures/10001EB70000819B00003A653728BE2E112D5303.svg" manifest:media-type="image/svg+xml"/>
  <manifest:file-entry manifest:full-path="Pictures/10000000000008A80000067E8F735EA6ED9F0C0B.jpg" manifest:media-type="image/jpeg"/>
  <manifest:file-entry manifest:full-path="Pictures/10000001000001090000006FA859E69758BFF269.png" manifest:media-type="image/png"/>
  <manifest:file-entry manifest:full-path="Pictures/100048B800001B6E00000B7822A3FAAEBE51E006.wmf" manifest:media-type="image/x-wmf"/>
  <manifest:file-entry manifest:full-path="Pictures/100000010000041D000001DBDD56226970007A4F.png" manifest:media-type="image/png"/>
  <manifest:file-entry manifest:full-path="Pictures/10001A070000819B00003A65B4E95F85BABC18C4.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modern"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Droid Sans Fallback2" svg:font-family="'Droid Sans Fallback'" style:font-family-generic="roman"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ans3" svg:font-family="FreeSans" style:font-family-generic="roman" style:font-pitch="variable"/>
    <style:font-face style:name="Liberation Mono" svg:font-family="'Liberation Mono'" style:font-family-generic="modern" style:font-pitch="fixed"/>
    <style:font-face style:name="Liberation Mono1" svg:font-family="'Liberation Mono', 'Courier New'" style:font-family-generic="modern" style:font-pitch="variable"/>
    <style:font-face style:name="Liberation Mono2" svg:font-family="'Liberation Mono', 'Courier New'" style:font-family-generic="modern" style:font-pitch="fixed"/>
    <style:font-face style:name="Liberation Mono3" svg:font-family="'Liberation Mono'" style:font-family-generic="modern" style:font-pitch="variable"/>
    <style:font-face style:name="Liberation Sans" svg:font-family="'Liberation Sans'" style:font-family-generic="roman" style:font-pitch="variable"/>
    <style:font-face style:name="Liberation Sans1" svg:font-family="'Liberation Sans'" style:font-adornments="Regular" style:font-family-generic="swiss"/>
    <style:font-face style:name="Liberation Sans2" svg:font-family="'Liberation Sans', Arial" style:font-family-generic="swiss" style:font-pitch="variable"/>
    <style:font-face style:name="Liberation Sans3" svg:font-family="'Liberation Sans'" style:font-family-generic="swiss"/>
    <style:font-face style:name="Liberation Sans4" svg:font-family="'Liberation Sans'" style:font-family-generic="swiss" style:font-pitch="variable"/>
    <style:font-face style:name="Liberation Sans5" svg:font-family="'Liberation Sans'" style:font-family-generic="moder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style:font-family-generic="roman" style:font-pitch="variable" style:font-charset="x-symbol"/>
    <style:font-face style:name="Liberation Serif4" svg:font-family="'Liberation Serif'" style:font-pitch="variable" style:font-charset="x-symbol"/>
    <style:font-face style:name="Liberation Serif5" svg:font-family="'Liberation Serif'" style:font-family-generic="modern" style:font-pitch="variable"/>
    <style:font-face style:name="Liberation Serif6" svg:font-family="'Liberation Serif'" style:font-pitch="variable"/>
    <style:font-face style:name="Liberation Serif7" svg:font-family="'Liberation Serif'" style:font-adornments="Regular" style:font-family-generic="roman"/>
    <style:font-face style:name="Lohit Devanagari" svg:font-family="'Lohit Devanagari'"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OpenSymbol" svg:font-family="OpenSymbol, 'Arial Unicode MS'" style:font-pitch="variable" style:font-charset="x-symbol"/>
    <style:font-face style:name="OpenSymbol1" svg:font-family="OpenSymbol, 'Arial Unicode MS'" style:font-charset="x-symbol"/>
    <style:font-face style:name="PT Sans" svg:font-family="'PT Sans'" style:font-family-generic="swiss"/>
    <style:font-face style:name="PT Sans1" svg:font-family="'PT Sans'" style:font-adornments="Regular" style:font-family-generic="swiss"/>
    <style:font-face style:name="PT Sans2" svg:font-family="'PT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draw:fill-color="#b37509" draw:opacity="100%" draw:textarea-horizontal-align="justify" draw:textarea-vertical-align="middle" draw:auto-grow-height="false" fo:min-height="1.368cm" fo:min-width="1.118cm" draw:shadow-opacity="100%"/>
      <style:paragraph-properties style:writing-mode="lr-tb"/>
    </style:style>
    <style:style style:name="gr2" style:family="graphic">
      <style:graphic-properties style:protect="size"/>
    </style:style>
    <style:style style:name="gr3" style:family="graphic" style:parent-style-name="standard">
      <style:graphic-properties svg:stroke-color="#000000" draw:fill="solid" draw:fill-color="#eeeeee" draw:fill-hatch-solid="false" draw:textarea-horizontal-align="justify" draw:textarea-vertical-align="middle" draw:auto-grow-height="false" fo:min-height="3.597cm" fo:min-width="2.577cm"/>
    </style:style>
    <style:style style:name="gr4" style:family="graphic" style:parent-style-name="standard">
      <style:graphic-properties svg:stroke-color="#000000" draw:fill="hatch" draw:fill-color="#ffe1ff" draw:fill-hatch-name="Hatching_20_6" draw:fill-hatch-solid="true" draw:textarea-horizontal-align="justify" draw:textarea-vertical-align="middle" draw:auto-grow-height="false" fo:min-height="3.597cm" fo:min-width="2.577cm"/>
    </style:style>
    <style:style style:name="gr5"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6" style:family="graphic" style:parent-style-name="standard">
      <style:graphic-properties svg:stroke-color="#000000" draw:fill="hatch" draw:fill-color="#ffe1ff" draw:fill-hatch-name="Hatching_20_6" draw:fill-hatch-solid="true" draw:textarea-horizontal-align="justify" draw:textarea-vertical-align="middle" draw:auto-grow-height="false" fo:min-height="3.597cm" fo:min-width="2.577cm" draw:shadow="hidden"/>
    </style:style>
    <style:style style:name="gr7" style:family="graphic" style:parent-style-name="standard">
      <style:graphic-properties svg:stroke-color="#000000" draw:fill-color="#ffffff" draw:textarea-horizontal-align="justify" draw:textarea-vertical-align="middle" draw:auto-grow-height="false" fo:min-height="1.279cm" fo:min-width="1.023cm"/>
    </style:style>
    <style:style style:name="gr8" style:family="graphic" style:parent-style-name="standard">
      <style:graphic-properties draw:stroke="none" draw:stroke-dash="Dashed_20__28_var_29__20_4" svg:stroke-width="0cm" draw:stroke-linejoin="none" svg:stroke-linecap="butt" draw:fill="solid" draw:fill-color="#000000" draw:textarea-horizontal-align="center" draw:textarea-vertical-align="middle"/>
    </style:style>
    <style:style style:name="gr9" style:family="graphic" style:parent-style-name="standard">
      <style:graphic-properties svg:stroke-color="#000000" draw:fill-color="#eeeeee" draw:textarea-horizontal-align="justify" draw:textarea-vertical-align="middle" draw:auto-grow-height="false" fo:min-height="3.597cm" fo:min-width="2.577cm"/>
    </style:style>
    <style:style style:name="gr10" style:family="graphic" style:parent-style-name="standard">
      <style:graphic-properties svg:stroke-color="#000000" draw:fill="hatch" draw:fill-color="#ffe1ff" draw:fill-hatch-name="Hatching_20_6" draw:fill-hatch-solid="true" draw:textarea-horizontal-align="justify" draw:textarea-vertical-align="middle" draw:auto-grow-height="false" fo:min-height="0.519cm" fo:min-width="2.577cm"/>
      <style:paragraph-properties style:writing-mode="lr-tb"/>
    </style:style>
    <style:style style:name="gr11" style:family="graphic" style:parent-style-name="standard">
      <style:graphic-properties svg:stroke-color="#000000" draw:fill-color="#eeeeee" draw:textarea-horizontal-align="justify" draw:textarea-vertical-align="middle" draw:auto-grow-height="false" fo:min-height="0.519cm" fo:min-width="2.577cm"/>
      <style:paragraph-properties style:writing-mode="lr-tb"/>
    </style:style>
    <style:style style:name="gr12" style:family="graphic" style:parent-style-name="standard">
      <style:graphic-properties draw:stroke="none" draw:fill-color="#ffffff" draw:textarea-horizontal-align="justify" draw:textarea-vertical-align="middle" draw:auto-grow-height="false" fo:min-height="0.105cm" fo:min-width="0cm"/>
    </style:style>
    <style:style style:name="gr13" style:family="graphic" style:parent-style-name="standard">
      <style:graphic-properties draw:stroke="none" svg:stroke-color="#000000" draw:fill="solid" draw:fill-color="#000000" draw:textarea-horizontal-align="left" draw:textarea-vertical-align="middle" draw:auto-grow-height="true" draw:auto-grow-width="true" fo:min-height="0cm" fo:min-width="0cm" draw:shadow="hidden"/>
    </style:style>
    <style:style style:name="gr14" style:family="graphic" style:parent-style-name="standard">
      <style:graphic-properties svg:stroke-color="#000000" draw:fill-color="#ffffcc" draw:textarea-horizontal-align="justify" draw:textarea-vertical-align="middle" draw:auto-grow-height="false" fo:min-height="1.687cm" fo:min-width="2.004cm" fo:wrap-option="no-wrap"/>
      <style:paragraph-properties style:writing-mode="lr-tb"/>
    </style:style>
    <style:style style:name="gr15" style:family="graphic" style:parent-style-name="standard">
      <style:graphic-properties draw:stroke="solid" draw:stroke-dash="Long_20_dashed" svg:stroke-color="#000000" draw:fill-color="#ffffff" draw:textarea-horizontal-align="justify" draw:textarea-vertical-align="middle" draw:auto-grow-height="false" fo:min-height="2.423cm" fo:min-width="11.043cm"/>
    </style:style>
    <style:style style:name="gr16" style:family="graphic" style:parent-style-name="standard">
      <style:graphic-properties svg:stroke-color="#000000" draw:fill="solid" draw:fill-color="#f0e6ff" draw:fill-hatch-solid="true" draw:textarea-horizontal-align="justify" draw:textarea-vertical-align="middle" draw:auto-grow-height="false" fo:min-height="3.597cm" fo:min-width="2.577cm"/>
    </style:style>
    <style:style style:name="gr17"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1.666cm" fo:min-width="8.812cm"/>
      <style:paragraph-properties style:writing-mode="lr-tb"/>
    </style:style>
    <style:style style:name="gr19" style:family="graphic" style:parent-style-name="standard">
      <style:graphic-properties svg:stroke-color="#000000" draw:fill="hatch" draw:fill-color="#ffe1ff" draw:fill-hatch-name="Hatching_20_5" draw:fill-hatch-solid="true" draw:textarea-horizontal-align="justify" draw:textarea-vertical-align="middle" draw:auto-grow-height="false" fo:min-height="0.57cm" fo:min-width="2.577cm"/>
    </style:style>
    <style:style style:name="gr20" style:family="graphic" style:parent-style-name="standard">
      <style:graphic-properties svg:stroke-width="0cm" svg:stroke-color="#000000" draw:marker-start-width="0.215cm" draw:marker-end-width="0.215cm" draw:fill="hatch" draw:fill-color="#ffe1ff" draw:fill-hatch-name="Hatching_20_7" draw:fill-hatch-solid="true" draw:textarea-horizontal-align="justify" draw:textarea-vertical-align="middle" draw:auto-grow-height="false" fo:min-height="1.993cm" fo:min-width="2.577cm" fo:padding-top="0.125cm" fo:padding-bottom="0.125cm" fo:padding-left="0.25cm" fo:padding-right="0.25cm"/>
    </style:style>
    <style:style style:name="gr21" style:family="graphic" style:parent-style-name="standard">
      <style:graphic-properties svg:stroke-color="#000000" draw:fill="solid" draw:fill-color="#f0e6ff" draw:fill-hatch-solid="true" draw:textarea-horizontal-align="justify" draw:textarea-vertical-align="middle" draw:auto-grow-height="false" fo:min-height="0.57cm" fo:min-width="2.577cm"/>
    </style:style>
    <style:style style:name="gr22" style:family="graphic" style:parent-style-name="standard">
      <style:graphic-properties svg:stroke-width="0cm" svg:stroke-color="#000000" draw:marker-start-width="0.215cm" draw:marker-end="Arrow_20_concave" draw:marker-end-width="0.3cm" draw:textarea-vertical-align="middle" fo:padding-top="0.125cm" fo:padding-bottom="0.125cm" fo:padding-left="0.25cm" fo:padding-right="0.25cm"/>
    </style:style>
    <style:style style:name="gr23" style:family="graphic" style:parent-style-name="standard">
      <style:graphic-properties svg:stroke-color="#000000" draw:fill-color="#ffffcc" draw:textarea-horizontal-align="justify" draw:textarea-vertical-align="middle" draw:auto-grow-height="false" fo:min-height="1.322cm" fo:min-width="2.365cm" fo:wrap-option="no-wrap"/>
      <style:paragraph-properties style:writing-mode="lr-tb"/>
    </style:style>
    <style:style style:name="gr24" style:family="graphic" style:parent-style-name="Object_20_with_20_no_20_fill_20_and_20_no_20_line">
      <style:graphic-properties draw:stroke="none" draw:fill="none" draw:textarea-horizontal-align="left" draw:textarea-vertical-align="top" draw:color-mode="standard" draw:luminance="0%" draw:contrast="0%" draw:gamma="100%" draw:red="0%" draw:green="0%" draw:blue="0%" fo:clip="rect(0cm, 0cm, 0cm, 0cm)" draw:image-opacity="100%" style:mirror="none"/>
      <style:paragraph-properties style:writing-mode="lr-tb"/>
    </style:style>
    <style:style style:name="gr25" style:family="graphic" style:parent-style-name="objectwithoutfill">
      <style:graphic-properties draw:marker-end="Arrow_20_concave" draw:marker-end-width="0.3cm" draw:fill="none" draw:textarea-vertical-align="middle"/>
    </style:style>
    <style:style style:name="gr26" style:family="graphic" style:parent-style-name="objectwithoutfill">
      <style:graphic-properties svg:stroke-width="0.1cm" draw:marker-start="Circle" draw:marker-start-width="0.4cm" draw:marker-end="Dimension_20_Lines" draw:marker-end-width="0.3cm" draw:fill="none" draw:textarea-vertical-align="middle" fo:padding-top="0.175cm" fo:padding-bottom="0.175cm" fo:padding-left="0.3cm" fo:padding-right="0.3cm"/>
    </style:style>
    <style:style style:name="gr27" style:family="graphic" style:parent-style-name="standard">
      <style:graphic-properties draw:stroke="none" svg:stroke-color="#000000" draw:fill="none" draw:fill-color="#ffffff" draw:textarea-horizontal-align="left" draw:auto-grow-height="true" draw:auto-grow-width="true" fo:min-height="0.636cm" fo:min-width="0.726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7cm" fo:min-width="4.29cm"/>
      <style:paragraph-properties style:writing-mode="lr-tb"/>
    </style:style>
    <style:style style:name="gr29" style:family="graphic" style:parent-style-name="Object_20_with_20_no_20_fill_20_and_20_no_20_line">
      <style:graphic-properties draw:stroke="none" draw:fill="none" draw:textarea-vertical-align="middle" draw:color-mode="standard" draw:luminance="33%" draw:contrast="0%" draw:gamma="100%" draw:red="-20%" draw:green="5%" draw:blue="5%" fo:clip="rect(0cm, 0cm, 0cm, 0cm)" draw:image-opacity="100%" style:mirror="none"/>
    </style:style>
    <style:style style:name="gr30" style:family="graphic" style:parent-style-name="standard">
      <style:graphic-properties draw:stroke="none" svg:stroke-color="#000000" draw:fill="none" draw:fill-color="#ffffff" draw:textarea-horizontal-align="left" draw:auto-grow-height="true" draw:auto-grow-width="true" fo:min-height="0.77cm" fo:min-width="1.086cm"/>
      <style:paragraph-properties style:writing-mode="lr-tb"/>
    </style:style>
    <style:style style:name="gr31" style:family="graphic" style:parent-style-name="standard">
      <style:graphic-properties svg:stroke-color="#000000" draw:fill="none" draw:textarea-vertical-align="middle" draw:auto-grow-height="false" fo:min-height="7.917cm" fo:min-width="0cm"/>
    </style:style>
    <style:style style:name="gr32" style:family="graphic" style:parent-style-name="standard">
      <style:graphic-properties draw:stroke="none" svg:stroke-color="#000000" draw:fill="none" draw:fill-color="#ffffff" draw:textarea-horizontal-align="left" draw:auto-grow-height="true" draw:auto-grow-width="true" fo:min-height="0.77cm" fo:min-width="6.979cm"/>
      <style:paragraph-properties style:writing-mode="lr-tb"/>
    </style:style>
    <style:style style:name="gr33" style:family="graphic" style:parent-style-name="objectwithoutfill">
      <style:graphic-properties draw:stroke="dash" draw:stroke-dash="Fine_20_Dashed" draw:marker-end="" draw:marker-end-width="0.3cm" draw:fill="none"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true" fo:min-height="1.111cm" fo:min-width="3.71cm"/>
      <style:paragraph-properties style:writing-mode="lr-tb"/>
    </style:style>
    <style:style style:name="gr35" style:family="graphic" style:parent-style-name="standard">
      <style:graphic-properties draw:stroke="none" draw:stroke-dash="Long_20_Dash" svg:stroke-color="#000000" svg:stroke-linecap="butt" draw:fill="gradient" draw:fill-color="#cab8e6" draw:fill-gradient-name="Gradient_20_40" draw:textarea-vertical-align="middle"/>
    </style:style>
    <style:style style:name="gr36" style:family="graphic" style:parent-style-name="standard">
      <style:graphic-properties draw:stroke="none" svg:stroke-color="#000000" draw:fill="none" draw:fill-color="#ffffff" draw:textarea-horizontal-align="left" draw:auto-grow-height="true" draw:auto-grow-width="true" fo:min-height="0.636cm" fo:min-width="1.619cm"/>
      <style:paragraph-properties style:writing-mode="lr-tb"/>
    </style:style>
    <style:style style:name="gr37" style:family="graphic" style:parent-style-name="standard">
      <style:graphic-properties svg:stroke-color="#000000" draw:fill="none" draw:textarea-vertical-align="middle" draw:auto-grow-height="false" fo:min-height="7.17cm" fo:min-width="0cm"/>
    </style:style>
    <style:style style:name="gr38" style:family="graphic" style:parent-style-name="standard">
      <style:graphic-properties draw:stroke="none" svg:stroke-color="#000000" draw:fill="none" draw:fill-color="#ffffff" draw:textarea-horizontal-align="left" draw:auto-grow-height="true" draw:auto-grow-width="true" fo:min-height="0.628cm" fo:min-width="3.029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7cm" fo:min-width="4.282cm"/>
      <style:paragraph-properties style:writing-mode="lr-tb"/>
    </style:style>
    <style:style style:name="gr40" style:family="graphic" style:parent-style-name="standard">
      <style:graphic-properties svg:stroke-color="#000000" draw:fill-color="#ffffcc" draw:textarea-horizontal-align="justify" draw:textarea-vertical-align="middle" draw:auto-grow-height="false" fo:min-height="0.736cm" fo:min-width="0.618cm" fo:wrap-option="no-wrap"/>
      <style:paragraph-properties style:writing-mode="lr-tb"/>
    </style:style>
    <style:style style:name="gr41" style:family="graphic" style:parent-style-name="objectwithoutfill">
      <style:graphic-properties draw:stroke="dash" draw:stroke-dash="Long_20_dashed" draw:marker-end="" draw:marker-end-width="0.3cm" draw:fill="none" draw:textarea-vertical-align="middle"/>
    </style:style>
    <style:style style:name="gr42" style:family="graphic" style:parent-style-name="standard">
      <style:graphic-properties draw:stroke="none" draw:stroke-dash="Long_20_Dash" svg:stroke-color="#000000" svg:stroke-linecap="butt" draw:fill="gradient" draw:fill-color="#cab8e6" draw:fill-gradient-name="Gradient_20_40" draw:textarea-horizontal-align="justify" draw:textarea-vertical-align="middle" draw:auto-grow-height="false" fo:min-height="1.512cm" fo:min-width="5.417cm"/>
    </style:style>
    <style:style style:name="gr43" style:family="graphic" style:parent-style-name="standard">
      <style:graphic-properties svg:stroke-color="#000000" draw:fill="none" draw:textarea-vertical-align="middle" draw:auto-grow-height="false" fo:min-height="4.968cm" fo:min-width="0cm"/>
    </style:style>
    <style:style style:name="gr44" style:family="graphic" style:parent-style-name="standard">
      <style:graphic-properties draw:stroke="none" svg:stroke-color="#000000" draw:fill="none" draw:fill-color="#ffffff" draw:textarea-horizontal-align="left" draw:auto-grow-height="true" draw:auto-grow-width="true" fo:min-height="0.854cm" fo:min-width="3.418cm"/>
      <style:paragraph-properties style:writing-mode="lr-tb"/>
    </style:style>
    <style:style style:name="gr45" style:family="graphic" style:parent-style-name="standard">
      <style:graphic-properties svg:stroke-color="#000000" draw:fill-color="#ffffcc" draw:textarea-horizontal-align="justify" draw:textarea-vertical-align="middle" draw:auto-grow-height="false" fo:min-height="0.818cm" fo:min-width="2.929cm" fo:wrap-option="no-wrap"/>
      <style:paragraph-properties style:writing-mode="lr-tb"/>
    </style:style>
    <style:style style:name="gr46" style:family="graphic" style:parent-style-name="standard">
      <style:graphic-properties svg:stroke-color="#000000" draw:fill-color="#ffffcc" draw:textarea-horizontal-align="justify" draw:textarea-vertical-align="middle" draw:auto-grow-height="false" fo:min-height="1.342cm" fo:min-width="1.845cm" fo:wrap-option="no-wrap"/>
      <style:paragraph-properties style:writing-mode="lr-tb"/>
    </style:style>
    <style:style style:name="gr47" style:family="graphic" style:parent-style-name="standard">
      <style:graphic-properties draw:stroke="none" draw:stroke-dash="Long_20_Dash" svg:stroke-color="#000000" svg:stroke-linecap="butt" draw:fill="gradient" draw:fill-color="#cab8e6" draw:fill-gradient-name="Gradient_20_40" draw:textarea-horizontal-align="justify" draw:textarea-vertical-align="middle" draw:auto-grow-height="false" fo:min-height="0.563cm" fo:min-width="2.285cm"/>
    </style:style>
    <style:style style:name="gr48" style:family="graphic" style:parent-style-name="objectwithoutfill">
      <style:graphic-properties draw:stroke="dash" draw:stroke-dash="Long_20_Dot" svg:stroke-width="0.018cm" draw:marker-start-width="0.227cm" draw:marker-end-width="0.227cm" svg:stroke-linecap="butt" draw:fill="none" draw:textarea-vertical-align="middle" fo:padding-top="0.134cm" fo:padding-bottom="0.134cm" fo:padding-left="0.259cm" fo:padding-right="0.259cm"/>
    </style:style>
    <style:style style:name="gr49" style:family="graphic" style:parent-style-name="objectwithoutfill">
      <style:graphic-properties draw:stroke="dash" draw:stroke-dash="Long_20_Dot" svg:stroke-width="0.018cm" draw:marker-start-width="0.227cm" draw:marker-end-width="0.227cm" svg:stroke-linecap="butt" draw:fill="gradient" draw:fill-gradient-name="Pastel_20_Bouquet" draw:textarea-vertical-align="middle" fo:padding-top="0.134cm" fo:padding-bottom="0.134cm" fo:padding-left="0.259cm" fo:padding-right="0.259cm"/>
    </style:style>
    <style:style style:name="gr50" style:family="graphic" style:parent-style-name="objectwithoutfill">
      <style:graphic-properties svg:stroke-width="0.102cm" draw:marker-start="Circle" draw:marker-start-width="0.403cm" draw:marker-end="Dimension_20_Lines" draw:marker-end-width="0.303cm" draw:fill="none" draw:textarea-vertical-align="middle" fo:padding-top="0.176cm" fo:padding-bottom="0.176cm" fo:padding-left="0.301cm" fo:padding-right="0.301cm"/>
    </style:style>
    <style:style style:name="gr51" style:family="graphic" style:parent-style-name="objectwithoutfill">
      <style:graphic-properties svg:stroke-width="0.053cm" svg:stroke-color="#ffffff" draw:marker-start-width="0.279cm" draw:marker-end-width="0.279cm" draw:fill="none" draw:textarea-vertical-align="middle" fo:padding-top="0.151cm" fo:padding-bottom="0.151cm" fo:padding-left="0.276cm" fo:padding-right="0.276cm"/>
    </style:style>
    <style:style style:name="gr52" style:family="graphic" style:parent-style-name="objectwithoutfill">
      <style:graphic-properties draw:stroke="solid" svg:stroke-width="0.081cm" svg:stroke-color="#666666" draw:marker-start-width="0.321cm" draw:marker-end-width="0.321cm" svg:stroke-opacity="100%"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1.111cm" fo:min-width="2.661cm"/>
      <style:paragraph-properties style:writing-mode="lr-tb"/>
    </style:style>
    <style:style style:name="gr54" style:family="graphic" style:parent-style-name="standard">
      <style:graphic-properties svg:stroke-color="#000000" draw:fill-color="#ffffff" draw:textarea-horizontal-align="justify" draw:textarea-vertical-align="middle" draw:auto-grow-height="false" fo:min-height="0.51cm" fo:min-width="0.26cm"/>
    </style:style>
    <style:style style:name="gr55" style:family="graphic" style:parent-style-name="standard">
      <style:graphic-properties draw:stroke="dash" draw:stroke-dash="Long_20_dashed" svg:stroke-color="#000000" draw:marker-end="Arrow_20_concave" draw:marker-end-width="0.3cm" draw:textarea-vertical-align="middle"/>
    </style:style>
    <style:style style:name="gr56" style:family="graphic" style:parent-style-name="standard">
      <style:graphic-properties draw:stroke="none" draw:fill="solid" draw:fill-color="#ffcc00" draw:opacity-name="Transparency_20_5" draw:textarea-horizontal-align="justify" draw:textarea-vertical-align="middle" draw:auto-grow-height="false" fo:min-height="0.944cm" fo:min-width="3.038cm"/>
    </style:style>
    <style:style style:name="gr57" style:family="graphic" style:parent-style-name="standard">
      <style:graphic-properties svg:stroke-color="#000000" draw:marker-end="Arrow_20_concave" draw:marker-end-width="0.3cm" draw:textarea-vertical-align="middle"/>
    </style:style>
    <style:style style:name="gr58" style:family="graphic" style:parent-style-name="standard">
      <style:graphic-properties svg:stroke-color="#000000" draw:fill-color="#ffffcc" draw:textarea-horizontal-align="justify" draw:textarea-vertical-align="middle" draw:auto-grow-height="false" fo:min-height="1.228cm" fo:min-width="1.918cm" fo:wrap-option="no-wrap"/>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1.111cm" fo:min-width="2.669cm"/>
      <style:paragraph-properties style:writing-mode="lr-tb"/>
    </style:style>
    <style:style style:name="gr60" style:family="graphic" style:parent-style-name="standard">
      <style:graphic-properties draw:stroke="none" draw:fill="solid" draw:fill-color="#ffcc00" draw:opacity-name="Transparency_20_5" draw:textarea-horizontal-align="justify" draw:textarea-vertical-align="middle" draw:auto-grow-height="false" fo:min-height="0.857cm" fo:min-width="0.625cm"/>
    </style:style>
    <style:style style:name="pr1" style:family="presentation" style:parent-style-name="master1_5f__5f_-title" style:list-style-name="L1">
      <style:graphic-properties fo:min-height="3.477cm"/>
      <style:paragraph-properties style:writing-mode="lr-tb"/>
    </style:style>
    <style:style style:name="pr2" style:family="presentation" style:parent-style-name="master1_5f__5f_-notes">
      <style:graphic-properties draw:fill-color="#ffffff" fo:min-height="14.431cm"/>
      <style:paragraph-properties style:writing-mode="lr-tb"/>
    </style:style>
    <style:style style:name="pr3" style:family="presentation" style:parent-style-name="master-title">
      <style:graphic-properties draw:auto-grow-height="true" fo:min-height="1.741cm"/>
      <style:paragraph-properties style:writing-mode="lr-tb"/>
    </style:style>
    <style:style style:name="pr4" style:family="presentation" style:parent-style-name="master-outline1">
      <style:graphic-properties fo:min-height="1.857cm"/>
      <style:paragraph-properties style:writing-mode="lr-tb"/>
    </style:style>
    <style:style style:name="pr5" style:family="presentation" style:parent-style-name="master-notes">
      <style:graphic-properties draw:fill-color="#ffffff" draw:auto-grow-height="true" fo:min-height="13.364cm"/>
      <style:paragraph-properties style:writing-mode="lr-tb"/>
    </style:style>
    <style:style style:name="pr6" style:family="presentation" style:parent-style-name="template21-title">
      <style:graphic-properties draw:auto-grow-height="true" fo:min-height="1.737cm"/>
      <style:paragraph-properties style:writing-mode="lr-tb"/>
    </style:style>
    <style:style style:name="pr7" style:family="presentation" style:parent-style-name="template21-outline1">
      <style:graphic-properties fo:min-height="14.15cm"/>
      <style:paragraph-properties style:writing-mode="lr-tb"/>
    </style:style>
    <style:style style:name="pr8" style:family="presentation" style:parent-style-name="template21-notes">
      <style:graphic-properties draw:fill-color="#ffffff" draw:auto-grow-height="true" fo:min-height="13.364cm"/>
      <style:paragraph-properties style:writing-mode="lr-tb"/>
    </style:style>
    <style:style style:name="pr9" style:family="presentation" style:parent-style-name="master-title">
      <style:graphic-properties draw:auto-grow-height="true" fo:min-height="1.737cm"/>
      <style:paragraph-properties style:writing-mode="lr-tb"/>
    </style:style>
    <style:style style:name="pr10" style:family="presentation" style:parent-style-name="master-title">
      <style:graphic-properties draw:auto-grow-height="true" fo:min-height="3.481cm"/>
      <style:paragraph-properties style:writing-mode="lr-tb"/>
    </style:style>
    <style:style style:name="pr11" style:family="presentation" style:parent-style-name="master-title">
      <style:graphic-properties fo:min-height="1.741cm"/>
      <style:paragraph-properties style:writing-mode="lr-tb"/>
    </style:style>
    <style:style style:name="pr12" style:family="presentation" style:parent-style-name="master-outline1">
      <style:graphic-properties fo:min-height="14.15cm"/>
      <style:paragraph-properties style:writing-mode="lr-tb"/>
    </style:style>
    <style:style style:name="pr13" style:family="presentation" style:parent-style-name="master-notes">
      <style:graphic-properties draw:fill-color="#ffffff" fo:min-height="13.364cm"/>
      <style:paragraph-properties style:writing-mode="lr-tb"/>
    </style:style>
    <style:style style:name="pr14" style:family="presentation" style:parent-style-name="master-notes">
      <style:graphic-properties draw:fill-color="#ffffff" draw:auto-grow-height="true" fo:min-height="14.321cm"/>
      <style:paragraph-properties style:writing-mode="lr-tb"/>
    </style:style>
    <style:style style:name="pr15" style:family="presentation" style:parent-style-name="master-notes">
      <style:graphic-properties draw:fill-color="#ffffff" draw:auto-grow-height="true" fo:min-height="13.966cm"/>
      <style:paragraph-properties style:writing-mode="lr-tb"/>
    </style:style>
    <style:style style:name="pr16" style:family="presentation" style:parent-style-name="master-notes">
      <style:graphic-properties draw:fill-color="#ffffff" draw:auto-grow-height="true" fo:min-height="14.521cm"/>
      <style:paragraph-properties style:writing-mode="lr-tb"/>
    </style:style>
    <style:style style:name="pr17" style:family="presentation" style:parent-style-name="master-notes">
      <style:graphic-properties draw:fill-color="#ffffff" draw:auto-grow-height="true" fo:min-height="15.076cm"/>
      <style:paragraph-properties style:writing-mode="lr-tb"/>
    </style:style>
    <style:style style:name="pr18" style:family="presentation" style:parent-style-name="master-outline1" style:list-style-name="L5">
      <style:graphic-properties fo:min-height="14.15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ffffff" loext:opacity="100%" style:font-name="Liberation Sans4"/>
    </style:style>
    <style:style style:name="P3" style:family="paragraph">
      <style:paragraph-properties fo:text-align="center" style:writing-mode="lr-tb"/>
      <style:text-properties fo:color="#ffffff" loext:opacity="100%" fo:font-size="36pt" style:font-size-asian="36pt" style:font-size-complex="36pt"/>
    </style:style>
    <style:style style:name="P4" style:family="paragraph">
      <loext:graphic-properties draw:fill-color="#b37509" draw:opacity="100%"/>
      <style:paragraph-properties fo:text-align="center" style:writing-mode="lr-tb"/>
      <style:text-properties fo:color="#ffffff" loext:opacity="100%" fo:font-size="36pt" style:font-size-asian="36pt" style:font-size-complex="36pt"/>
    </style:style>
    <style:style style:name="P5" style:family="paragraph">
      <style:paragraph-properties fo:margin-left="0cm" fo:margin-right="0cm" fo:text-indent="0cm"/>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indent="0cm" style:writing-mode="lr-tb"/>
      <style:text-properties fo:color="#c5000b" loext:opacity="100%" fo:font-size="20pt"/>
    </style:style>
    <style:style style:name="P8" style:family="paragraph">
      <style:paragraph-properties style:writing-mode="lr-tb"/>
    </style:style>
    <style:style style:name="P9" style:family="paragraph">
      <style:paragraph-properties fo:margin-top="0cm" fo:margin-bottom="0.4cm"/>
    </style:style>
    <style:style style:name="P10" style:family="paragraph">
      <style:paragraph-properties style:writing-mode="lr-tb"/>
      <style:text-properties fo:color="#000000" loext:opacity="100%" fo:font-size="28pt" style:font-size-asian="28pt" style:font-size-complex="28pt"/>
    </style:style>
    <style:style style:name="P11" style:family="paragraph">
      <loext:graphic-properties draw:fill-color="#ffffff"/>
      <style:paragraph-properties style:writing-mode="lr-tb"/>
      <style:text-properties fo:font-size="20pt"/>
    </style:style>
    <style:style style:name="P12" style:family="paragraph">
      <style:paragraph-properties style:writing-mode="lr-tb"/>
      <style:text-properties fo:color="#000000" loext:opacity="100%" fo:font-style="normal" style:font-style-asian="normal" style:font-style-complex="normal"/>
    </style:style>
    <style:style style:name="P13" style:family="paragraph">
      <loext:graphic-properties draw:fill-color="#ffffff"/>
      <style:paragraph-properties fo:margin-left="0cm" fo:margin-right="0cm" fo:margin-top="0cm" fo:margin-bottom="0.2cm" fo:text-indent="-0.6cm" style:writing-mode="lr-tb"/>
      <style:text-properties fo:font-size="14pt" style:font-size-asian="14pt" style:font-size-complex="14pt"/>
    </style:style>
    <style:style style:name="P14" style:family="paragraph">
      <style:paragraph-properties fo:margin-top="0cm" fo:margin-bottom="0.2cm"/>
    </style:style>
    <style:style style:name="P15" style:family="paragraph">
      <style:paragraph-properties fo:margin-top="0cm" fo:margin-bottom="0.5cm"/>
    </style:style>
    <style:style style:name="P16" style:family="paragraph">
      <style:paragraph-properties fo:margin-left="0cm" fo:margin-right="0cm" fo:margin-top="0cm" fo:margin-bottom="0.2cm" fo:text-indent="-0.6cm"/>
    </style:style>
    <style:style style:name="P17" style:family="paragraph">
      <loext:graphic-properties draw:fill-color="#ffffff"/>
      <style:paragraph-properties fo:margin-left="0cm" fo:margin-right="0cm" fo:margin-top="0cm" fo:margin-bottom="0.2cm" fo:text-indent="-0.6cm" style:writing-mode="lr-tb"/>
      <style:text-properties fo:font-size="20pt"/>
    </style:style>
    <style:style style:name="P18" style:family="paragraph">
      <loext:graphic-properties draw:fill="solid" draw:fill-color="#eeeeee" draw:fill-hatch-solid="false"/>
      <style:paragraph-properties fo:text-align="center"/>
    </style:style>
    <style:style style:name="P19" style:family="paragraph">
      <loext:graphic-properties draw:fill="hatch" draw:fill-color="#ffe1ff" draw:fill-hatch-name="Hatching_20_6" draw:fill-hatch-solid="true"/>
      <style:paragraph-properties fo:text-align="center"/>
    </style:style>
    <style:style style:name="P20" style:family="paragraph">
      <style:paragraph-properties style:writing-mode="lr-tb"/>
      <style:text-properties fo:color="#000000" loext:opacity="100%" fo:font-size="22pt" style:font-size-asian="22pt" style:font-size-complex="22pt"/>
    </style:style>
    <style:style style:name="P21" style:family="paragraph">
      <loext:graphic-properties draw:fill="none" draw:fill-color="#ffffff"/>
      <style:paragraph-properties fo:text-align="start" style:writing-mode="lr-tb"/>
      <style:text-properties fo:color="#666666" loext:opacity="100%" fo:font-size="18pt" fo:font-weight="bold" style:font-size-asian="18pt" style:font-weight-asian="bold" style:font-size-complex="18pt" style:font-weight-complex="bold"/>
    </style:style>
    <style:style style:name="P22" style:family="paragraph">
      <loext:graphic-properties draw:fill-color="#ffffff"/>
      <style:paragraph-properties fo:text-align="center"/>
    </style:style>
    <style:style style:name="P23" style:family="paragraph">
      <loext:graphic-properties draw:fill="solid" draw:fill-color="#000000"/>
      <style:paragraph-properties fo:text-align="center"/>
    </style:style>
    <style:style style:name="P24" style:family="paragraph">
      <loext:graphic-properties draw:fill-color="#eeeeee"/>
      <style:paragraph-properties fo:text-align="center"/>
    </style:style>
    <style:style style:name="P25" style:family="paragraph">
      <style:paragraph-properties fo:text-align="end" style:writing-mode="lr-tb"/>
      <style:text-properties fo:font-size="14pt" style:font-size-asian="14pt" style:font-size-complex="14pt"/>
    </style:style>
    <style:style style:name="P26" style:family="paragraph">
      <loext:graphic-properties draw:fill="hatch" draw:fill-color="#ffe1ff" draw:fill-hatch-name="Hatching_20_6" draw:fill-hatch-solid="true"/>
      <style:paragraph-properties fo:text-align="end" style:writing-mode="lr-tb"/>
      <style:text-properties fo:font-size="14pt" style:font-size-asian="14pt" style:font-size-complex="14pt"/>
    </style:style>
    <style:style style:name="P27" style:family="paragraph">
      <loext:graphic-properties draw:fill-color="#eeeeee"/>
      <style:paragraph-properties fo:text-align="end" style:writing-mode="lr-tb"/>
      <style:text-properties fo:font-size="14pt" style:font-size-asian="14pt" style:font-size-complex="14pt"/>
    </style:style>
    <style:style style:name="P28" style:family="paragraph">
      <loext:graphic-properties draw:fill="solid" draw:fill-color="#000000"/>
      <style:paragraph-properties fo:text-align="center"/>
      <style:text-properties fo:font-size="80pt" style:font-size-asian="80pt" style:font-size-complex="80pt"/>
    </style:style>
    <style:style style:name="P29" style:family="paragraph">
      <style:paragraph-properties fo:margin-top="0cm" fo:margin-bottom="0.2cm">
        <style:tab-stops>
          <style:tab-stop style:position="9.688cm"/>
        </style:tab-stops>
      </style:paragraph-properties>
    </style:style>
    <style:style style:name="P30" style:family="paragraph">
      <style:paragraph-properties fo:text-align="center" style:writing-mode="lr-tb"/>
      <style:text-properties fo:font-size="12pt" style:font-size-asian="12pt" style:font-size-complex="12pt"/>
    </style:style>
    <style:style style:name="P31" style:family="paragraph">
      <loext:graphic-properties draw:fill-color="#ffffcc"/>
      <style:paragraph-properties fo:text-align="center" style:writing-mode="lr-tb"/>
      <style:text-properties fo:font-size="12pt" style:font-size-asian="12pt" style:font-size-complex="12pt"/>
    </style:style>
    <style:style style:name="P32" style:family="paragraph">
      <loext:graphic-properties draw:fill="solid" draw:fill-color="#f0e6ff" draw:fill-hatch-solid="true"/>
      <style:paragraph-properties fo:text-align="center"/>
    </style:style>
    <style:style style:name="P33" style:family="paragraph">
      <loext:graphic-properties draw:fill="none" draw:fill-color="#ffffff"/>
      <style:paragraph-properties style:writing-mode="lr-tb"/>
      <style:text-properties fo:font-size="14pt" style:font-size-asian="14pt" style:font-size-complex="14pt"/>
    </style:style>
    <style:style style:name="P34" style:family="paragraph">
      <loext:graphic-properties draw:fill="hatch" draw:fill-color="#ffe1ff" draw:fill-hatch-name="Hatching_20_5" draw:fill-hatch-solid="true"/>
      <style:paragraph-properties fo:text-align="center"/>
      <style:text-properties fo:font-size="14pt" style:font-size-asian="14pt" style:font-size-complex="14pt"/>
    </style:style>
    <style:style style:name="P35" style:family="paragraph">
      <loext:graphic-properties draw:fill="hatch" draw:fill-color="#ffe1ff" draw:fill-hatch-name="Hatching_20_7" draw:fill-hatch-solid="true"/>
      <style:paragraph-properties fo:text-align="center"/>
    </style:style>
    <style:style style:name="P36" style:family="paragraph">
      <loext:graphic-properties draw:fill="solid" draw:fill-color="#f0e6ff" draw:fill-hatch-solid="true"/>
      <style:paragraph-properties fo:text-align="center"/>
      <style:text-properties fo:font-size="14pt" style:font-size-asian="14pt" style:font-size-complex="14pt"/>
    </style:style>
    <style:style style:name="P37" style:family="paragraph">
      <style:paragraph-properties fo:text-align="center"/>
    </style:style>
    <style:style style:name="P38" style:family="paragraph">
      <loext:graphic-properties draw:fill="none"/>
      <style:paragraph-properties fo:text-align="start" style:writing-mode="lr-tb"/>
      <style:text-properties style:font-name="Liberation Mono" fo:font-size="18pt"/>
    </style:style>
    <style:style style:name="P39" style:family="paragraph">
      <style:paragraph-properties style:writing-mode="lr-tb"/>
      <style:text-properties fo:color="#000000" loext:opacity="100%"/>
    </style:style>
    <style:style style:name="P40" style:family="paragraph">
      <style:paragraph-properties fo:margin-left="0cm" fo:margin-right="0cm" fo:margin-top="0cm" fo:margin-bottom="0.2cm" fo:text-indent="0cm">
        <style:tab-stops/>
      </style:paragraph-properties>
    </style:style>
    <style:style style:name="P41" style:family="paragraph">
      <style:paragraph-properties fo:margin-left="0cm" fo:margin-right="0cm" fo:margin-top="0cm" fo:margin-bottom="0.2cm" fo:text-indent="0cm">
        <style:tab-stops>
          <style:tab-stop style:position="0cm"/>
        </style:tab-stops>
      </style:paragraph-properties>
    </style:style>
    <style:style style:name="P42" style:family="paragraph">
      <loext:graphic-properties draw:fill="none"/>
      <style:paragraph-properties fo:text-align="center"/>
    </style:style>
    <style:style style:name="P43" style:family="paragraph">
      <loext:graphic-properties draw:fill="none" draw:fill-color="#ffffff"/>
      <style:paragraph-properties style:writing-mode="lr-tb"/>
      <style:text-properties fo:font-size="16pt" style:font-size-asian="16pt" style:font-size-complex="16pt"/>
    </style:style>
    <style:style style:name="P44" style:family="paragraph">
      <loext:graphic-properties draw:fill="none" draw:fill-color="#ffffff"/>
      <style:paragraph-properties fo:text-align="center" style:writing-mode="lr-tb"/>
      <style:text-properties fo:font-size="14pt" style:font-size-asian="14pt" style:font-size-complex="14pt"/>
    </style:style>
    <style:style style:name="P45" style:family="paragraph">
      <loext:graphic-properties draw:fill="none" draw:fill-color="#ffffff"/>
      <style:paragraph-properties fo:text-align="start" style:writing-mode="lr-tb"/>
      <style:text-properties fo:font-size="14pt" style:font-size-asian="14pt" style:font-size-complex="14pt"/>
    </style:style>
    <style:style style:name="P46" style:family="paragraph">
      <loext:graphic-properties draw:fill-color="#ffffff"/>
      <style:paragraph-properties fo:margin-left="0cm" fo:margin-right="0cm" fo:margin-top="0cm" fo:margin-bottom="0.2cm" fo:text-indent="-0.6cm" style:writing-mode="lr-tb"/>
      <style:text-properties fo:color="#000000" loext:opacity="100%" fo:font-size="20pt"/>
    </style:style>
    <style:style style:name="P47" style:family="paragraph">
      <style:paragraph-properties fo:margin-top="0cm" fo:margin-bottom="0.4cm">
        <style:tab-stops>
          <style:tab-stop style:position="9.688cm"/>
        </style:tab-stops>
      </style:paragraph-properties>
    </style:style>
    <style:style style:name="P48" style:family="paragraph">
      <style:paragraph-properties fo:margin-top="0cm" fo:margin-bottom="0.2cm">
        <style:tab-stops>
          <style:tab-stop style:position="6.489cm"/>
        </style:tab-stops>
      </style:paragraph-properties>
    </style:style>
    <style:style style:name="P49" style:family="paragraph">
      <style:paragraph-properties>
        <style:tab-stops>
          <style:tab-stop style:position="6.489cm"/>
        </style:tab-stops>
      </style:paragraph-properties>
    </style:style>
    <style:style style:name="P50" style:family="paragraph">
      <style:paragraph-properties fo:margin-top="0cm" fo:margin-bottom="0.2cm" style:writing-mode="lr-tb">
        <style:tab-stops>
          <style:tab-stop style:position="9.688cm"/>
        </style:tab-stops>
      </style:paragraph-properties>
      <style:text-properties fo:color="#000000" loext:opacity="100%" fo:font-size="28pt" style:font-size-asian="28pt" style:font-size-complex="28pt"/>
    </style:style>
    <style:style style:name="P51" style:family="paragraph">
      <loext:graphic-properties draw:fill="gradient" draw:fill-color="#cab8e6" draw:fill-gradient-name="Gradient_20_40"/>
      <style:paragraph-properties fo:text-align="center"/>
    </style:style>
    <style:style style:name="P52" style:family="paragraph">
      <loext:graphic-properties draw:fill="none" draw:fill-color="#ffffff"/>
      <style:paragraph-properties style:writing-mode="lr-tb"/>
      <style:text-properties fo:font-size="14pt" fo:font-style="italic" style:font-size-asian="14pt" style:font-style-asian="italic" style:font-size-complex="14pt" style:font-style-complex="italic"/>
    </style:style>
    <style:style style:name="P53" style:family="paragraph">
      <style:paragraph-properties fo:text-align="center" style:writing-mode="lr-tb"/>
      <style:text-properties fo:font-size="28pt" style:font-size-asian="28pt" style:font-size-complex="28pt"/>
    </style:style>
    <style:style style:name="P54" style:family="paragraph">
      <loext:graphic-properties draw:fill-color="#ffffcc"/>
      <style:paragraph-properties fo:text-align="center" style:writing-mode="lr-tb"/>
      <style:text-properties fo:font-size="28pt" style:font-size-asian="28pt" style:font-size-complex="28pt"/>
    </style:style>
    <style:style style:name="P55" style:family="paragraph">
      <loext:graphic-properties draw:fill="gradient" draw:fill-gradient-name="Pastel_20_Bouquet"/>
      <style:paragraph-properties fo:text-align="center"/>
    </style:style>
    <style:style style:name="P56" style:family="paragraph">
      <style:paragraph-properties fo:margin-left="0cm" fo:margin-right="0cm" fo:margin-top="0.2cm" fo:margin-bottom="0.4cm" fo:text-indent="0cm"/>
    </style:style>
    <style:style style:name="P57" style:family="paragraph">
      <style:paragraph-properties fo:margin-left="0cm" fo:margin-right="0cm" fo:margin-top="0.2cm" fo:margin-bottom="0.2cm" fo:text-indent="0cm"/>
    </style:style>
    <style:style style:name="P58" style:family="paragraph">
      <style:paragraph-properties fo:margin-left="0cm" fo:margin-right="0cm" fo:margin-top="0cm" fo:margin-bottom="0.7cm" fo:text-indent="0cm"/>
    </style:style>
    <style:style style:name="P59" style:family="paragraph">
      <style:paragraph-properties fo:margin-left="0cm" fo:margin-right="0cm" fo:margin-top="0.25cm" fo:margin-bottom="0.4cm" fo:text-indent="0cm"/>
    </style:style>
    <style:style style:name="P60" style:family="paragraph">
      <style:paragraph-properties fo:margin-left="0cm" fo:margin-right="0cm" fo:margin-top="0cm" fo:margin-bottom="0.2cm" fo:text-indent="0cm">
        <style:tab-stops>
          <style:tab-stop style:position="6.513cm"/>
          <style:tab-stop style:position="9.913cm"/>
          <style:tab-stop style:position="16.087cm"/>
        </style:tab-stops>
      </style:paragraph-properties>
    </style:style>
    <style:style style:name="P61" style:family="paragraph">
      <style:paragraph-properties fo:text-align="end"/>
    </style:style>
    <style:style style:name="P62" style:family="paragraph">
      <loext:graphic-properties draw:fill-color="#ffffff"/>
      <style:paragraph-properties fo:text-align="center"/>
      <style:text-properties fo:font-size="12pt" style:font-size-asian="12pt" style:font-size-complex="12pt"/>
    </style:style>
    <style:style style:name="P63" style:family="paragraph">
      <loext:graphic-properties draw:fill="solid" draw:fill-color="#ffcc00" draw:opacity-name="Transparency_20_5"/>
      <style:paragraph-properties fo:text-align="center"/>
    </style:style>
    <style:style style:name="P64" style:family="paragraph">
      <style:paragraph-properties fo:margin-top="0cm" fo:margin-bottom="0cm"/>
    </style:style>
    <style:style style:name="P65" style:family="paragraph">
      <style:paragraph-properties fo:margin-top="0cm" fo:margin-bottom="0.7cm"/>
    </style:style>
    <style:style style:name="P66" style:family="paragraph">
      <style:paragraph-properties fo:margin-top="0cm" fo:margin-bottom="0.2cm">
        <style:tab-stops>
          <style:tab-stop style:position="9.984cm"/>
        </style:tab-stops>
      </style:paragraph-properties>
    </style:style>
    <style:style style:name="P67" style:family="paragraph">
      <style:paragraph-properties>
        <style:tab-stops>
          <style:tab-stop style:position="9.984cm"/>
        </style:tab-stops>
      </style:paragraph-properties>
    </style:style>
    <style:style style:name="P68" style:family="paragraph">
      <style:paragraph-properties fo:margin-left="0cm" fo:margin-right="0cm" fo:margin-top="0cm" fo:margin-bottom="0.4cm" fo:text-indent="0cm"/>
    </style:style>
    <style:style style:name="P69" style:family="paragraph">
      <style:paragraph-properties fo:margin-left="0cm" fo:margin-right="0cm" fo:text-indent="0cm">
        <style:tab-stops>
          <style:tab-stop style:position="15.02cm"/>
        </style:tab-stops>
      </style:paragraph-properties>
    </style:style>
    <style:style style:name="P70" style:family="paragraph">
      <style:paragraph-properties fo:margin-left="0cm" fo:margin-right="0cm" fo:margin-top="0.1cm" fo:margin-bottom="0.7cm" fo:text-indent="0cm">
        <style:tab-stops>
          <style:tab-stop style:position="15.02cm"/>
        </style:tab-stops>
      </style:paragraph-properties>
    </style:style>
    <style:style style:name="P71" style:family="paragraph">
      <style:paragraph-properties fo:margin-left="0cm" fo:margin-right="0cm" fo:margin-top="0cm" fo:margin-bottom="0.4cm" fo:text-indent="0cm">
        <style:tab-stops>
          <style:tab-stop style:position="15.02cm"/>
        </style:tab-stops>
      </style:paragraph-properties>
    </style:style>
    <style:style style:name="P72" style:family="paragraph">
      <style:paragraph-properties fo:margin-left="0cm" fo:margin-right="0cm" fo:margin-top="0cm" fo:margin-bottom="0.2cm" fo:text-indent="-0.6cm" style:writing-mode="lr-tb"/>
    </style:style>
    <style:style style:name="P73" style:family="paragraph">
      <loext:graphic-properties draw:fill-color="#ffffff"/>
      <style:paragraph-properties style:writing-mode="lr-tb"/>
    </style:style>
    <style:style style:name="P74" style:family="paragraph">
      <style:paragraph-properties fo:margin-top="0cm" fo:margin-bottom="0.3cm"/>
    </style:style>
    <style:style style:name="P75" style:family="paragraph">
      <style:paragraph-properties fo:margin-top="0cm" fo:margin-bottom="0.2cm" style:writing-mode="lr-tb"/>
      <style:text-properties fo:color="#000000" loext:opacity="100%" fo:font-size="26pt" style:font-size-asian="26pt" style:font-size-complex="26pt"/>
    </style:style>
    <style:style style:name="P76" style:family="paragraph">
      <loext:graphic-properties draw:fill-color="#ffffff"/>
      <style:paragraph-properties fo:margin-left="0cm" fo:margin-right="0cm" fo:margin-top="0cm" fo:margin-bottom="0.2cm" fo:text-indent="-0.6cm" style:writing-mode="lr-tb"/>
      <style:text-properties fo:color="#c5000b" loext:opacity="100%" style:font-name="Liberation Sans4" fo:font-size="14pt" style:font-size-asian="14pt" style:font-size-complex="14pt"/>
    </style:style>
    <style:style style:name="T1" style:family="text">
      <style:text-properties fo:color="#ffffff" loext:opacity="100%" style:font-name="Liberation Sans4" fo:font-size="32pt" fo:language="ru" fo:country="RU" style:font-size-asian="32pt" style:font-size-complex="32pt"/>
    </style:style>
    <style:style style:name="T2" style:family="text">
      <style:text-properties fo:color="#ffffff" loext:opacity="100%" style:font-name="Liberation Sans4" fo:language="ru" fo:country="RU"/>
    </style:style>
    <style:style style:name="T3" style:family="text">
      <style:text-properties fo:color="#ffffff" loext:opacity="100%" fo:font-size="36pt" fo:font-weight="bold" style:font-size-asian="36pt" style:font-weight-asian="bold" style:font-size-complex="36pt" style:font-weight-complex="bold"/>
    </style:style>
    <style:style style:name="T4" style:family="text">
      <style:text-properties fo:color="#000000" loext:opacity="100%" fo:font-size="14pt" fo:language="ru" fo:country="RU" fo:font-weight="bold" style:font-size-asian="14pt" style:font-weight-asian="bold" style:font-size-complex="14pt" style:font-weight-complex="bold"/>
    </style:style>
    <style:style style:name="T5" style:family="text">
      <style:text-properties style:font-name="Liberation Sans1" fo:font-size="14pt" fo:language="ru" fo:country="RU" style:font-name-asian="Liberation Sans1" style:font-size-asian="14pt" style:font-name-complex="Liberation Sans1" style:font-size-complex="14pt"/>
    </style:style>
    <style:style style:name="T6" style:family="text">
      <style:text-properties fo:font-size="14pt" fo:language="ru" fo:country="RU" style:font-size-asian="14pt" style:font-size-complex="14pt"/>
    </style:style>
    <style:style style:name="T7" style:family="text">
      <style:text-properties style:font-name="Liberation Sans3" fo:font-size="14pt" fo:language="ru" fo:country="RU" style:font-name-asian="Liberation Sans3" style:font-size-asian="14pt" style:font-name-complex="Liberation Sans3" style:font-size-complex="14pt"/>
    </style:style>
    <style:style style:name="T8" style:family="text">
      <style:text-properties fo:font-size="14pt" fo:language="ru" fo:country="RU" fo:font-weight="bold" style:font-size-asian="14pt" style:font-weight-asian="bold" style:font-size-complex="14pt"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fo:language="ru" fo:country="RU"/>
    </style:style>
    <style:style style:name="T11" style:family="text">
      <style:text-properties fo:color="#000000" loext:opacity="100%" fo:font-size="28pt" fo:language="ru" fo:country="RU" style:font-size-asian="28pt" style:font-size-complex="28pt"/>
    </style:style>
    <style:style style:name="T12" style:family="text">
      <style:text-properties fo:color="#000000" loext:opacity="100%" fo:font-size="26pt" fo:font-style="normal" style:font-size-asian="26pt" style:font-style-asian="normal" style:font-size-complex="26pt" style:font-style-complex="normal"/>
    </style:style>
    <style:style style:name="T13" style:family="text">
      <style:text-properties fo:color="#000000" loext:opacity="100%" fo:font-size="22pt" fo:language="ru" fo:country="RU" style:font-size-asian="22pt" style:font-size-complex="22pt"/>
    </style:style>
    <style:style style:name="T14" style:family="text">
      <style:text-properties fo:color="#000000" loext:opacity="100%" fo:font-size="28pt" fo:language="ru" fo:country="RU" fo:font-style="normal" style:font-size-asian="28pt" style:font-style-asian="normal" style:font-size-complex="28pt" style:font-style-complex="normal"/>
    </style:style>
    <style:style style:name="T15" style:family="text">
      <style:text-properties fo:font-size="22pt" style:font-size-asian="22pt" style:font-size-complex="22pt"/>
    </style:style>
    <style:style style:name="T16" style:family="text">
      <style:text-properties fo:font-size="14pt" fo:language="ru" fo:country="RU" fo:font-style="italic" style:font-size-asian="14pt" style:font-style-asian="italic" style:font-size-complex="14pt" style:font-style-complex="italic"/>
    </style:style>
    <style:style style:name="T17"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normal" fo:text-shadow="none" style:text-underline-style="none" fo:font-weight="normal" style:letter-kerning="true" style:font-name-asian="Droid Sans Fallback1"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normal" fo:text-shadow="none" style:text-underline-style="none" fo:font-weight="bold" style:letter-kerning="true" style:font-name-asian="Droid Sans Fallback1"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19" style:family="text">
      <style:text-properties fo:font-size="14pt" fo:language="ru" fo:country="RU" fo:font-weight="normal" style:font-size-asian="14pt" style:font-size-complex="14pt"/>
    </style:style>
    <style:style style:name="T20" style:family="text">
      <style:text-properties fo:font-size="18pt" style:font-size-asian="18pt" style:font-size-complex="18pt"/>
    </style:style>
    <style:style style:name="T21" style:family="text">
      <style:text-properties fo:font-size="14pt" style:font-size-asian="14pt" style:font-size-complex="14pt"/>
    </style:style>
    <style:style style:name="T22" style:family="text">
      <style:text-properties fo:color="#000000" loext:opacity="100%" fo:font-size="22pt" fo:language="ru" fo:country="RU" fo:font-style="italic" style:font-size-asian="22pt" style:font-style-asian="italic" style:font-size-complex="22pt" style:font-style-complex="italic"/>
    </style:style>
    <style:style style:name="T23" style:family="text">
      <style:text-properties style:font-name="Liberation Sans1" fo:font-size="12pt" style:font-name-asian="Liberation Sans1" style:font-size-asian="12pt" style:font-name-complex="Liberation Sans1" style:font-size-complex="12pt"/>
    </style:style>
    <style:style style:name="T24" style:family="text">
      <style:text-properties style:font-name="Liberation Mono" fo:font-size="18pt"/>
    </style:style>
    <style:style style:name="T25" style:family="text">
      <style:text-properties fo:color="#000000" loext:opacity="100%" fo:language="ru" fo:country="RU"/>
    </style:style>
    <style:style style:name="T26" style:family="text">
      <style:text-properties fo:color="#000000" loext:opacity="100%" style:text-position="sub 58%" fo:font-size="22pt" fo:language="ru" fo:country="RU" style:font-size-asian="22pt" style:font-size-complex="22pt"/>
    </style:style>
    <style:style style:name="T27" style:family="text">
      <style:text-properties fo:color="#000000" loext:opacity="100%" style:font-name="Liberation Serif1" fo:font-size="22pt" fo:language="ru" fo:country="RU" style:font-size-asian="22pt" style:font-size-complex="22pt"/>
    </style:style>
    <style:style style:name="T28" style:family="text">
      <style:text-properties fo:color="#000000" loext:opacity="100%" style:text-position="sub 58%" style:font-name="Liberation Serif1" fo:font-size="22pt" fo:language="ru" fo:country="RU" style:font-size-asian="22pt" style:font-size-complex="22pt"/>
    </style:style>
    <style:style style:name="T29" style:family="text">
      <style:text-properties fo:color="#000000" loext:opacity="100%" style:text-position="sub 58%" style:font-name="Liberation Serif1" fo:font-size="10pt" fo:language="ru" fo:country="RU" style:font-size-asian="10pt" style:font-size-complex="10pt"/>
    </style:style>
    <style:style style:name="T30" style:family="text">
      <style:text-properties fo:color="#000000" loext:opacity="100%" style:text-position="0% 100%" style:font-name="Liberation Serif1" fo:font-size="22pt" fo:language="ru" fo:country="RU" style:font-size-asian="22pt" style:font-size-complex="22pt"/>
    </style:style>
    <style:style style:name="T31" style:family="text">
      <style:text-properties fo:font-size="16pt" fo:language="ru" fo:country="RU" style:font-size-asian="16pt" style:font-size-complex="16pt"/>
    </style:style>
    <style:style style:name="T32" style:family="text">
      <style:text-properties fo:color="#000000" loext:opacity="100%" fo:font-size="14pt" fo:language="ru" fo:country="RU" style:font-size-asian="14pt" style:font-size-complex="14pt"/>
    </style:style>
    <style:style style:name="T33" style:family="text">
      <style:text-properties fo:font-variant="normal" fo:text-transform="none" fo:color="#000000" loext:opacity="100%" style:text-outline="false" style:text-line-through-style="none" style:text-line-through-type="none" style:font-name="Liberation Sans" fo:font-size="14pt" fo:language="ru" fo:country="RU" fo:font-style="normal" fo:text-shadow="none" style:text-underline-style="none" fo:font-weight="normal" style:letter-kerning="true" style:font-name-asian="Droid Sans Fallback1"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loext:opacity="100%" style:text-outline="false" style:text-line-through-style="none" style:text-line-through-type="none" style:font-name="Liberation Sans" fo:font-size="14pt" fo:language="ru" fo:country="RU" fo:font-style="normal" fo:text-shadow="none" style:text-underline-style="none" fo:font-weight="normal" style:letter-kerning="true" style:font-name-asian="Droid Sans Fallback1" style:font-size-asian="22pt" style:font-style-asian="normal" style:font-weight-asian="normal" style:font-name-complex="FreeSans2" style:font-size-complex="22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000000" loext:opacity="100%" style:text-outline="false" style:text-line-through-style="none" style:text-line-through-type="none" style:text-position="sub 58%" style:font-name="Liberation Sans" fo:font-size="14pt" fo:language="ru" fo:country="RU" fo:font-style="normal" fo:text-shadow="none" style:text-underline-style="none" fo:font-weight="normal" style:letter-kerning="true" style:font-name-asian="Droid Sans Fallback1" style:font-size-asian="22pt" style:font-style-asian="normal" style:font-weight-asian="normal" style:font-name-complex="FreeSans2" style:font-size-complex="22pt" style:font-style-complex="normal" style:font-weight-complex="normal" style:text-emphasize="none" style:font-relief="none" style:text-overline-style="none" style:text-overline-color="font-color"/>
    </style:style>
    <style:style style:name="T36" style:family="text">
      <style:text-properties style:font-name="Liberation Sans1" fo:font-size="28pt" fo:language="ru" fo:country="RU" style:font-name-asian="Liberation Sans1" style:font-size-asian="28pt" style:font-name-complex="Liberation Sans1" style:font-size-complex="28pt"/>
    </style:style>
    <style:style style:name="T37" style:family="text">
      <style:text-properties fo:font-variant="normal" fo:text-transform="none" fo:color="#000000" loext:opacity="100%" style:text-outline="false" style:text-line-through-style="none" style:text-line-through-type="none" style:font-name="Liberation Serif1" fo:font-size="28pt" fo:language="ru" fo:country="RU" fo:font-style="normal" fo:text-shadow="none" style:text-underline-style="none" fo:font-weight="normal" style:letter-kerning="true" style:font-name-asian="Droid Sans Fallback1" style:font-size-asian="28pt" style:font-style-asian="normal" style:font-weight-asian="normal" style:font-name-complex="FreeSans2" style:font-size-complex="28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0000" loext:opacity="100%" style:text-outline="false" style:text-line-through-style="none" style:text-line-through-type="none" style:font-name="Liberation Serif1" fo:font-size="22pt" fo:language="ru" fo:country="RU" fo:font-style="normal" fo:text-shadow="none" style:text-underline-style="none" fo:font-weight="normal" style:letter-kerning="true" style:font-name-asian="Droid Sans Fallback1" style:font-size-asian="22pt" style:font-style-asian="normal" style:font-weight-asian="normal" style:font-name-complex="FreeSans2" style:font-size-complex="22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0000" loext:opacity="100%" style:text-outline="false" style:text-line-through-style="none" style:text-line-through-type="none" style:font-name="Liberation Serif1" fo:font-size="22pt" fo:language="ru" fo:country="RU" fo:font-style="italic" fo:text-shadow="none" style:text-underline-style="none" fo:font-weight="normal" style:letter-kerning="true" style:font-name-asian="Droid Sans Fallback1" style:font-size-asian="22pt" style:font-style-asian="italic" style:font-weight-asian="normal" style:font-name-complex="FreeSans2" style:font-size-complex="22pt" style:font-style-complex="italic"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Liberation Serif1" fo:font-size="22pt" fo:language="ru" fo:country="RU" fo:font-style="normal" fo:text-shadow="none" style:text-underline-style="none" fo:font-weight="normal" style:letter-kerning="true" style:font-name-asian="Droid Sans Fallback1" style:font-size-asian="22pt" style:font-style-asian="normal" style:font-weight-asian="normal" style:font-name-complex="FreeSans2" style:font-size-complex="22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font-name="Liberation Serif1" fo:font-size="22pt" fo:language="ru" fo:country="RU" fo:font-style="italic" fo:text-shadow="none" style:text-underline-style="none" fo:font-weight="normal" style:letter-kerning="true" style:font-name-asian="Droid Sans Fallback1" style:font-size-asian="22pt" style:font-style-asian="italic" style:font-weight-asian="normal" style:font-name-complex="FreeSans2" style:font-size-complex="22pt" style:font-style-complex="italic" style:font-weight-complex="normal" style:text-emphasize="none" style:font-relief="none" style:text-overline-style="none" style:text-overline-color="font-color"/>
    </style:style>
    <style:style style:name="T42" style:family="text">
      <style:text-properties fo:font-variant="normal" fo:text-transform="none" style:use-window-font-color="true" loext:opacity="0%" style:text-outline="false" style:text-line-through-style="none" style:text-line-through-type="none" style:font-name="Liberation Serif1" fo:font-size="24pt" fo:language="ru" fo:country="RU" fo:font-style="normal" fo:text-shadow="none" style:text-underline-style="none" fo:font-weight="normal" style:letter-kerning="true" style:font-name-asian="Droid Sans Fallback1" style:font-size-asian="24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T43" style:family="text">
      <style:text-properties fo:font-size="14pt" fo:language="ru" fo:country="RU" fo:font-style="normal" style:font-size-asian="14pt" style:font-style-asian="normal" style:font-size-complex="14pt" style:font-style-complex="normal"/>
    </style:style>
    <style:style style:name="T44"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italic" fo:text-shadow="none" style:text-underline-style="none" fo:font-weight="normal" style:letter-kerning="true" style:font-name-asian="Droid Sans Fallback1" style:font-size-asian="14pt" style:font-style-asian="italic" style:font-weight-asian="normal" style:font-name-complex="FreeSans2" style:font-size-complex="14pt" style:font-style-complex="italic" style:font-weight-complex="normal" style:text-emphasize="none" style:font-relief="none" style:text-overline-style="none" style:text-overline-color="font-color"/>
    </style:style>
    <style:style style:name="T45" style:family="text">
      <style:text-properties fo:color="#000000" loext:opacity="100%" fo:font-size="14pt" fo:language="ru" fo:country="RU" style:text-underline-style="solid" style:text-underline-width="auto" style:text-underline-color="font-color" style:font-size-asian="14pt" style:font-size-complex="14pt"/>
    </style:style>
    <style:style style:name="T46" style:family="text">
      <style:text-properties fo:color="#000000" loext:opacity="100%" fo:font-size="22pt" fo:language="ru" fo:country="RU" fo:font-style="normal" style:font-size-asian="22pt" style:font-style-asian="normal" style:font-size-complex="22pt" style:font-style-complex="normal"/>
    </style:style>
    <style:style style:name="T47" style:family="text">
      <style:text-properties fo:color="#000000" loext:opacity="100%" style:font-name="Liberation Serif7" fo:font-size="22pt" fo:language="ru" fo:country="RU" fo:font-style="normal" style:font-name-asian="Liberation Serif7" style:font-size-asian="22pt" style:font-style-asian="normal" style:font-name-complex="Liberation Serif7" style:font-size-complex="22pt" style:font-style-complex="normal"/>
    </style:style>
    <style:style style:name="T48" style:family="text">
      <style:text-properties fo:color="#000000" loext:opacity="100%" style:font-name="Liberation Serif7" fo:font-size="22pt" fo:language="ru" fo:country="RU" fo:font-style="italic" style:font-name-asian="Liberation Serif7" style:font-size-asian="22pt" style:font-style-asian="italic" style:font-name-complex="Liberation Serif7" style:font-size-complex="22pt" style:font-style-complex="italic"/>
    </style:style>
    <style:style style:name="T49" style:family="text">
      <style:text-properties fo:color="#000000" loext:opacity="100%" style:font-name="PT Sans1" fo:font-size="22pt" fo:language="ru" fo:country="RU" fo:font-style="italic" style:font-name-asian="PT Sans1" style:font-size-asian="22pt" style:font-style-asian="italic" style:font-name-complex="PT Sans1" style:font-size-complex="22pt" style:font-style-complex="italic"/>
    </style:style>
    <style:style style:name="T50" style:family="text">
      <style:text-properties fo:font-variant="normal" fo:text-transform="none" style:use-window-font-color="true" loext:opacity="0%" style:text-outline="false" style:text-line-through-style="none" style:text-line-through-type="none" style:font-name="Liberation Sans" fo:font-size="14pt" fo:language="ru" fo:country="RU" fo:text-shadow="none" style:text-underline-style="none" fo:font-weight="normal" style:letter-kerning="true" style:font-name-asian="Droid Sans Fallback1"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italic" fo:text-shadow="none" style:text-underline-style="none" fo:font-weight="normal" style:letter-kerning="true" style:font-name-asian="Droid Sans Fallback1"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52" style:family="text">
      <style:text-properties fo:font-style="italic" fo:font-weight="normal"/>
    </style:style>
    <style:style style:name="T53" style:family="text">
      <style:text-properties fo:font-style="normal" fo:font-weight="normal"/>
    </style:style>
    <style:style style:name="T54" style:family="text">
      <style:text-properties fo:color="#000000" loext:opacity="100%" fo:font-size="26pt" fo:language="ru" fo:country="RU" style:font-size-asian="26pt" style:font-size-complex="26pt"/>
    </style:style>
    <style:style style:name="T55" style:family="text">
      <style:text-properties fo:color="#000000" loext:opacity="100%" fo:font-size="26pt" fo:language="ru" fo:country="RU" fo:font-style="italic" style:font-size-asian="26pt" style:font-style-asian="italic" style:font-size-complex="2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5">
      <text:list-level-style-number text:level="1" style:num-suffix="." style:num-format="1">
        <style:list-level-properties text:min-label-width="1.5cm"/>
        <style:text-properties style:use-window-font-color="true" fo:font-size="100%"/>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1.5cm"/>
        <style:text-properties fo:color="#000000" fo:font-size="100%"/>
      </text:list-level-style-number>
      <text:list-level-style-number text:level="2" style:num-format="">
        <style:list-level-properties text:space-before="0.6cm" text:min-label-width="0.9cm"/>
        <style:text-properties fo:color="#000000" fo:font-size="75%"/>
      </text:list-level-style-number>
      <text:list-level-style-number text:level="3" style:num-format="">
        <style:list-level-properties text:space-before="2cm" text:min-label-width="0.8cm"/>
        <style:text-properties fo:color="#000000" fo:font-size="45%"/>
      </text:list-level-style-number>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page1" draw:style-name="dp1" draw:master-page-name="master1_5f__5f_" presentation:presentation-page-layout-name="AL1T1">
        <office:forms form:automatic-focus="false" form:apply-design-mode="false"/>
        <draw:frame presentation:style-name="pr1" draw:text-style-name="P2" draw:layer="layout" svg:width="26.256cm" svg:height="3.477cm" svg:x="1.43cm" svg:y="0.76cm" presentation:class="title" presentation:user-transformed="true">
          <draw:text-box>
            <text:p text:style-name="P1"><text:span text:style-name="T1">Журналирование</text:span><text:span text:style-name="T2"><text:line-break/></text:span><text:span text:style-name="T2">Контрольная точка</text:span></text:p>
          </draw:text-box>
        </draw:frame>
        <draw:custom-shape draw:style-name="gr1" draw:text-style-name="P4" draw:layer="layout" svg:width="2.286cm" svg:height="2.286cm" svg:x="24.622cm" svg:y="17.68cm">
          <text:p text:style-name="P3"><text:span text:style-name="T3">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5cm" svg:height="11.14cm" svg:x="3.08cm" svg:y="2.26cm" draw:page-number="1" presentation:class="page"/>
          <draw:frame presentation:style-name="pr2" draw:text-style-name="P7" draw:layer="layout" svg:width="16.799cm" svg:height="14.431cm" svg:x="2.101cm" svg:y="14.108cm">
            <draw:text-box>
              <text:p text:style-name="P5"><text:span text:style-name="T4">Авторские права</text:span></text:p>
              <text:p text:style-name="P5"><text:span text:style-name="T5">©</text:span><text:span text:style-name="T6"> Postgres Professional, 2016</text:span><text:span text:style-name="T7">–</text:span><text:span text:style-name="T6">2024</text:span></text:p>
              <text:p text:style-name="P5"><text:span text:style-name="T6">Авторы: Егор Рогов, Павел Лузанов, Илья Баштанов, Игорь Гнатюк</text:span></text:p>
              <text:p text:style-name="P5"><text:span text:style-name="T7">Фото: Олег Бартунов (монастырь Пху и пик Бхрикути, Непал)</text:span></text:p>
              <text:p text:style-name="P5"><text:span text:style-name="T6"/></text:p>
              <text:p text:style-name="P5"><text:span text:style-name="T8">Использование материалов курса</text:span></text:p>
              <text:p text:style-name="P5"><text:span text:style-name="T6">Некоммерческое использование материалов курса (презентации, демонстрации) разрешается без ограничений. Коммерческое использование возможно только с письменного разрешения компании Postgres Professional. Запрещается внесение изменений в материалы курса.</text:span></text:p>
              <text:p text:style-name="P5"><text:span text:style-name="T6"/></text:p>
              <text:p text:style-name="P5"><text:span text:style-name="T8">Обратная</text:span><text:span text:style-name="T9"> </text:span><text:span text:style-name="T8">связь</text:span></text:p>
              <text:p text:style-name="P6"><text:span text:style-name="T6">Отзывы, замечания и предложения направляйте по адресу: </text:span><text:span text:style-name="T6"><text:a xlink:href="mailto:edu@postgrespro.ru" xlink:type="simple">edu@postgrespro.ru</text:a></text:span></text:p>
              <text:p text:style-name="P5"><text:span text:style-name="T6"/></text:p>
              <text:p text:style-name="P5"><text:span text:style-name="T8">Отказ от ответственности</text:span></text:p>
              <text:p text:style-name="P5"><text:span text:style-name="T6">Компания Postgres Professional не несет никакой ответственности за любые повреждения и убытки, включая потерю дохода, нанесенные прямым или непрямым, специальным или случайным использованием материалов курса. Компания Postgres Professional не предоставляет каких-либо гарантий на материалы курса. Материалы курса предоставляются на основе принципа «как есть» и компания Postgres Professional не обязана предоставлять сопровождение, поддержку, обновления, расширения и изменения. </text:span></text:p>
            </draw:text-box>
          </draw:frame>
        </presentation:notes>
      </draw:page>
      <draw:page draw:name="page2"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Темы</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1">Процесс контрольной точки</text:span></text:p>
              </text:list-item>
              <text:list-item>
                <text:p text:style-name="P9"><text:span text:style-name="T11">Процесс фоновой записи</text:span></text:p>
              </text:list-item>
              <text:list-item>
                <text:p text:style-name="P9"><text:span text:style-name="T11">Мониторинг</text:span></text:p>
                <text:p text:style-name="P9"><text:span text:style-name="T11"/></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11" draw:layer="layout" svg:width="16.799cm" svg:height="13.364cm" svg:x="2.1cm" svg:y="14.107cm" presentation:class="notes" presentation:placeholder="true" presentation:user-transformed="true">
            <draw:text-box/>
          </draw:frame>
        </presentation:notes>
      </draw:page>
      <draw:page draw:name="page3" draw:style-name="dp1" draw:master-page-name="template21" presentation:presentation-page-layout-name="AL1T1">
        <office:forms form:automatic-focus="false" form:apply-design-mode="false"/>
        <draw:frame presentation:style-name="pr6" draw:text-style-name="P8" draw:layer="layout" svg:width="19.81cm" svg:height="1.737cm" svg:x="1.2cm" svg:y="0.737cm" presentation:class="title" presentation:user-transformed="true">
          <draw:text-box>
            <text:p><text:span text:style-name="T10">Контрольная точка</text:span></text:p>
          </draw:text-box>
        </draw:frame>
        <draw:frame presentation:style-name="pr7" draw:text-style-name="P12" draw:layer="layout" svg:width="25.199cm" svg:height="12.179cm" svg:x="1.2cm" svg:y="4.8cm" presentation:class="outline" presentation:user-transformed="true">
          <draw:text-box>
            <text:list text:style-name="L4">
              <text:list-item>
                <text:p><text:span text:style-name="T12">Необходимость контрольной точки</text:span></text:p>
              </text:list-item>
              <text:list-item>
                <text:p><text:span text:style-name="T12">Процесс выполнения контрольной точки</text:span></text:p>
              </text:list-item>
              <text:list-item>
                <text:p><text:span text:style-name="T12">Алгоритм восстановления после сбоя</text:span></text:p>
              </text:list-item>
              <text:list-item>
                <text:p><text:span text:style-name="T12">Настройка</text:span></text:p>
              </text:list-item>
            </text:list>
          </draw:text-box>
        </draw:frame>
        <presentation:notes draw:style-name="dp2">
          <draw:page-thumbnail draw:style-name="gr2" draw:layer="layout" svg:width="14.848cm" svg:height="11.136cm" svg:x="3.075cm" svg:y="2.257cm" draw:page-number="3" presentation:class="page"/>
          <draw:frame presentation:style-name="pr8" draw:text-style-name="P13" draw:layer="layout" svg:width="16.799cm" svg:height="13.364cm" svg:x="2.1cm" svg:y="14.107cm" presentation:class="notes" presentation:placeholder="true" presentation:user-transformed="true">
            <draw:text-box/>
          </draw:frame>
        </presentation:notes>
      </draw:page>
      <draw:page draw:name="page4" draw:style-name="dp1" draw:master-page-name="master" presentation:presentation-page-layout-name="AL1T1">
        <office:forms form:automatic-focus="false" form:apply-design-mode="false"/>
        <draw:frame presentation:style-name="pr9" draw:text-style-name="P8" draw:layer="layout" svg:width="20.136cm" svg:height="1.737cm" svg:x="1.2cm" svg:y="0.737cm" presentation:class="title" presentation:user-transformed="true">
          <draw:text-box>
            <text:p><text:span text:style-name="T10">Необходимость</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1">Размер хранимых журнальных записей</text:span></text:p>
                <text:list>
                  <text:list-item>
                    <text:p text:style-name="P14"><text:span text:style-name="T13">с какого сегмента начинать применять журнальные записи</text:span><text:span text:style-name="T13"><text:line-break/></text:span><text:span text:style-name="T13">при восстановлении?</text:span></text:p>
                  </text:list-item>
                  <text:list-item>
                    <text:p text:style-name="P15"><text:span text:style-name="T13">активно использующаяся страница может не вытесняться из кеша</text:span></text:p>
                  </text:list-item>
                </text:list>
              </text:list-item>
              <text:list-item>
                <text:p text:style-name="P9"><text:span text:style-name="T14">Время восстановления</text:span></text:p>
                <text:list>
                  <text:list-item>
                    <text:p><text:span text:style-name="T15">сколько времени займет восстановление после сбоя?</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5" draw:text-style-name="P17" draw:layer="layout" svg:width="16.799cm" svg:height="13.364cm" svg:x="2.1cm" svg:y="14.107cm" presentation:class="notes" presentation:user-transformed="true">
            <draw:text-box>
              <text:p text:style-name="P16"><text:span text:style-name="T6">Если не предпринять специальных мер, то активно использующаяся страница, попав в буферный кеш, может никогда не вытесняться.</text:span><text:span text:style-name="T6"><text:line-break/></text:span><text:span text:style-name="T6">Это означает, что при восстановлении после сбоя нам придется просматривать </text:span><text:span text:style-name="T16">все</text:span><text:span text:style-name="T6"> журнальные записи, созданные с момента запуска сервера.</text:span></text:p>
              <text:p text:style-name="P16"><text:span text:style-name="T6">На практике это, конечно, недопустимо. Во-первых, файлы занимают много места — их все придется хранить на сервере. Во-вторых, время восстановления будет запредельно большим — придется просмотреть множество журнальных записей.</text:span></text:p>
              <text:p text:style-name="P16"><text:span text:style-name="T17">Поэтому существует процедура </text:span><text:span text:style-name="T18">контрольной точки</text:span><text:span text:style-name="T17">, которая выполняет </text:span><text:span text:style-name="T19">сброс всех грязных страниц на диск, но не вытесняет их из кеша. Сп</text:span><text:span text:style-name="T6">ециальный фоновый процесс checkpointer периодически выполняет контрольную точку. После того как контрольная точка завершена, журнальные записи, предшествующие ее началу, больше не нужны для восстановления.</text:span></text:p>
              <text:p text:style-name="P16"><text:span text:style-name="T6"/></text:p>
            </draw:text-box>
          </draw:frame>
        </presentation:notes>
      </draw:page>
      <draw:page draw:name="page5" draw:style-name="dp1" draw:master-page-name="master" presentation:presentation-page-layout-name="AL1T1">
        <office:forms form:automatic-focus="false" form:apply-design-mode="false"/>
        <draw:frame presentation:style-name="pr9" draw:text-style-name="P8" draw:layer="layout" svg:width="20.136cm" svg:height="1.737cm" svg:x="1.2cm" svg:y="0.737cm" presentation:class="title" presentation:user-transformed="true">
          <draw:text-box>
            <text:p><text:span text:style-name="T10">Процесс контрольной точки</text:span></text:p>
          </draw:text-box>
        </draw:frame>
        <draw:custom-shape draw:style-name="gr3" draw:text-style-name="P18" draw:layer="layout" svg:width="3.077cm" svg:height="3.847cm" svg:x="1.501cm" svg:y="12.831cm">
          <text:p/>
          <draw:enhanced-geometry svg:viewBox="0 0 21600 21600" draw:type="rectangle" draw:enhanced-path="M 0 0 L 21600 0 21600 21600 0 21600 0 0 Z N"/>
        </draw:custom-shape>
        <draw:custom-shape draw:style-name="gr4" draw:text-style-name="P19" draw:layer="layout" svg:width="3.077cm" svg:height="3.847cm" svg:x="5.085cm" svg:y="12.825cm">
          <text:p/>
          <draw:enhanced-geometry svg:viewBox="0 0 21600 21600" draw:type="rectangle" draw:enhanced-path="M 0 0 L 21600 0 21600 21600 0 21600 0 0 Z N"/>
        </draw:custom-shape>
        <draw:frame presentation:style-name="pr4" draw:text-style-name="P20" draw:layer="layout" svg:width="25.6cm" svg:height="14.504cm" svg:x="1.2cm" svg:y="4.8cm" presentation:class="outline" presentation:user-transformed="true">
          <draw:text-box>
            <text:list text:style-name="L3">
              <text:list-item>
                <text:p text:style-name="P9"><text:span text:style-name="T13">записываются грязные буферы CLOG</text:span></text:p>
              </text:list-item>
            </text:list>
          </draw:text-box>
        </draw:frame>
        <draw:frame draw:style-name="gr5" draw:text-style-name="P21" draw:layer="layout" svg:width="2.684cm" svg:height="1.673cm" svg:x="5.521cm" svg:y="11.509cm">
          <draw:text-box>
            <text:p text:style-name="P1"><text:span text:style-name="T20">CLOG</text:span></text:p>
          </draw:text-box>
        </draw:frame>
        <draw:custom-shape draw:style-name="gr6" draw:text-style-name="P19" draw:layer="layout" svg:width="3.077cm" svg:height="3.847cm" svg:x="8.67cm" svg:y="12.825cm">
          <text:p/>
          <draw:enhanced-geometry svg:viewBox="0 0 21600 21600" draw:type="rectangle" draw:enhanced-path="M 0 0 L 21600 0 21600 21600 0 21600 0 0 Z N"/>
        </draw:custom-shape>
        <draw:custom-shape draw:style-name="gr7" draw:text-style-name="P22" draw:layer="layout" svg:width="1.523cm" svg:height="1.529cm" draw:transform="rotate (1.5707963267949) translate (9.436cm 18.439cm)">
          <text:p/>
          <draw:enhanced-geometry svg:viewBox="0 0 21600 21600" draw:mirror-vertical="true" draw:text-areas="0 ?f0 ?f5 ?f2" draw:type="right-arrow" draw:modifiers="14286.6141732283 5364.705882352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2" draw:layer="layout" svg:width="1.523cm" svg:height="1.529cm" draw:transform="rotate (1.5707963267949) translate (5.859cm 18.439cm)">
          <text:p/>
          <draw:enhanced-geometry svg:viewBox="0 0 21600 21600" draw:mirror-vertical="true" draw:text-areas="0 ?f0 ?f5 ?f2" draw:type="right-arrow" draw:modifiers="14286.6141732283 5364.705882352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4.848cm" svg:height="11.136cm" svg:x="3.075cm" svg:y="2.257cm" draw:page-number="5" presentation:class="page"/>
          <draw:frame presentation:style-name="pr5" draw:text-style-name="P17" draw:layer="layout" svg:width="16.799cm" svg:height="13.364cm" svg:x="2.1cm" svg:y="14.107cm" presentation:class="notes" presentation:user-transformed="true">
            <draw:text-box>
              <text:p text:style-name="P16"><text:span text:style-name="T6">Рассмотрим подробнее, что происходит при выполнении контрольной точки.</text:span></text:p>
              <text:p text:style-name="P16"><text:span text:style-name="T6">Во-первых, помимо буферного кеша, в оперативной памяти располагаются и другие структуры, содержимое которых нужно сохранять на диске.</text:span></text:p>
              <text:p text:style-name="P16"><text:span text:style-name="T6">В частности, контрольная точка сбрасывает на диск буферы статуса транзакций (CLOG). Поскольку количество таких буферов невелико (их 128 штук), они записываются сразу же.</text:span></text:p>
              <text:p text:style-name="P16"><text:span text:style-name="T6"/></text:p>
            </draw:text-box>
          </draw:frame>
        </presentation:notes>
      </draw:page>
      <draw:page draw:name="page6" draw:style-name="dp1" draw:master-page-name="master" presentation:presentation-page-layout-name="AL1T1">
        <office:forms form:automatic-focus="false" form:apply-design-mode="false"/>
        <draw:g>
          <draw:path draw:style-name="gr8" draw:text-style-name="P23" draw:layer="layout" svg:width="1.222cm" svg:height="1.173cm" svg:x="9.638cm" svg:y="10.763cm" svg:viewBox="0 0 1223 1174" svg:d="M991 0c-76 71-168 100-269 122 20 77 41 154 62 231 32-6 57-13 95-28-23-62-45-124-68-187 67-18 116-43 164-77 23 58 46 116 69 174-58 46-106 71-165 90 25 69 50 138 75 207 75-34 120-66 165-110 21 54 42 108 64 161-35 47-103 96-164 128-22-60-43-120-65-179-28 15-75 33-110 43-82-184-163-367-245-550-208-13-379 49-501 159 98 248 195 497 293 745 110-146 367-305 453-305 61 0 24 73-49 148 110-167-61-87-122-20 73 165 477-31 550-165-77-196-155-391-232-587zM648 220c-79 6-159 25-220 49 33 75 65 151 98 226 60-25 145-55 214-63 24 53 47 106 71 159-64 14-152 65-203 100-27-65-55-130-82-196-73 37-147 78-214 135-31-80-61-159-92-239 61-49 123-85 208-122-24-61-49-122-73-183 73-25 146-25 220-25 24 53 49 106 73 159zM55 171c-18 8-37 17-55 25 114 326 228 652 343 978 30-12 61-25 91-37-126-322-253-644-379-966z">
            <text:p/>
          </draw:path>
        </draw:g>
        <draw:g>
          <draw:path draw:style-name="gr8" draw:text-style-name="P23" draw:layer="layout" svg:width="1.222cm" svg:height="1.173cm" svg:x="5.939cm" svg:y="10.763cm" svg:viewBox="0 0 1223 1174" svg:d="M991 0c-76 71-168 100-269 122 20 77 41 154 62 231 32-6 57-13 95-28-23-62-45-124-68-187 67-18 116-43 164-77 23 58 46 116 69 174-58 46-106 71-165 90 25 69 50 138 75 207 75-34 120-66 165-110 21 54 42 108 64 161-35 47-103 96-164 128-22-60-43-120-65-179-28 15-75 33-110 43-82-184-163-367-245-550-208-13-379 49-501 159 98 248 195 497 293 745 110-146 367-305 453-305 61 0 24 73-49 148 110-167-61-87-122-20 73 165 477-31 550-165-77-196-155-391-232-587zM648 220c-79 6-159 25-220 49 33 75 65 151 98 226 60-25 145-55 214-63 24 53 47 106 71 159-64 14-152 65-203 100-27-65-55-130-82-196-73 37-147 78-214 135-31-80-61-159-92-239 61-49 123-85 208-122-24-61-49-122-73-183 73-25 146-25 220-25 24 53 49 106 73 159zM55 171c-18 8-37 17-55 25 114 326 228 652 343 978 30-12 61-25 91-37-126-322-253-644-379-966z">
            <text:p/>
          </draw:path>
        </draw:g>
        <draw:g>
          <draw:path draw:style-name="gr8" draw:text-style-name="P23" draw:layer="layout" svg:width="1.222cm" svg:height="1.173cm" svg:x="16.639cm" svg:y="10.763cm" svg:viewBox="0 0 1223 1174" svg:d="M991 0c-76 71-168 100-269 122 20 77 41 154 62 231 32-6 57-13 95-28-23-62-45-124-68-187 67-18 116-43 164-77 23 58 46 116 69 174-58 46-106 71-165 90 25 69 50 138 75 207 75-34 120-66 165-110 21 54 42 108 64 161-35 47-103 96-164 128-22-60-43-120-65-179-28 15-75 33-110 43-82-184-163-367-245-550-208-13-379 49-501 159 98 248 195 497 293 745 110-146 367-305 453-305 61 0 24 73-49 148 110-167-61-87-122-20 73 165 477-31 550-165-77-196-155-391-232-587zM648 220c-79 6-159 25-220 49 33 75 65 151 98 226 60-25 145-55 214-63 24 53 47 106 71 159-64 14-152 65-203 100-27-65-55-130-82-196-73 37-147 78-214 135-31-80-61-159-92-239 61-49 123-85 208-122-24-61-49-122-73-183 73-25 146-25 220-25 24 53 49 106 73 159zM55 171c-18 8-37 17-55 25 114 326 228 652 343 978 30-12 61-25 91-37-126-322-253-644-379-966z">
            <text:p/>
          </draw:path>
        </draw:g>
        <draw:frame presentation:style-name="pr9" draw:text-style-name="P8" draw:layer="layout" svg:width="20.136cm" svg:height="1.737cm" svg:x="1.2cm" svg:y="0.737cm" presentation:class="title" presentation:user-transformed="true">
          <draw:text-box>
            <text:p><text:span text:style-name="T10">Процесс контрольной точки</text:span></text:p>
          </draw:text-box>
        </draw:frame>
        <draw:custom-shape draw:style-name="gr4" draw:text-style-name="P19" draw:layer="layout" svg:width="3.077cm" svg:height="3.847cm" svg:x="8.67cm" svg:y="12.825cm">
          <text:p/>
          <draw:enhanced-geometry svg:viewBox="0 0 21600 21600" draw:type="rectangle" draw:enhanced-path="M 0 0 L 21600 0 21600 21600 0 21600 0 0 Z N"/>
        </draw:custom-shape>
        <draw:custom-shape draw:style-name="gr3" draw:text-style-name="P18" draw:layer="layout" svg:width="3.077cm" svg:height="3.847cm" svg:x="1.501cm" svg:y="12.831cm">
          <text:p/>
          <draw:enhanced-geometry svg:viewBox="0 0 21600 21600" draw:type="rectangle" draw:enhanced-path="M 0 0 L 21600 0 21600 21600 0 21600 0 0 Z N"/>
        </draw:custom-shape>
        <draw:custom-shape draw:style-name="gr9" draw:text-style-name="P24" draw:layer="layout" svg:width="3.077cm" svg:height="3.847cm" svg:x="12.256cm" svg:y="12.831cm">
          <text:p/>
          <draw:enhanced-geometry svg:viewBox="0 0 21600 21600" draw:type="rectangle" draw:enhanced-path="M 0 0 L 21600 0 21600 21600 0 21600 0 0 Z N"/>
        </draw:custom-shape>
        <draw:custom-shape draw:style-name="gr9" draw:text-style-name="P24" draw:layer="layout" svg:width="3.077cm" svg:height="3.847cm" svg:x="19.425cm" svg:y="12.831cm">
          <text:p/>
          <draw:enhanced-geometry svg:viewBox="0 0 21600 21600" draw:type="rectangle" draw:enhanced-path="M 0 0 L 21600 0 21600 21600 0 21600 0 0 Z N"/>
        </draw:custom-shape>
        <draw:custom-shape draw:style-name="gr4" draw:text-style-name="P19" draw:layer="layout" svg:width="3.077cm" svg:height="3.847cm" svg:x="15.825cm" svg:y="12.83cm">
          <text:p/>
          <draw:enhanced-geometry svg:viewBox="0 0 21600 21600" draw:type="rectangle" draw:enhanced-path="M 0 0 L 21600 0 21600 21600 0 21600 0 0 Z N"/>
        </draw:custom-shape>
        <draw:custom-shape draw:style-name="gr10" draw:text-style-name="P26" draw:layer="layout" svg:width="3.077cm" svg:height="0.769cm" svg:x="15.825cm" svg:y="11.907cm">
          <text:p text:style-name="P25"><text:span text:style-name="T21">3</text:span></text:p>
          <draw:enhanced-geometry svg:viewBox="0 0 21600 21600" draw:type="rectangle" draw:enhanced-path="M 0 0 L 21600 0 21600 21600 0 21600 0 0 Z N"/>
        </draw:custom-shape>
        <draw:custom-shape draw:style-name="gr11" draw:text-style-name="P27" draw:layer="layout" svg:width="3.077cm" svg:height="0.769cm" svg:x="12.256cm" svg:y="11.908cm">
          <text:p text:style-name="P25"><text:span text:style-name="T21">1</text:span></text:p>
          <draw:enhanced-geometry svg:viewBox="0 0 21600 21600" draw:type="rectangle" draw:enhanced-path="M 0 0 L 21600 0 21600 21600 0 21600 0 0 Z N"/>
        </draw:custom-shape>
        <draw:custom-shape draw:style-name="gr11" draw:text-style-name="P27" draw:layer="layout" svg:width="3.077cm" svg:height="0.769cm" svg:x="19.425cm" svg:y="11.908cm">
          <text:p text:style-name="P25"><text:span text:style-name="T21">1</text:span></text:p>
          <draw:enhanced-geometry svg:viewBox="0 0 21600 21600" draw:type="rectangle" draw:enhanced-path="M 0 0 L 21600 0 21600 21600 0 21600 0 0 Z N"/>
        </draw:custom-shape>
        <draw:custom-shape draw:style-name="gr11" draw:text-style-name="P27" draw:layer="layout" svg:width="3.077cm" svg:height="0.769cm" svg:x="1.501cm" svg:y="11.908cm">
          <text:p text:style-name="P25"><text:span text:style-name="T21">2</text:span></text:p>
          <draw:enhanced-geometry svg:viewBox="0 0 21600 21600" draw:type="rectangle" draw:enhanced-path="M 0 0 L 21600 0 21600 21600 0 21600 0 0 Z N"/>
        </draw:custom-shape>
        <draw:g>
          <draw:custom-shape draw:style-name="gr12" draw:text-style-name="P22" draw:layer="layout" svg:width="0.189cm" svg:height="0.355cm" draw:transform="rotate (-0.432318055718995) translate (2.051cm 11.778cm)">
            <text:p/>
            <draw:enhanced-geometry svg:viewBox="0 0 21600 21600" draw:type="rectangle" draw:enhanced-path="M 0 0 L 21600 0 21600 21600 0 21600 0 0 Z N"/>
          </draw:custom-shape>
          <draw:path draw:style-name="gr13" draw:text-style-name="P28" draw:layer="layout" svg:width="0.578cm" svg:height="0.687cm" svg:x="1.774cm" svg:y="11.691cm" svg:viewBox="0 0 579 688" svg:d="M210 688l-7-2-7-3-5-1-7-3-7-2-3-1 15-62c-45-15-85-35-120-60-46-33-69-66-69-99 0-31 16-56 49-75 28-16 60-25 96-27l111-247c-17-26-26-44-26-54 0-35 30-52 90-52 50 0 103 11 160 33 66 26 99 55 99 89 0 17-8 31-24 42-5 3-21 10-46 19l-65 250c47 30 70 68 70 115 0 64-53 96-159 96-37 0-76-5-117-15l-25 59zM157 369c-1 2-2 4-2 6 0 17 15 35 44 52 16 10 32 17 48 21l90-303-65-27z">
            <text:p/>
          </draw:path>
        </draw:g>
        <draw:custom-shape draw:style-name="gr4" draw:text-style-name="P19" draw:layer="layout" svg:width="3.077cm" svg:height="3.847cm" svg:x="5.085cm" svg:y="12.825cm">
          <text:p/>
          <draw:enhanced-geometry svg:viewBox="0 0 21600 21600" draw:type="rectangle" draw:enhanced-path="M 0 0 L 21600 0 21600 21600 0 21600 0 0 Z N"/>
        </draw:custom-shape>
        <draw:custom-shape draw:style-name="gr10" draw:text-style-name="P26" draw:layer="layout" svg:width="3.077cm" svg:height="0.769cm" svg:x="5.085cm" svg:y="11.902cm">
          <text:p text:style-name="P25"><text:span text:style-name="T21">1</text:span></text:p>
          <draw:enhanced-geometry svg:viewBox="0 0 21600 21600" draw:type="rectangle" draw:enhanced-path="M 0 0 L 21600 0 21600 21600 0 21600 0 0 Z N"/>
        </draw:custom-shape>
        <draw:custom-shape draw:style-name="gr10" draw:text-style-name="P26" draw:layer="layout" svg:width="3.077cm" svg:height="0.769cm" svg:x="8.67cm" svg:y="11.902cm">
          <text:p text:style-name="P25"><text:span text:style-name="T21">0</text:span></text:p>
          <draw:enhanced-geometry svg:viewBox="0 0 21600 21600" draw:type="rectangle" draw:enhanced-path="M 0 0 L 21600 0 21600 21600 0 21600 0 0 Z N"/>
        </draw:custom-shape>
        <draw:frame presentation:style-name="pr4" draw:text-style-name="P20" draw:layer="layout" svg:width="25.6cm" svg:height="14.504cm" svg:x="1.2cm" svg:y="4.8cm" presentation:class="outline" presentation:user-transformed="true">
          <draw:text-box>
            <text:list text:style-name="L3">
              <text:list-item>
                <text:p text:style-name="P9"><text:span text:style-name="T13">помечаются измененные страницы в буферном кеше</text:span></text:p>
              </text:list-item>
            </text:list>
          </draw:text-box>
        </draw:frame>
        <draw:g>
          <draw:custom-shape draw:style-name="gr12" draw:text-style-name="P22" draw:layer="layout" svg:width="0.189cm" svg:height="0.355cm" draw:transform="rotate (-0.432318055718995) translate (16.355cm 11.775cm)">
            <text:p/>
            <draw:enhanced-geometry svg:viewBox="0 0 21600 21600" draw:type="rectangle" draw:enhanced-path="M 0 0 L 21600 0 21600 21600 0 21600 0 0 Z N"/>
          </draw:custom-shape>
          <draw:path draw:style-name="gr13" draw:text-style-name="P28" draw:layer="layout" svg:width="0.578cm" svg:height="0.687cm" svg:x="16.078cm" svg:y="11.688cm" svg:viewBox="0 0 579 688" svg:d="M210 688l-7-2-7-3-5-1-7-3-7-2-3-1 15-62c-45-15-85-35-120-60-46-33-69-66-69-99 0-31 16-56 49-75 28-16 60-25 96-27l111-247c-17-26-26-44-26-54 0-35 30-52 90-52 50 0 103 11 160 33 66 26 99 55 99 89 0 17-8 31-24 42-5 3-21 10-46 19l-65 250c47 30 70 68 70 115 0 64-53 96-159 96-37 0-76-5-117-15l-25 59zM157 369c-1 2-2 4-2 6 0 17 15 35 44 52 16 10 32 17 48 21l90-303-65-27z">
            <text:p/>
          </draw:path>
        </draw:g>
        <presentation:notes draw:style-name="dp2">
          <office:forms form:automatic-focus="false" form:apply-design-mode="false"/>
          <draw:page-thumbnail draw:style-name="gr2" draw:layer="layout" svg:width="14.848cm" svg:height="11.136cm" svg:x="3.075cm" svg:y="2.257cm" draw:page-number="6" presentation:class="page"/>
          <draw:frame presentation:style-name="pr5" draw:text-style-name="P17" draw:layer="layout" svg:width="16.799cm" svg:height="13.364cm" svg:x="2.1cm" svg:y="14.107cm" presentation:class="notes" presentation:user-transformed="true">
            <draw:text-box>
              <text:p text:style-name="P16"><text:span text:style-name="T6">Во-вторых, основная работа контрольной точки — сбросить на диск все <text:s/>страницы из буферного кеша, которые были грязными на момент начала контрольной точки.</text:span></text:p>
              <text:p text:style-name="P16"><text:span text:style-name="T6">Поскольку размер буферного кеша может быть очень велик, <text:s/>сбрасывать сразу все страницы плохо — это приостановит нормальную работу сервера и создаст большую нагрузку на дисковую подсистему. Поэтому контрольная точка растягивается во времени и фактически превращается в отрезок.</text:span></text:p>
              <text:p text:style-name="P16"><text:span text:style-name="T6">Сначала все измененные на текущий момент страницы помечаются</text:span><text:span text:style-name="T6"><text:line-break/></text:span><text:span text:style-name="T6">в заголовке буфера специальным флагом...</text:span></text:p>
              <text:p text:style-name="P16"><text:span text:style-name="T6"/></text:p>
            </draw:text-box>
          </draw:frame>
        </presentation:notes>
      </draw:page>
      <draw:page draw:name="page7" draw:style-name="dp1" draw:master-page-name="master" presentation:presentation-page-layout-name="AL1T1">
        <office:forms form:automatic-focus="false" form:apply-design-mode="false"/>
        <draw:frame presentation:style-name="pr10" draw:text-style-name="P8" draw:layer="layout" svg:width="20.136cm" svg:height="3.481cm" svg:x="1.2cm" svg:y="0.737cm" presentation:class="title" presentation:user-transformed="true">
          <draw:text-box>
            <text:p><text:span text:style-name="T10">Процесс контрольной точки</text:span></text:p>
          </draw:text-box>
        </draw:frame>
        <draw:g>
          <draw:path draw:style-name="gr8" draw:text-style-name="P23" draw:layer="layout" svg:width="1.222cm" svg:height="1.173cm" svg:x="9.638cm" svg:y="10.763cm" svg:viewBox="0 0 1223 1174" svg:d="M991 0c-76 71-168 100-269 122 20 77 41 154 62 231 32-6 57-13 95-28-23-62-45-124-68-187 67-18 116-43 164-77 23 58 46 116 69 174-58 46-106 71-165 90 25 69 50 138 75 207 75-34 120-66 165-110 21 54 42 108 64 161-35 47-103 96-164 128-22-60-43-120-65-179-28 15-75 33-110 43-82-184-163-367-245-550-208-13-379 49-501 159 98 248 195 497 293 745 110-146 367-305 453-305 61 0 24 73-49 148 110-167-61-87-122-20 73 165 477-31 550-165-77-196-155-391-232-587zM648 220c-79 6-159 25-220 49 33 75 65 151 98 226 60-25 145-55 214-63 24 53 47 106 71 159-64 14-152 65-203 100-27-65-55-130-82-196-73 37-147 78-214 135-31-80-61-159-92-239 61-49 123-85 208-122-24-61-49-122-73-183 73-25 146-25 220-25 24 53 49 106 73 159zM55 171c-18 8-37 17-55 25 114 326 228 652 343 978 30-12 61-25 91-37-126-322-253-644-379-966z">
            <text:p/>
          </draw:path>
        </draw:g>
        <draw:g>
          <draw:path draw:style-name="gr8" draw:text-style-name="P23" draw:layer="layout" svg:width="1.222cm" svg:height="1.173cm" svg:x="5.939cm" svg:y="10.763cm" svg:viewBox="0 0 1223 1174" svg:d="M991 0c-76 71-168 100-269 122 20 77 41 154 62 231 32-6 57-13 95-28-23-62-45-124-68-187 67-18 116-43 164-77 23 58 46 116 69 174-58 46-106 71-165 90 25 69 50 138 75 207 75-34 120-66 165-110 21 54 42 108 64 161-35 47-103 96-164 128-22-60-43-120-65-179-28 15-75 33-110 43-82-184-163-367-245-550-208-13-379 49-501 159 98 248 195 497 293 745 110-146 367-305 453-305 61 0 24 73-49 148 110-167-61-87-122-20 73 165 477-31 550-165-77-196-155-391-232-587zM648 220c-79 6-159 25-220 49 33 75 65 151 98 226 60-25 145-55 214-63 24 53 47 106 71 159-64 14-152 65-203 100-27-65-55-130-82-196-73 37-147 78-214 135-31-80-61-159-92-239 61-49 123-85 208-122-24-61-49-122-73-183 73-25 146-25 220-25 24 53 49 106 73 159zM55 171c-18 8-37 17-55 25 114 326 228 652 343 978 30-12 61-25 91-37-126-322-253-644-379-966z">
            <text:p/>
          </draw:path>
        </draw:g>
        <draw:g>
          <draw:path draw:style-name="gr8" draw:text-style-name="P23" draw:layer="layout" svg:width="1.222cm" svg:height="1.173cm" svg:x="16.639cm" svg:y="10.763cm" svg:viewBox="0 0 1223 1174" svg:d="M991 0c-76 71-168 100-269 122 20 77 41 154 62 231 32-6 57-13 95-28-23-62-45-124-68-187 67-18 116-43 164-77 23 58 46 116 69 174-58 46-106 71-165 90 25 69 50 138 75 207 75-34 120-66 165-110 21 54 42 108 64 161-35 47-103 96-164 128-22-60-43-120-65-179-28 15-75 33-110 43-82-184-163-367-245-550-208-13-379 49-501 159 98 248 195 497 293 745 110-146 367-305 453-305 61 0 24 73-49 148 110-167-61-87-122-20 73 165 477-31 550-165-77-196-155-391-232-587zM648 220c-79 6-159 25-220 49 33 75 65 151 98 226 60-25 145-55 214-63 24 53 47 106 71 159-64 14-152 65-203 100-27-65-55-130-82-196-73 37-147 78-214 135-31-80-61-159-92-239 61-49 123-85 208-122-24-61-49-122-73-183 73-25 146-25 220-25 24 53 49 106 73 159zM55 171c-18 8-37 17-55 25 114 326 228 652 343 978 30-12 61-25 91-37-126-322-253-644-379-966z">
            <text:p/>
          </draw:path>
        </draw:g>
        <draw:custom-shape draw:style-name="gr4" draw:text-style-name="P19" draw:layer="layout" svg:width="3.077cm" svg:height="3.847cm" svg:x="8.67cm" svg:y="12.825cm">
          <text:p/>
          <draw:enhanced-geometry svg:viewBox="0 0 21600 21600" draw:type="rectangle" draw:enhanced-path="M 0 0 L 21600 0 21600 21600 0 21600 0 0 Z N"/>
        </draw:custom-shape>
        <draw:custom-shape draw:style-name="gr3" draw:text-style-name="P18" draw:layer="layout" svg:width="3.077cm" svg:height="3.847cm" svg:x="1.501cm" svg:y="12.831cm">
          <text:p/>
          <draw:enhanced-geometry svg:viewBox="0 0 21600 21600" draw:type="rectangle" draw:enhanced-path="M 0 0 L 21600 0 21600 21600 0 21600 0 0 Z N"/>
        </draw:custom-shape>
        <draw:custom-shape draw:style-name="gr9" draw:text-style-name="P24" draw:layer="layout" svg:width="3.077cm" svg:height="3.847cm" svg:x="12.256cm" svg:y="12.831cm">
          <text:p/>
          <draw:enhanced-geometry svg:viewBox="0 0 21600 21600" draw:type="rectangle" draw:enhanced-path="M 0 0 L 21600 0 21600 21600 0 21600 0 0 Z N"/>
        </draw:custom-shape>
        <draw:custom-shape draw:style-name="gr4" draw:text-style-name="P19" draw:layer="layout" svg:width="3.077cm" svg:height="3.847cm" svg:x="19.425cm" svg:y="12.831cm">
          <text:p/>
          <draw:enhanced-geometry svg:viewBox="0 0 21600 21600" draw:type="rectangle" draw:enhanced-path="M 0 0 L 21600 0 21600 21600 0 21600 0 0 Z N"/>
        </draw:custom-shape>
        <draw:custom-shape draw:style-name="gr4" draw:text-style-name="P19" draw:layer="layout" svg:width="3.077cm" svg:height="3.847cm" svg:x="15.825cm" svg:y="12.83cm">
          <text:p/>
          <draw:enhanced-geometry svg:viewBox="0 0 21600 21600" draw:type="rectangle" draw:enhanced-path="M 0 0 L 21600 0 21600 21600 0 21600 0 0 Z N"/>
        </draw:custom-shape>
        <draw:custom-shape draw:style-name="gr10" draw:text-style-name="P26" draw:layer="layout" svg:width="3.077cm" svg:height="0.769cm" svg:x="15.825cm" svg:y="11.907cm">
          <text:p text:style-name="P25"><text:span text:style-name="T21">3</text:span></text:p>
          <draw:enhanced-geometry svg:viewBox="0 0 21600 21600" draw:type="rectangle" draw:enhanced-path="M 0 0 L 21600 0 21600 21600 0 21600 0 0 Z N"/>
        </draw:custom-shape>
        <draw:custom-shape draw:style-name="gr11" draw:text-style-name="P27" draw:layer="layout" svg:width="3.077cm" svg:height="0.769cm" svg:x="12.256cm" svg:y="11.908cm">
          <text:p text:style-name="P25"><text:span text:style-name="T21">1</text:span></text:p>
          <draw:enhanced-geometry svg:viewBox="0 0 21600 21600" draw:type="rectangle" draw:enhanced-path="M 0 0 L 21600 0 21600 21600 0 21600 0 0 Z N"/>
        </draw:custom-shape>
        <draw:custom-shape draw:style-name="gr10" draw:text-style-name="P26" draw:layer="layout" svg:width="3.077cm" svg:height="0.769cm" svg:x="19.425cm" svg:y="11.908cm">
          <text:p text:style-name="P25"><text:span text:style-name="T21">1</text:span></text:p>
          <draw:enhanced-geometry svg:viewBox="0 0 21600 21600" draw:type="rectangle" draw:enhanced-path="M 0 0 L 21600 0 21600 21600 0 21600 0 0 Z N"/>
        </draw:custom-shape>
        <draw:custom-shape draw:style-name="gr11" draw:text-style-name="P27" draw:layer="layout" svg:width="3.077cm" svg:height="0.769cm" svg:x="1.501cm" svg:y="11.908cm">
          <text:p text:style-name="P25"><text:span text:style-name="T21">2</text:span></text:p>
          <draw:enhanced-geometry svg:viewBox="0 0 21600 21600" draw:type="rectangle" draw:enhanced-path="M 0 0 L 21600 0 21600 21600 0 21600 0 0 Z N"/>
        </draw:custom-shape>
        <draw:g>
          <draw:custom-shape draw:style-name="gr12" draw:text-style-name="P22" draw:layer="layout" svg:width="0.189cm" svg:height="0.355cm" draw:transform="rotate (-0.432318055718995) translate (2.051cm 11.778cm)">
            <text:p/>
            <draw:enhanced-geometry svg:viewBox="0 0 21600 21600" draw:type="rectangle" draw:enhanced-path="M 0 0 L 21600 0 21600 21600 0 21600 0 0 Z N"/>
          </draw:custom-shape>
          <draw:path draw:style-name="gr13" draw:text-style-name="P28" draw:layer="layout" svg:width="0.578cm" svg:height="0.687cm" svg:x="1.774cm" svg:y="11.691cm" svg:viewBox="0 0 579 688" svg:d="M210 688l-7-2-7-3-5-1-7-3-7-2-3-1 15-62c-45-15-85-35-120-60-46-33-69-66-69-99 0-31 16-56 49-75 28-16 60-25 96-27l111-247c-17-26-26-44-26-54 0-35 30-52 90-52 50 0 103 11 160 33 66 26 99 55 99 89 0 17-8 31-24 42-5 3-21 10-46 19l-65 250c47 30 70 68 70 115 0 64-53 96-159 96-37 0-76-5-117-15l-25 59zM157 369c-1 2-2 4-2 6 0 17 15 35 44 52 16 10 32 17 48 21l90-303-65-27z">
            <text:p/>
          </draw:path>
        </draw:g>
        <draw:custom-shape draw:style-name="gr4" draw:text-style-name="P19" draw:layer="layout" svg:width="3.077cm" svg:height="3.847cm" svg:x="5.085cm" svg:y="12.825cm">
          <text:p/>
          <draw:enhanced-geometry svg:viewBox="0 0 21600 21600" draw:type="rectangle" draw:enhanced-path="M 0 0 L 21600 0 21600 21600 0 21600 0 0 Z N"/>
        </draw:custom-shape>
        <draw:custom-shape draw:style-name="gr10" draw:text-style-name="P26" draw:layer="layout" svg:width="3.077cm" svg:height="0.769cm" svg:x="5.085cm" svg:y="11.902cm">
          <text:p text:style-name="P25"><text:span text:style-name="T21">1</text:span></text:p>
          <draw:enhanced-geometry svg:viewBox="0 0 21600 21600" draw:type="rectangle" draw:enhanced-path="M 0 0 L 21600 0 21600 21600 0 21600 0 0 Z N"/>
        </draw:custom-shape>
        <draw:custom-shape draw:style-name="gr10" draw:text-style-name="P26" draw:layer="layout" svg:width="3.077cm" svg:height="0.769cm" svg:x="8.67cm" svg:y="11.902cm">
          <text:p text:style-name="P25"><text:span text:style-name="T21">0</text:span></text:p>
          <draw:enhanced-geometry svg:viewBox="0 0 21600 21600" draw:type="rectangle" draw:enhanced-path="M 0 0 L 21600 0 21600 21600 0 21600 0 0 Z N"/>
        </draw:custom-shape>
        <draw:frame presentation:style-name="pr4" draw:text-style-name="P20" draw:layer="layout" svg:width="25.6cm" svg:height="14.504cm" svg:x="1.2cm" svg:y="4.8cm" presentation:class="outline" presentation:user-transformed="true">
          <draw:text-box>
            <text:list text:style-name="L3">
              <text:list-item>
                <text:p text:style-name="P9"><text:span text:style-name="T13">помеченные страницы постепенно записываются,</text:span><text:span text:style-name="T13"><text:line-break/></text:span><text:span text:style-name="T13">пометка убирается из заголовка буфера</text:span></text:p>
              </text:list-item>
              <text:list-item>
                <text:p text:style-name="P29"><text:span text:style-name="T22">checkpoint_completion_target</text:span><text:span text:style-name="T13"><text:tab/></text:span><text:span text:style-name="T13">= 0.9</text:span></text:p>
              </text:list-item>
            </text:list>
          </draw:text-box>
        </draw:frame>
        <draw:custom-shape draw:style-name="gr7" draw:text-style-name="P22" draw:layer="layout" svg:width="1.523cm" svg:height="1.529cm" draw:transform="rotate (1.5707963267949) translate (9.436cm 18.439cm)">
          <text:p/>
          <draw:enhanced-geometry svg:viewBox="0 0 21600 21600" draw:mirror-vertical="true" draw:text-areas="0 ?f0 ?f5 ?f2" draw:type="right-arrow" draw:modifiers="14286.6141732283 5364.705882352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2" draw:layer="layout" svg:width="1.523cm" svg:height="1.529cm" draw:transform="rotate (1.5707963267949) translate (5.859cm 18.439cm)">
          <text:p/>
          <draw:enhanced-geometry svg:viewBox="0 0 21600 21600" draw:mirror-vertical="true" draw:text-areas="0 ?f0 ?f5 ?f2" draw:type="right-arrow" draw:modifiers="14286.6141732283 5364.705882352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2" draw:layer="layout" svg:width="1.523cm" svg:height="1.529cm" draw:transform="rotate (1.5707963267949) translate (16.636cm 18.439cm)">
          <text:p/>
          <draw:enhanced-geometry svg:viewBox="0 0 21600 21600" draw:mirror-vertical="true" draw:text-areas="0 ?f0 ?f5 ?f2" draw:type="right-arrow" draw:modifiers="14286.6141732283 5364.705882352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31" draw:layer="layout" svg:width="3.558cm" svg:height="2.751cm" svg:x="20.453cm" svg:y="8.194cm">
          <text:p text:style-name="P30"><text:span text:style-name="T23">стал</text:span></text:p>
          <text:p text:style-name="P30"><text:span text:style-name="T23">грязным</text:span></text:p>
          <text:p text:style-name="P30"><text:span text:style-name="T23">после начала</text:span></text:p>
          <text:p text:style-name="P30"><text:span text:style-name="T23">контрольной</text:span></text:p>
          <text:p text:style-name="P30"><text:span text:style-name="T23">точки</text:span></text:p>
          <draw:enhanced-geometry svg:viewBox="0 0 21600 21600" draw:glue-points="10800 0 3160 3160 0 10800 3160 18440 10800 21600 18440 18440 21600 10800 18440 3160 ?f14 ?f15" draw:text-areas="3200 3200 18400 18400" draw:type="round-callout" draw:modifiers="2579.37622927789 28954.360465116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12" draw:text-style-name="P22" draw:layer="layout" svg:width="0.189cm" svg:height="0.355cm" draw:transform="rotate (-0.432318055718995) translate (16.355cm 11.775cm)">
            <text:p/>
            <draw:enhanced-geometry svg:viewBox="0 0 21600 21600" draw:type="rectangle" draw:enhanced-path="M 0 0 L 21600 0 21600 21600 0 21600 0 0 Z N"/>
          </draw:custom-shape>
          <draw:path draw:style-name="gr13" draw:text-style-name="P28" draw:layer="layout" svg:width="0.578cm" svg:height="0.687cm" svg:x="16.078cm" svg:y="11.688cm" svg:viewBox="0 0 579 688" svg:d="M210 688l-7-2-7-3-5-1-7-3-7-2-3-1 15-62c-45-15-85-35-120-60-46-33-69-66-69-99 0-31 16-56 49-75 28-16 60-25 96-27l111-247c-17-26-26-44-26-54 0-35 30-52 90-52 50 0 103 11 160 33 66 26 99 55 99 89 0 17-8 31-24 42-5 3-21 10-46 19l-65 250c47 30 70 68 70 115 0 64-53 96-159 96-37 0-76-5-117-15l-25 59zM157 369c-1 2-2 4-2 6 0 17 15 35 44 52 16 10 32 17 48 21l90-303-65-27z">
            <text:p/>
          </draw:path>
        </draw:g>
        <presentation:notes draw:style-name="dp2">
          <office:forms form:automatic-focus="false" form:apply-design-mode="false"/>
          <draw:page-thumbnail draw:style-name="gr2" draw:layer="layout" svg:width="14.848cm" svg:height="11.136cm" svg:x="3.075cm" svg:y="2.257cm" draw:page-number="7" presentation:class="page"/>
          <draw:frame presentation:style-name="pr5" draw:text-style-name="P17" draw:layer="layout" svg:width="16.799cm" svg:height="13.364cm" svg:x="2.1cm" svg:y="14.107cm" presentation:class="notes" presentation:user-transformed="true">
            <draw:text-box>
              <text:p text:style-name="P16"><text:span text:style-name="T6">...а затем процесс контрольной точки </text:span><text:span text:style-name="T16">постепенно</text:span><text:span text:style-name="T6"> проходит по всем буферам и сбрасывает помеченные страницы на диск. Еще раз отметим, что страницы не вытесняются из кеша, а только записываются. Поэтому контрольная точка не обращает внимания на число обращений к буферу и признак закрепленности.</text:span></text:p>
              <text:p text:style-name="P16"><text:span text:style-name="T6">Помеченные буферы могут также быть записаны и обслуживающими процессами — смотря кто доберется до буфера первым. В любом случае при записи снимается установленный ранее флаг, так что буфер будет записан только один раз.</text:span></text:p>
              <text:p text:style-name="P16"><text:span text:style-name="T6">В процессе работы контрольной точки страницы продолжают изменяться в буферном кеше. Но новые грязные буферы уже не рассматриваются процессом контрольной точки, так как на момент начала работы они не были грязными.</text:span></text:p>
              <text:p text:style-name="P16"><text:span text:style-name="T6">Активность записи грязных буферов определяется значением параметра </text:span><text:span text:style-name="T16">checkpoint_completion_target</text:span><text:span text:style-name="T6">. Он показывает, какую часть времени между двумя соседними контрольными точками следует использовать для записи страниц. Со значением 0.9, заданным по умолчанию, можно ожидать, что PostgreSQL завершит процедуру контрольной точки незадолго до следующей запланированной. Значения выше умолчательного 0.9 использовать не рекомендуется, поскольку фактически процесс может занять несколько больше времени, чем указано в параметре.</text:span></text:p>
            </draw:text-box>
          </draw:frame>
        </presentation:notes>
      </draw:page>
      <draw:page draw:name="page8" draw:style-name="dp1" draw:master-page-name="master" presentation:presentation-page-layout-name="AL1T1">
        <office:forms form:automatic-focus="false" form:apply-design-mode="false"/>
        <draw:custom-shape draw:style-name="gr15" draw:text-style-name="P22" draw:layer="layout" svg:width="11.749cm" svg:height="2.879cm" svg:x="14.732cm" svg:y="13.885cm">
          <text:p/>
          <draw:enhanced-geometry svg:viewBox="0 0 21600 21600" draw:path-stretchpoint-x="10800" draw:path-stretchpoint-y="10800" draw:text-areas="?f3 ?f4 ?f5 ?f6" draw:type="round-rectangle" draw:modifiers="2656.858607175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text-style-name="P8" draw:layer="layout" svg:width="20.136cm" svg:height="1.737cm" svg:x="1.2cm" svg:y="0.737cm" presentation:class="title" presentation:user-transformed="true">
          <draw:text-box>
            <text:p><text:span text:style-name="T10">Процесс контрольной точки</text:span></text:p>
          </draw:text-box>
        </draw:frame>
        <draw:custom-shape draw:style-name="gr3" draw:text-style-name="P18" draw:layer="layout" svg:width="3.077cm" svg:height="3.847cm" svg:x="1.501cm" svg:y="12.831cm">
          <text:p/>
          <draw:enhanced-geometry svg:viewBox="0 0 21600 21600" draw:type="rectangle" draw:enhanced-path="M 0 0 L 21600 0 21600 21600 0 21600 0 0 Z N"/>
        </draw:custom-shape>
        <draw:custom-shape draw:style-name="gr16" draw:text-style-name="P32" draw:layer="layout" svg:width="3.077cm" svg:height="3.847cm" svg:x="5.085cm" svg:y="12.825cm">
          <text:p/>
          <draw:enhanced-geometry svg:viewBox="0 0 21600 21600" draw:type="rectangle" draw:enhanced-path="M 0 0 L 21600 0 21600 21600 0 21600 0 0 Z N"/>
        </draw:custom-shape>
        <draw:frame presentation:style-name="pr4" draw:text-style-name="P20" draw:layer="layout" svg:width="25.6cm" svg:height="14.504cm" svg:x="1.2cm" svg:y="4.8cm" presentation:class="outline" presentation:user-transformed="true">
          <draw:text-box>
            <text:list text:style-name="L3">
              <text:list-item>
                <text:p text:style-name="P9"><text:span text:style-name="T13">в журнале создается запись о завершении контрольной точки</text:span><text:span text:style-name="T13"><text:line-break/></text:span><text:span text:style-name="T13">с указанием момента ее начала</text:span></text:p>
              </text:list-item>
              <text:list-item>
                <text:p text:style-name="P9"><text:span text:style-name="T13">в файл pg_control записывается LSN контрольной точки</text:span></text:p>
              </text:list-item>
            </text:list>
          </draw:text-box>
        </draw:frame>
        <draw:custom-shape draw:style-name="gr16" draw:text-style-name="P32" draw:layer="layout" svg:width="3.077cm" svg:height="3.847cm" svg:x="8.67cm" svg:y="12.825cm">
          <text:p/>
          <draw:enhanced-geometry svg:viewBox="0 0 21600 21600" draw:type="rectangle" draw:enhanced-path="M 0 0 L 21600 0 21600 21600 0 21600 0 0 Z N"/>
        </draw:custom-shape>
        <draw:custom-shape draw:style-name="gr7" draw:text-style-name="P22" draw:layer="layout" svg:width="1.523cm" svg:height="1.529cm" draw:transform="rotate (1.5707963267949) translate (9.436cm 18.439cm)">
          <text:p/>
          <draw:enhanced-geometry svg:viewBox="0 0 21600 21600" draw:mirror-vertical="true" draw:text-areas="0 ?f0 ?f5 ?f2" draw:type="right-arrow" draw:modifiers="14286.6141732283 5364.705882352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21" draw:layer="layout" svg:width="1.947cm" svg:height="0.962cm" svg:x="5.622cm" svg:y="11.509cm">
          <draw:text-box>
            <text:p text:style-name="P1"><text:span text:style-name="T20">WAL</text:span></text:p>
          </draw:text-box>
        </draw:frame>
        <draw:frame draw:style-name="gr18" draw:text-style-name="P33" xml:id="id3" draw:id="id3" draw:layer="layout" svg:width="11.312cm" svg:height="1.916cm" svg:x="15.069cm" svg:y="14.13cm">
          <draw:text-box>
            <text:p><text:span text:style-name="T21">…</text:span></text:p>
            <text:p><text:span text:style-name="T21">Latest checkpoint location: <text:s text:c="5"/></text:span><text:span text:style-name="T21"><text:tab/></text:span><text:span text:style-name="T21"> <text:s text:c="4"/>0/1BA0CD8</text:span></text:p>
          </draw:text-box>
        </draw:frame>
        <draw:custom-shape draw:style-name="gr19" draw:text-style-name="P34" xml:id="id1" draw:id="id1" draw:layer="layout" svg:width="3.077cm" svg:height="0.82cm" svg:x="8.67cm" svg:y="15.068cm">
          <text:p/>
          <draw:enhanced-geometry svg:viewBox="0 0 21600 21600" draw:mirror-horizontal="false" draw:mirror-vertical="false" draw:type="rectangle" draw:enhanced-path="M 0 0 L 21600 0 21600 21600 0 21600 0 0 Z N"/>
        </draw:custom-shape>
        <draw:custom-shape draw:style-name="gr20" draw:text-style-name="P35" draw:layer="layout" svg:width="3.077cm" svg:height="2.243cm" svg:x="8.67cm" svg:y="12.825cm">
          <text:p/>
          <draw:enhanced-geometry svg:viewBox="0 0 21600 21600" draw:type="rectangle" draw:enhanced-path="M 0 0 L 21600 0 21600 21600 0 21600 0 0 Z N"/>
        </draw:custom-shape>
        <draw:custom-shape draw:style-name="gr21" draw:text-style-name="P36" xml:id="id2" draw:id="id2" draw:layer="layout" svg:width="3.077cm" svg:height="0.82cm" svg:x="1.501cm" svg:y="13.717cm">
          <text:p/>
          <draw:enhanced-geometry svg:viewBox="0 0 21600 21600" draw:mirror-horizontal="false" draw:mirror-vertical="false" draw:type="rectangle" draw:enhanced-path="M 0 0 L 21600 0 21600 21600 0 21600 0 0 Z N"/>
        </draw:custom-shape>
        <draw:connector draw:style-name="gr22" draw:text-style-name="P37" draw:layer="layout" draw:type="curve" svg:x1="8.67cm" svg:y1="15.478cm" svg:x2="4.578cm" svg:y2="14.127cm" draw:start-shape="id1" draw:start-glue-point="3" draw:end-shape="id2" svg:d="M8670 15478c-3070 0-1025-1351-4092-1351" svg:viewBox="0 0 4093 1352">
          <text:p/>
        </draw:connector>
        <draw:frame draw:style-name="gr17" draw:text-style-name="P21" draw:layer="layout" svg:width="8.378cm" svg:height="0.962cm" svg:x="16.257cm" svg:y="12.368cm">
          <draw:text-box>
            <text:p text:style-name="P1"><text:span text:style-name="T20">PGDATA/global/pg_control</text:span></text:p>
          </draw:text-box>
        </draw:frame>
        <draw:custom-shape draw:style-name="gr23" draw:text-style-name="P31" draw:layer="layout" svg:width="4.071cm" svg:height="2.232cm" svg:x="1.151cm" svg:y="9.681cm">
          <text:p text:style-name="P30"><text:span text:style-name="T23">в этот</text:span></text:p>
          <text:p text:style-name="P30"><text:span text:style-name="T23">момент началась</text:span></text:p>
          <text:p text:style-name="P30"><text:span text:style-name="T23">контрольная</text:span></text:p>
          <text:p text:style-name="P30"><text:span text:style-name="T23">точка</text:span></text:p>
          <draw:enhanced-geometry svg:viewBox="0 0 21600 21600" draw:glue-points="10800 0 3160 3160 0 10800 3160 18440 10800 21600 18440 18440 21600 10800 18440 3160 ?f14 ?f15" draw:text-areas="3200 3200 18400 18400" draw:type="round-callout" draw:modifiers="5362.86836935167 38856.78459471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31" draw:layer="layout" svg:width="4.071cm" svg:height="2.232cm" svg:x="10.151cm" svg:y="11.774cm">
          <text:p text:style-name="P30"><text:span text:style-name="T23">запись</text:span></text:p>
          <text:p text:style-name="P30"><text:span text:style-name="T23">о завершении</text:span></text:p>
          <text:p text:style-name="P30"><text:span text:style-name="T23">контрольной</text:span></text:p>
          <text:p text:style-name="P30"><text:span text:style-name="T23">точки</text:span></text:p>
          <draw:enhanced-geometry svg:viewBox="0 0 21600 21600" draw:glue-points="10800 0 3160 3160 0 10800 3160 18440 10800 21600 18440 18440 21600 10800 18440 3160 ?f14 ?f15" draw:text-areas="3200 3200 18400 18400" draw:type="round-callout" draw:modifiers="2530.25540275049 31350.470219435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22" draw:text-style-name="P37" draw:layer="layout" draw:type="curve" svg:x1="15.069cm" svg:y1="15.088cm" svg:x2="11.747cm" svg:y2="15.478cm" draw:start-shape="id3" draw:start-glue-point="3" draw:end-shape="id1" draw:end-glue-point="1" svg:d="M15069 15088c-2491 0-831 390-3322 390" svg:viewBox="0 0 3323 391">
          <text:p/>
        </draw:connector>
        <draw:frame draw:style-name="gr18" draw:text-style-name="P33" draw:layer="layout" svg:width="11.276cm" svg:height="1.916cm" svg:x="15.069cm" svg:y="15.331cm">
          <draw:text-box>
            <text:p><text:span text:style-name="T21">Latest checkpoint's REDO location: <text:s text:c="2"/>0/1BA0CA0</text:span></text:p>
            <text:p><text:span text:style-name="T21">…</text:span></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5" draw:text-style-name="P17" draw:layer="layout" svg:width="16.799cm" svg:height="13.364cm" svg:x="2.1cm" svg:y="14.107cm" presentation:class="notes" presentation:user-transformed="true">
            <draw:text-box>
              <text:p text:style-name="P16"><text:span text:style-name="T6">В конце работы процесс создает журнальную запись об окончании контрольной точки. В этой записи содержится LSN момента начала работы контрольной точки. Поскольку контрольная точка ничего не записывает в журнал в начале своей работы, по этому LSN может находиться любая журнальная запись.</text:span></text:p>
              <text:p text:style-name="P16"><text:span text:style-name="T6">Кроме того, в специальный файл PGDATA/global/pg_control записывается указание на созданную журнальную запись. Таким образом можно быстро выяснить последнюю пройденную контрольную точку.</text:span></text:p>
              <text:p text:style-name="P16"><text:span text:style-name="T6"/></text:p>
            </draw:text-box>
          </draw:frame>
        </presentation:notes>
      </draw:page>
      <draw:page draw:name="page9" draw:style-name="dp1" draw:master-page-name="master" presentation:presentation-page-layout-name="AL1T1">
        <office:forms form:automatic-focus="false" form:apply-design-mode="false"/>
        <draw:frame presentation:style-name="pr11" draw:text-style-name="P8" draw:layer="layout" svg:width="19.8cm" svg:height="1.741cm" svg:x="1.2cm" svg:y="0.737cm" presentation:class="title" presentation:user-transformed="true">
          <draw:text-box>
            <text:p><text:span text:style-name="T10">Демонстрация</text:span></text:p>
          </draw:text-box>
        </draw:frame>
        <draw:frame presentation:style-name="pr12" draw:text-style-name="P8" draw:layer="layout" svg:width="25.6cm" svg:height="14.4cm" svg:x="1.2cm" svg:y="4.8cm" presentation:class="outline" presentation:placeholder="true" presentation:user-transformed="true">
          <draw:text-box/>
        </draw:frame>
        <draw:frame draw:style-name="gr24" draw:text-style-name="P38" draw:layer="layout" svg:width="17.893cm" svg:height="11.728cm" svg:x="5.054cm" svg:y="6.182cm">
          <draw:image xlink:href="Pictures/10000001000001B9000001219F9F77CFE0FDB8A0.png" xlink:type="simple" xlink:show="embed" xlink:actuate="onLoad" draw:mime-type="image/png">
            <text:p text:style-name="P1"><text:span text:style-name="T24"/></text:p>
            <text:p text:style-name="P1"><text:span text:style-name="T24"/></text:p>
            <text:p text:style-name="P1"><text:span text:style-name="T24"/></text:p>
            <text:p text:style-name="P1"><text:span text:style-name="T24"><text:s text:c="11"/></text:span><text:span text:style-name="T24">$ psql</text:span></text:p>
            <text:p text:style-name="P1"><text:span text:style-name="T24"><text:s text:c="11"/></text:span><text:span text:style-name="T24">postgres=#</text:span></text:p>
          </draw:image>
        </draw:frame>
        <presentation:notes draw:style-name="dp2">
          <draw:page-thumbnail draw:style-name="gr2" draw:layer="layout" svg:width="14.848cm" svg:height="11.136cm" svg:x="3.075cm" svg:y="2.257cm" draw:page-number="9" presentation:class="page"/>
          <draw:frame presentation:style-name="pr13" draw:text-style-name="P11" draw:layer="layout" svg:width="16.799cm" svg:height="13.364cm" svg:x="2.1cm" svg:y="14.107cm" presentation:class="notes" presentation:placeholder="true">
            <draw:text-box/>
          </draw:frame>
        </presentation:notes>
      </draw:page>
      <draw:page draw:name="page10" draw:style-name="dp1" draw:master-page-name="master" presentation:presentation-page-layout-name="AL1T1" draw:nav-order="id10 id11 id12 id13 id14 id15 id16 id17 id18 id19 id20 id21 id22 id23">
        <office:forms form:automatic-focus="false" form:apply-design-mode="false"/>
        <draw:frame presentation:style-name="pr10" draw:text-style-name="P39" xml:id="id10" draw:id="id10" draw:layer="layout" svg:width="20.136cm" svg:height="3.481cm" svg:x="1.2cm" svg:y="0.737cm" presentation:class="title" presentation:user-transformed="true">
          <draw:text-box>
            <text:p><text:span text:style-name="T25">Восстановление</text:span></text:p>
          </draw:text-box>
        </draw:frame>
        <draw:frame presentation:style-name="pr4" draw:text-style-name="P10" xml:id="id11" draw:id="id11" draw:layer="layout" svg:width="25.6cm" svg:height="14.504cm" svg:x="1.2cm" svg:y="4.8cm" presentation:class="outline" presentation:user-transformed="true">
          <draw:text-box>
            <text:list text:style-name="L3">
              <text:list-item>
                <text:p text:style-name="P9"><text:span text:style-name="T11">При старте сервера после сбоя</text:span></text:p>
                <text:list>
                  <text:list-item>
                    <text:p text:style-name="P14"><text:span text:style-name="T13">1. найти LSN</text:span><text:span text:style-name="T26">0</text:span><text:span text:style-name="T13"> начала последней завершенной контрольной точки</text:span></text:p>
                  </text:list-item>
                  <text:list-item>
                    <text:p text:style-name="P40"><text:span text:style-name="T27">2. применить каждую запись журнала, начиная с LSN</text:span><text:span text:style-name="T28">0</text:span><text:span text:style-name="T29"> </text:span><text:span text:style-name="T27">,</text:span><text:span text:style-name="T27"><text:line-break/></text:span><text:span text:style-name="T27"> <text:s text:c="3"/>если LSN</text:span><text:span text:style-name="T30"> записи больше, чем </text:span><text:span text:style-name="T27">LSN страницы</text:span></text:p>
                  </text:list-item>
                  <text:list-item>
                    <text:p text:style-name="P41"><text:span text:style-name="T30">3. оборвать начатые, но незафиксированные транзакции</text:span></text:p>
                  </text:list-item>
                  <text:list-item>
                    <text:p text:style-name="P41"><text:span text:style-name="T30">4. перезаписать нежурналируемые таблицы init-файлами</text:span></text:p>
                  </text:list-item>
                  <text:list-item>
                    <text:p><text:span text:style-name="T30">5. выполнить контрольную точку</text:span></text:p>
                  </text:list-item>
                  <text:list-item>
                    <text:p/>
                  </text:list-item>
                </text:list>
              </text:list-item>
            </text:list>
          </draw:text-box>
        </draw:frame>
        <draw:line draw:style-name="gr25" draw:text-style-name="P42" xml:id="id12" draw:id="id12" draw:layer="layout" svg:x1="1.224cm" svg:y1="17.635cm" svg:x2="24.384cm" svg:y2="17.635cm">
          <text:p/>
        </draw:line>
        <draw:line draw:style-name="gr26" draw:text-style-name="P42" xml:id="id13" draw:id="id13" draw:layer="layout" svg:x1="2.794cm" svg:y1="17.641cm" svg:x2="10.16cm" svg:y2="17.635cm">
          <text:p/>
        </draw:line>
        <draw:frame draw:style-name="gr27" draw:text-style-name="P43" xml:id="id14" draw:id="id14" draw:layer="layout" svg:width="1.226cm" svg:height="0.886cm" svg:x="24.324cm" svg:y="17.095cm">
          <draw:text-box>
            <text:p><text:span text:style-name="T31">xid</text:span></text:p>
          </draw:text-box>
        </draw:frame>
        <draw:frame draw:style-name="gr28" draw:text-style-name="P33" xml:id="id15" draw:id="id15" draw:layer="layout" svg:width="4.79cm" svg:height="1.02cm" svg:x="2.625cm" svg:y="17.795cm">
          <draw:text-box>
            <text:p><text:span text:style-name="T6">контрольная точка</text:span></text:p>
          </draw:text-box>
        </draw:frame>
        <draw:frame draw:style-name="gr28" draw:text-style-name="P33" xml:id="id16" draw:id="id16" draw:layer="layout" svg:width="4.79cm" svg:height="1.02cm" svg:x="11.425cm" svg:y="17.791cm">
          <draw:text-box>
            <text:p><text:span text:style-name="T6">контрольная точка</text:span></text:p>
          </draw:text-box>
        </draw:frame>
        <draw:frame draw:style-name="gr29" draw:text-style-name="P42" xml:id="id17" draw:id="id17" draw:layer="layout" svg:width="0.853cm" svg:height="0.853cm" svg:x="19.802cm" svg:y="17.198cm">
          <draw:image xlink:href="Pictures/1000042100000B0F00000B0FB132F1B118EFDC5A.svg" xlink:type="simple" xlink:show="embed" xlink:actuate="onLoad" draw:mime-type="image/svg+xml">
            <text:p/>
          </draw:image>
          <draw:image xlink:href="Pictures/100000010000006B0000006BD6BA5E438DE4D87C.png" xlink:type="simple" xlink:show="embed" xlink:actuate="onLoad" draw:mime-type="image/png"/>
        </draw:frame>
        <draw:frame draw:style-name="gr30" draw:text-style-name="P33" xml:id="id18" draw:id="id18" draw:layer="layout" svg:width="1.586cm" svg:height="1.02cm" svg:x="19.525cm" svg:y="17.791cm">
          <draw:text-box>
            <text:p><text:span text:style-name="T6">сбой</text:span></text:p>
          </draw:text-box>
        </draw:frame>
        <draw:custom-shape draw:style-name="gr31" draw:text-style-name="P42" xml:id="id19" draw:id="id19" draw:layer="layout" svg:width="0.675cm" svg:height="8.429cm" draw:transform="rotate (1.5707963267949) translate (11.75cm 17.135cm)">
          <text:p/>
          <draw:enhanced-geometry svg:viewBox="0 0 21600 21600" draw:glue-points="0 0 0 21600 21600 10800" draw:text-areas="0 ?f9 7800 ?f10" draw:type="right-brace" draw:modifiers="1077.96610169492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2" draw:text-style-name="P44" xml:id="id20" draw:id="id20" draw:layer="layout" svg:width="7.479cm" svg:height="1.02cm" svg:x="12.7cm" svg:y="15.649cm">
          <draw:text-box>
            <text:p text:style-name="P37"><text:span text:style-name="T6">необходимые файлы журнала</text:span></text:p>
          </draw:text-box>
        </draw:frame>
        <draw:line draw:style-name="gr33" draw:text-style-name="P42" xml:id="id21" draw:id="id21" draw:layer="layout" svg:x1="11.75cm" svg:y1="17.633cm" svg:x2="11.75cm" svg:y2="15.001cm">
          <text:p/>
        </draw:line>
        <draw:frame draw:style-name="gr34" draw:text-style-name="P45" xml:id="id22" draw:id="id22" draw:layer="layout" svg:width="4.21cm" svg:height="1.361cm" svg:x="11.424cm" svg:y="13.65cm">
          <draw:text-box>
            <text:p text:style-name="P1"><text:span text:style-name="T6">начало</text:span></text:p>
            <text:p text:style-name="P1"><text:span text:style-name="T6">восстановления</text:span></text:p>
          </draw:text-box>
        </draw:frame>
        <draw:line draw:style-name="gr26" draw:text-style-name="P42" xml:id="id23" draw:id="id23" draw:layer="layout" svg:x1="11.53cm" svg:y1="17.635cm" svg:x2="18.896cm" svg:y2="17.629cm">
          <text:p/>
        </draw:line>
        <presentation:notes draw:style-name="dp2">
          <draw:page-thumbnail draw:style-name="gr2" draw:layer="layout" svg:width="14.848cm" svg:height="11.136cm" svg:x="3.075cm" svg:y="2.257cm" draw:page-number="10" presentation:class="page"/>
          <draw:frame presentation:style-name="pr14" draw:text-style-name="P46" draw:layer="layout" svg:width="16.799cm" svg:height="14.321cm" svg:x="2.1cm" svg:y="14.107cm" presentation:class="notes" presentation:user-transformed="true">
            <draw:text-box>
              <text:p text:style-name="P16"><text:span text:style-name="T32">Если в работе сервера произошел сбой, то при последующем запуске процесс startup обнаруживает это (в файле pg_control статус отличен</text:span><text:span text:style-name="T32"><text:line-break/></text:span><text:span text:style-name="T32">от «shut down») и выполняет автоматическое восстановление.</text:span></text:p>
              <text:p text:style-name="P16"><text:span text:style-name="T33">Сначала процесс читает из того же файла </text:span><text:span text:style-name="T34">LSN</text:span><text:span text:style-name="T33"> записи о последней завершенной контрольной точке. Из этой записи процесс узнает позицию LSN</text:span><text:span text:style-name="T35">0</text:span><text:span text:style-name="T32"> начала этой контрольной точки.</text:span></text:p>
              <text:p text:style-name="P16"><text:span text:style-name="T32">(Для полноты картины заметим: если присутствует файл backup_label, запись о контрольной точке читается из него — это нужно для восстановления из резервных копий. Подробнее см. курс DBA3.) </text:span></text:p>
              <text:p text:style-name="P16"><text:span text:style-name="T33">Далее процесс startup читает журнал вперед </text:span><text:span text:style-name="T32">от найденной позиции, последовательно применяя записи к страницам, если в этом есть необходимость (что можно проверить, сравнив LSN страницы на диске с LSN журнальной записи). Изменение страниц происходит в буферном кеше, как при обычной работе.</text:span></text:p>
              <text:p text:style-name="P16"><text:span text:style-name="T32">Записи, относящиеся к страницам CLOG, восстанавливают статус транзакций. Транзакции, не зафиксированные к концу восстановления, считаются оборванными; их изменения не видны в снимках данных.</text:span></text:p>
              <text:p text:style-name="P16"><text:span text:style-name="T32">Аналогично записи применяются и к файлам: например, если запись говорит, что файл должен быть создан, а его нет — файл создается.</text:span></text:p>
              <text:p text:style-name="P16"><text:span text:style-name="T32">В конце процесса все нежурналируемые таблицы перезаписываются с помощью образов в init-файлах. На этом процесс startup завершает работу, после чего процесс checkpointer выполняет контрольную точку, чтобы зафиксировать восстановленное состояние.</text:span></text:p>
            </draw:text-box>
          </draw:frame>
        </presentation:notes>
      </draw:page>
      <draw:page draw:name="page11" draw:style-name="dp1" draw:master-page-name="master" presentation:presentation-page-layout-name="AL1T1">
        <office:forms form:automatic-focus="false" form:apply-design-mode="false"/>
        <draw:frame presentation:style-name="pr11" draw:text-style-name="P8" draw:layer="layout" svg:width="19.8cm" svg:height="1.741cm" svg:x="1.2cm" svg:y="0.737cm" presentation:class="title" presentation:user-transformed="true">
          <draw:text-box>
            <text:p><text:span text:style-name="T10">Демонстрация</text:span></text:p>
          </draw:text-box>
        </draw:frame>
        <draw:frame presentation:style-name="pr12" draw:text-style-name="P8" draw:layer="layout" svg:width="25.6cm" svg:height="14.4cm" svg:x="1.2cm" svg:y="4.8cm" presentation:class="outline" presentation:placeholder="true" presentation:user-transformed="true">
          <draw:text-box/>
        </draw:frame>
        <draw:frame draw:style-name="gr24" draw:text-style-name="P38" draw:layer="layout" svg:width="17.893cm" svg:height="11.728cm" svg:x="5.054cm" svg:y="6.182cm">
          <draw:image xlink:href="Pictures/10000001000001B9000001219F9F77CFE0FDB8A0.png" xlink:type="simple" xlink:show="embed" xlink:actuate="onLoad" draw:mime-type="image/png">
            <text:p text:style-name="P1"><text:span text:style-name="T24"/></text:p>
            <text:p text:style-name="P1"><text:span text:style-name="T24"/></text:p>
            <text:p text:style-name="P1"><text:span text:style-name="T24"/></text:p>
            <text:p text:style-name="P1"><text:span text:style-name="T24"><text:s text:c="11"/></text:span><text:span text:style-name="T24">$ psql</text:span></text:p>
            <text:p text:style-name="P1"><text:span text:style-name="T24"><text:s text:c="11"/></text:span><text:span text:style-name="T24">postgres=#</text:span></text:p>
          </draw:image>
        </draw:frame>
        <presentation:notes draw:style-name="dp2">
          <draw:page-thumbnail draw:style-name="gr2" draw:layer="layout" svg:width="14.848cm" svg:height="11.136cm" svg:x="3.075cm" svg:y="2.257cm" draw:page-number="11" presentation:class="page"/>
          <draw:frame presentation:style-name="pr13" draw:text-style-name="P11" draw:layer="layout" svg:width="16.799cm" svg:height="13.364cm" svg:x="2.1cm" svg:y="14.107cm" presentation:class="notes" presentation:placeholder="true">
            <draw:text-box/>
          </draw:frame>
        </presentation:notes>
      </draw:page>
      <draw:page draw:name="page12" draw:style-name="dp1" draw:master-page-name="master" presentation:presentation-page-layout-name="AL1T1">
        <office:forms form:automatic-focus="false" form:apply-design-mode="false"/>
        <draw:frame presentation:style-name="pr4" draw:text-style-name="P50" draw:layer="layout" svg:width="25.6cm" svg:height="14.504cm" svg:x="1.352cm" svg:y="4.953cm" presentation:class="outline" presentation:user-transformed="true">
          <draw:text-box>
            <text:list text:style-name="L3">
              <text:list-item>
                <text:p text:style-name="P47"><text:span text:style-name="T14">Настройки</text:span></text:p>
                <text:list>
                  <text:list-item>
                    <text:p text:style-name="P48"><text:span text:style-name="T22">checkpoint_timeout</text:span><text:span text:style-name="T13"><text:tab/></text:span><text:span text:style-name="T13">= 5min</text:span></text:p>
                  </text:list-item>
                  <text:list-item>
                    <text:p text:style-name="P49"><text:span text:style-name="T22">max_wal_size</text:span><text:span text:style-name="T13"><text:tab/></text:span><text:span text:style-name="T13">= 1GB</text:span></text:p>
                  </text:list-item>
                </text:list>
                <text:p text:style-name="P29"><text:span text:style-name="T13"/></text:p>
              </text:list-item>
            </text:list>
          </draw:text-box>
        </draw:frame>
        <draw:polygon draw:style-name="gr35" draw:text-style-name="P51" draw:layer="layout" svg:width="4.109cm" svg:height="5.505cm" svg:x="3.01cm" svg:y="12.136cm" svg:viewBox="0 0 4110 5506" draw:points="4110,0 4110,5506 0,5506 0,2294 0,2239">
          <text:p/>
        </draw:polygon>
        <draw:frame presentation:style-name="pr9" draw:text-style-name="P8" draw:layer="layout" svg:width="20.136cm" svg:height="1.737cm" svg:x="1.2cm" svg:y="0.737cm" presentation:class="title" presentation:user-transformed="true">
          <draw:text-box>
            <text:p><text:span text:style-name="T10">Частота контрольных точек</text:span></text:p>
          </draw:text-box>
        </draw:frame>
        <draw:line draw:style-name="gr26" draw:text-style-name="P42" draw:layer="layout" svg:x1="2.794cm" svg:y1="17.642cm" svg:x2="2.986cm" svg:y2="17.642cm">
          <text:p/>
        </draw:line>
        <draw:frame draw:style-name="gr36" draw:text-style-name="P43" draw:layer="layout" svg:width="2.119cm" svg:height="0.886cm" svg:x="24.924cm" svg:y="17.096cm">
          <draw:text-box>
            <text:p><text:span text:style-name="T31">время</text:span></text:p>
          </draw:text-box>
        </draw:frame>
        <draw:custom-shape draw:style-name="gr37" draw:text-style-name="P42" draw:layer="layout" svg:width="0.583cm" svg:height="7.644cm" draw:transform="rotate (1.5707963267949) translate (3.05cm 18.566cm)">
          <text:p/>
          <draw:enhanced-geometry svg:viewBox="0 0 21600 21600" draw:mirror-vertical="true" draw:glue-points="0 0 0 21600 21600 10800" draw:text-areas="0 ?f9 7800 ?f10" draw:type="right-brace" draw:modifiers="1011.48463047744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8" draw:text-style-name="P43" draw:layer="layout" svg:width="3.529cm" svg:height="0.878cm" svg:x="2.564cm" svg:y="9.81cm">
          <draw:text-box>
            <text:p><text:span text:style-name="T31">объем WAL</text:span></text:p>
          </draw:text-box>
        </draw:frame>
        <draw:frame draw:style-name="gr39" draw:text-style-name="P52" draw:layer="layout" svg:width="4.782cm" svg:height="1.02cm" svg:x="4.525cm" svg:y="18.695cm">
          <draw:text-box>
            <text:p><text:span text:style-name="T16">checkpoint_timeout</text:span></text:p>
          </draw:text-box>
        </draw:frame>
        <draw:custom-shape draw:style-name="gr40" draw:text-style-name="P54" draw:layer="layout" svg:width="1.588cm" svg:height="1.4cm" svg:x="12.541cm" svg:y="5.483cm">
          <text:p text:style-name="P53"><text:span text:style-name="T36">↑</text:span></text:p>
          <draw:enhanced-geometry svg:viewBox="0 0 21600 21600" draw:glue-points="10800 0 3160 3160 0 10800 3160 18440 10800 21600 18440 18440 21600 10800 18440 3160 ?f14 ?f15" draw:text-areas="3200 3200 18400 18400" draw:type="round-callout" draw:modifiers="-10969.9181875393 18316.05995717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41" draw:text-style-name="P42" draw:layer="layout" svg:x1="3.024cm" svg:y1="12.136cm" svg:x2="23.968cm" svg:y2="12.136cm">
          <text:p/>
        </draw:line>
        <draw:line draw:style-name="gr41" draw:text-style-name="P42" draw:layer="layout" svg:x1="7.107cm" svg:y1="17.635cm" svg:x2="7.112cm" svg:y2="12.205cm">
          <text:p/>
        </draw:line>
        <draw:custom-shape draw:style-name="gr42" draw:text-style-name="P51" draw:layer="layout" svg:width="11.833cm" svg:height="5.437cm" svg:x="2.995cm" svg:y="12.2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25" draw:text-style-name="P42" draw:layer="layout" svg:x1="3.024cm" svg:y1="17.636cm" svg:x2="24.924cm" svg:y2="17.636cm">
          <text:p/>
        </draw:line>
        <draw:custom-shape draw:style-name="gr43" draw:text-style-name="P42" draw:layer="layout" svg:width="0.63cm" svg:height="5.408cm" draw:transform="rotate (-3.14159265358979) translate (2.748cm 17.584cm)">
          <text:p/>
          <draw:enhanced-geometry svg:viewBox="0 0 21600 21600" draw:mirror-vertical="true" draw:glue-points="0 0 0 21600 21600 10800" draw:text-areas="0 ?f9 7800 ?f10" draw:type="right-brace" draw:modifiers="1214.76992993751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4" draw:text-style-name="P52" draw:layer="layout" svg:width="3.918cm" svg:height="1.104cm" draw:transform="rotate (1.5707963267949) translate (1.091cm 16.866cm)">
          <draw:text-box>
            <text:p><text:span text:style-name="T16">max_wal_size</text:span></text:p>
          </draw:text-box>
        </draw:frame>
        <draw:custom-shape draw:style-name="gr45" draw:text-style-name="P31" draw:layer="layout" svg:width="4.871cm" svg:height="1.516cm" draw:transform="rotate (0.418180888777841) translate (7.876cm 16.209cm)">
          <text:p text:style-name="P30"><text:span text:style-name="T23">объем за одну</text:span></text:p>
          <text:p text:style-name="P30"><text:span text:style-name="T23">контрольную точку</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263.0541871921 14423.731048121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31" draw:layer="layout" svg:width="3.331cm" svg:height="2.262cm" svg:x="17.588cm" svg:y="10.259cm">
          <text:p text:style-name="P30"><text:span text:style-name="T23">объем,</text:span></text:p>
          <text:p text:style-name="P30"><text:span text:style-name="T23">необходимый</text:span></text:p>
          <text:p text:style-name="P30"><text:span text:style-name="T23">для восста-</text:span></text:p>
          <text:p text:style-name="P30"><text:span text:style-name="T23">новления</text:span></text:p>
          <draw:enhanced-geometry svg:viewBox="0 0 21600 21600" draw:glue-points="10800 0 3160 3160 0 10800 3160 18440 10800 21600 18440 18440 21600 10800 18440 3160 ?f14 ?f15" draw:text-areas="3200 3200 18400 18400" draw:type="round-callout" draw:modifiers="21775.0300120048 25417.940786566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41" draw:text-style-name="P42" draw:layer="layout" svg:x1="22.563cm" svg:y1="17.635cm" svg:x2="22.568cm" svg:y2="12.205cm">
          <text:p/>
        </draw:line>
        <draw:line draw:style-name="gr25" draw:text-style-name="P42" draw:layer="layout" svg:x1="3.024cm" svg:y1="17.636cm" svg:x2="2.997cm" svg:y2="10.701cm">
          <text:p/>
        </draw:line>
        <draw:custom-shape draw:style-name="gr42" draw:text-style-name="P51" draw:layer="layout" svg:width="11.833cm" svg:height="5.437cm" svg:x="10.695cm" svg:y="12.2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1" draw:layer="layout" svg:width="5.568cm" svg:height="2.507cm" svg:x="18.43cm" svg:y="15.13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48" draw:text-style-name="P42" draw:layer="layout" svg:x1="7.11cm" svg:y1="15.794cm" svg:x2="7.11cm" svg:y2="17.601cm">
          <text:p/>
        </draw:line>
        <draw:line draw:style-name="gr48" draw:text-style-name="P42" draw:layer="layout" svg:x1="14.85cm" svg:y1="15.795cm" svg:x2="14.85cm" svg:y2="17.602cm">
          <text:p/>
        </draw:line>
        <draw:line draw:style-name="gr49" draw:text-style-name="P55" draw:layer="layout" svg:x1="22.55cm" svg:y1="15.796cm" svg:x2="22.55cm" svg:y2="17.603cm">
          <text:p/>
        </draw:line>
        <draw:line draw:style-name="gr50" draw:text-style-name="P42" draw:layer="layout" svg:x1="10.55cm" svg:y1="17.64cm" svg:x2="14.868cm" svg:y2="17.635cm">
          <text:p/>
        </draw:line>
        <draw:line draw:style-name="gr50" draw:text-style-name="P42" draw:layer="layout" svg:x1="2.81cm" svg:y1="17.641cm" svg:x2="7.128cm" svg:y2="17.641cm">
          <text:p/>
        </draw:line>
        <draw:line draw:style-name="gr50" draw:text-style-name="P42" draw:layer="layout" svg:x1="18.25cm" svg:y1="17.64cm" svg:x2="22.568cm" svg:y2="17.64cm">
          <text:p/>
        </draw:line>
        <draw:line draw:style-name="gr51" draw:text-style-name="P42" draw:layer="layout" svg:x1="23.998cm" svg:y1="14.756cm" svg:x2="23.998cm" svg:y2="17.636cm">
          <text:p/>
        </draw:line>
        <draw:polyline draw:style-name="gr52" draw:text-style-name="P42" draw:layer="layout" svg:width="18.251cm" svg:height="10.638cm" draw:transform="skewX (7.67377115668814E-017) rotate (0.493404579538797) translate (2.99696692892615cm 14.3489385032334cm)" svg:viewBox="0 0 18252 10639" draw:points="0,0 4672,0 2935,3219 11463,3730 9762,6892 18252,7381 16551,10544 18124,10639">
          <text:p/>
        </draw:polyline>
        <presentation:notes draw:style-name="dp2">
          <draw:page-thumbnail draw:style-name="gr2" draw:layer="layout" svg:width="14.848cm" svg:height="11.136cm" svg:x="3.075cm" svg:y="2.257cm" draw:page-number="12" presentation:class="page"/>
          <draw:frame presentation:style-name="pr15" draw:text-style-name="P17" draw:layer="layout" svg:width="16.799cm" svg:height="13.966cm" svg:x="2.1cm" svg:y="14.107cm" presentation:class="notes" presentation:user-transformed="true">
            <draw:text-box>
              <text:p text:style-name="P16"><text:span text:style-name="T6">Обычно контрольная точка настраивается из следующих соображений.</text:span></text:p>
              <text:p text:style-name="P16"><text:span text:style-name="T6">Сначала надо определиться, какая частота срабатываний нас устраивает (исходя из допустимого времени восстановления и объема журнальных файлов за это время при стандартной нагрузке). Чем реже можно позволить себе контрольные точки, тем лучше — это сокращает накладные расходы.</text:span></text:p>
              <text:p text:style-name="P16"><text:span text:style-name="T6">Устраивающая частота записывается в параметр </text:span><text:span text:style-name="T16">checkpoint_timeout</text:span><text:span text:style-name="T6"> (значение по умолчанию — 5 минут — слишком мало, часто время увеличивают до получаса).</text:span></text:p>
              <text:p text:style-name="P16"><text:span text:style-name="T6">Однако возможна ситуация, когда нагрузка станет выше расчетной</text:span><text:span text:style-name="T6"><text:line-break/></text:span><text:span text:style-name="T6">и за указанное время будет сгенерирован слишком большой объем журнальных записей. Для этого в параметре </text:span><text:span text:style-name="T16">max_wal_size</text:span><text:span text:style-name="T6"> указывают общий допустимый объем журнальных записей.</text:span></text:p>
              <text:p text:style-name="P16"><text:span text:style-name="T6">Для восстановления после сбоя сервер должен хранить файлы с момента последней контрольной точки, плюс файлы, накопившиеся во время работы текущей контрольной точки. Поэтому общий объем можно оценить как</text:span></text:p>
              <text:p text:style-name="P16"><text:span text:style-name="T6">(1 + </text:span><text:span text:style-name="T16">checkpoint_completion_target</text:span><text:span text:style-name="T6">) * </text:span><text:span text:style-name="T16">объем-между-контр-точками.</text:span></text:p>
              <text:p text:style-name="P16"><text:span text:style-name="T6">Таким образом большая часть контрольных точек происходит</text:span><text:span text:style-name="T6"><text:line-break/></text:span><text:span text:style-name="T6">по расписанию, раз в </text:span><text:span text:style-name="T16">checkpoint_timeout</text:span><text:span text:style-name="T6"> единиц времени. Но при повышенной нагрузке контрольная точка вызывается чаще, чтобы постараться уложиться в объем </text:span><text:span text:style-name="T16">max_wal_size</text:span><text:span text:style-name="T6">.</text:span></text:p>
            </draw:text-box>
          </draw:frame>
        </presentation:notes>
      </draw:page>
      <draw:page draw:name="page13" draw:style-name="dp1" draw:master-page-name="master" presentation:presentation-page-layout-name="AL1T1">
        <draw:frame presentation:style-name="pr9" draw:text-style-name="P8" draw:layer="layout" svg:width="20.34cm" svg:height="1.737cm" svg:x="1.2cm" svg:y="0.737cm" presentation:class="title" presentation:user-transformed="true">
          <draw:text-box>
            <text:p><text:span text:style-name="T10">Объем файлов журнала</text:span></text:p>
          </draw:text-box>
        </draw:frame>
        <draw:frame presentation:style-name="pr4" draw:text-style-name="P10" draw:layer="layout" svg:width="25.6cm" svg:height="15.259cm" svg:x="1.2cm" svg:y="4.045cm" presentation:class="outline" presentation:user-transformed="true">
          <draw:text-box>
            <text:list text:style-name="L3">
              <text:list-item>
                <text:p text:style-name="P56"><text:span text:style-name="T37">Сервер хранит журнальные файлы</text:span></text:p>
                <text:list>
                  <text:list-item>
                    <text:p text:style-name="P57"><text:span text:style-name="T38">необходимые для восстановления (обычно &lt; </text:span><text:span text:style-name="T39">max_wal_size</text:span><text:span text:style-name="T38">)</text:span></text:p>
                  </text:list-item>
                  <text:list-item>
                    <text:p text:style-name="P57"><text:span text:style-name="T38">еще не прочитанные через слоты репликации</text:span></text:p>
                  </text:list-item>
                  <text:list-item>
                    <text:p text:style-name="P57"><text:span text:style-name="T38">еще не записанные в архив, если настроена непрерывная архивация</text:span></text:p>
                  </text:list-item>
                  <text:list-item>
                    <text:p text:style-name="P57"><text:span text:style-name="T40">не превышающие по объему </text:span><text:span text:style-name="T41">wal_keep_size</text:span></text:p>
                  </text:list-item>
                  <text:list-item>
                    <text:p text:style-name="P58"><text:span text:style-name="T40">не превышающие по объему</text:span><text:span text:style-name="T42"> </text:span><text:span text:style-name="T39">min_wal_size</text:span><text:span text:style-name="T38"> (при переиспользовании)</text:span></text:p>
                  </text:list-item>
                </text:list>
              </text:list-item>
              <text:list-item>
                <text:p text:style-name="P59"><text:span text:style-name="T37">Настройки</text:span></text:p>
                <text:list>
                  <text:list-item>
                    <text:p text:style-name="P60"><text:span text:style-name="T39">max_wal_size</text:span><text:span text:style-name="T38"><text:tab/></text:span><text:span text:style-name="T38">= 1GB</text:span></text:p>
                  </text:list-item>
                  <text:list-item>
                    <text:p text:style-name="P60"><text:span text:style-name="T39">wal_keep_size</text:span><text:span text:style-name="T38"><text:tab/></text:span><text:span text:style-name="T38">= 0</text:span></text:p>
                  </text:list-item>
                  <text:list-item>
                    <text:p text:style-name="P60"><text:span text:style-name="T41">wal_recycle</text:span><text:span text:style-name="T40"><text:tab/></text:span><text:span text:style-name="T40">= on</text:span></text:p>
                  </text:list-item>
                  <text:list-item>
                    <text:p text:style-name="P60"><text:span text:style-name="T39">min_wal_size</text:span><text:span text:style-name="T38"><text:tab/></text:span><text:span text:style-name="T38">= 80MB</text:span></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16" draw:text-style-name="P17" draw:layer="layout" svg:width="16.799cm" svg:height="14.521cm" svg:x="2.1cm" svg:y="14.107cm" presentation:class="notes" presentation:user-transformed="true">
            <draw:text-box>
              <text:p text:style-name="P16"><text:span text:style-name="T6">Надо понимать, что объем, указанный в параметре </text:span><text:span text:style-name="T16">max_wal_size</text:span><text:span text:style-name="T43">,</text:span><text:span text:style-name="T6"> может быть превышен. Это не жесткое ограничение, а ориентир для процесса checkpointer, влияющий на активность записи грязных буферов.</text:span></text:p>
              <text:p text:style-name="P16"><text:span text:style-name="T17">Кроме того, сервер не имеет права стереть журнальные файлы, еще не переданные через слоты репликации, и файлы, еще не записанные в архив при непрерывном архивировании. Это может привести</text:span><text:span text:style-name="T17"><text:line-break/></text:span><text:span text:style-name="T17">к перерасходу места, так что если этот функционал используется, необходим постоянный мониторинг. </text:span></text:p>
              <text:p text:style-name="P16"><text:span text:style-name="T17">Можно на случай отставания реплики параметром </text:span><text:span text:style-name="T44">wal_keep_size</text:span><text:span text:style-name="T17"> установить </text:span><text:span text:style-name="T6">минимальный объем файлов журнала, остающихся после контрольной точки. Это не гарантирует, что журнальная запись сохранится до момента, когда она понадобится реплике, но все же позволяет работать без слота репликации.</text:span></text:p>
              <text:p text:style-name="P16"><text:span text:style-name="T17">По умолчанию журнальные файлы могут не удаляться, а просто переименовываться и использоваться заново. Параметр </text:span><text:span text:style-name="T44">min_wal_size </text:span><text:span text:style-name="T17">задает минимальный неудаляемый объем. Это позволяет сэкономить на постоянном создании и удалении файлов. Однако для файловых систем с copy-on-write быстрее создать новый файл, поэтому для них рекомендуется отключить переиспользование, установив </text:span><text:span text:style-name="T16">wal_recycle=off.</text:span></text:p>
              <text:p text:style-name="P16"><text:span text:style-name="T45"><text:a xlink:href="https://postgrespro.ru/docs/postgresql/16/wal-configuration" xlink:type="simple">https://postgrespro.ru/docs/postgresql/16/wal-configuration</text:a></text:span></text:p>
              <text:p text:style-name="P16"><text:span text:style-name="T45"><text:a xlink:href="https://postgrespro.ru/docs/postgresql/16/runtime-config-wal#RUNTIME-CONFIG-WAL-CHECKPOINTS" xlink:type="simple">https://postgrespro.ru/docs/postgresql/16/runtime-config-wal#RUNTIME-CONFIG-WAL-CHECKPOINTS</text:a></text:span></text:p>
              <text:p text:style-name="P16"><text:span text:style-name="T6"/></text:p>
            </draw:text-box>
          </draw:frame>
        </presentation:notes>
      </draw:page>
      <draw:page draw:name="page14" draw:style-name="dp1" draw:master-page-name="master" presentation:presentation-page-layout-name="AL1T1">
        <office:forms form:automatic-focus="false" form:apply-design-mode="false"/>
        <draw:frame presentation:style-name="pr11" draw:text-style-name="P8" draw:layer="layout" svg:width="19.8cm" svg:height="1.741cm" svg:x="1.2cm" svg:y="0.737cm" presentation:class="title" presentation:user-transformed="true">
          <draw:text-box>
            <text:p><text:span text:style-name="T10">Демонстрация</text:span></text:p>
          </draw:text-box>
        </draw:frame>
        <draw:frame presentation:style-name="pr12" draw:text-style-name="P8" draw:layer="layout" svg:width="25.6cm" svg:height="14.4cm" svg:x="1.2cm" svg:y="4.8cm" presentation:class="outline" presentation:placeholder="true" presentation:user-transformed="true">
          <draw:text-box/>
        </draw:frame>
        <draw:frame draw:style-name="gr24" draw:text-style-name="P38" draw:layer="layout" svg:width="17.893cm" svg:height="11.728cm" svg:x="5.054cm" svg:y="6.182cm">
          <draw:image xlink:href="Pictures/10000001000001B9000001219F9F77CFE0FDB8A0.png" xlink:type="simple" xlink:show="embed" xlink:actuate="onLoad" draw:mime-type="image/png">
            <text:p text:style-name="P1"><text:span text:style-name="T24"/></text:p>
            <text:p text:style-name="P1"><text:span text:style-name="T24"/></text:p>
            <text:p text:style-name="P1"><text:span text:style-name="T24"/></text:p>
            <text:p text:style-name="P1"><text:span text:style-name="T24"><text:s text:c="11"/></text:span><text:span text:style-name="T24">$ psql</text:span></text:p>
            <text:p text:style-name="P1"><text:span text:style-name="T24"><text:s text:c="11"/></text:span><text:span text:style-name="T24">postgres=#</text:span></text:p>
          </draw:image>
        </draw:frame>
        <presentation:notes draw:style-name="dp2">
          <draw:page-thumbnail draw:style-name="gr2" draw:layer="layout" svg:width="14.848cm" svg:height="11.136cm" svg:x="3.075cm" svg:y="2.257cm" draw:page-number="14" presentation:class="page"/>
          <draw:frame presentation:style-name="pr13" draw:text-style-name="P11" draw:layer="layout" svg:width="16.799cm" svg:height="13.364cm" svg:x="2.1cm" svg:y="14.107cm" presentation:class="notes" presentation:placeholder="true">
            <draw:text-box/>
          </draw:frame>
        </presentation:notes>
      </draw:page>
      <draw:page draw:name="page15" draw:style-name="dp1" draw:master-page-name="template21" presentation:presentation-page-layout-name="AL1T1">
        <office:forms form:automatic-focus="false" form:apply-design-mode="false"/>
        <draw:frame presentation:style-name="pr6" draw:text-style-name="P8" draw:layer="layout" svg:width="19.81cm" svg:height="1.737cm" svg:x="1.2cm" svg:y="0.737cm" presentation:class="title" presentation:user-transformed="true">
          <draw:text-box>
            <text:p><text:span text:style-name="T10">Фоновая запись</text:span></text:p>
          </draw:text-box>
        </draw:frame>
        <draw:frame presentation:style-name="pr7" draw:text-style-name="P12" draw:layer="layout" svg:width="25.199cm" svg:height="12.179cm" svg:x="1.2cm" svg:y="4.8cm" presentation:class="outline" presentation:user-transformed="true">
          <draw:text-box>
            <text:list text:style-name="L4">
              <text:list-item>
                <text:p><text:span text:style-name="T12">Процесс фоновой записи</text:span></text:p>
              </text:list-item>
              <text:list-item>
                <text:p><text:span text:style-name="T12">Настройка</text:span></text:p>
              </text:list-item>
              <text:list-item>
                <text:p><text:span text:style-name="T12"/></text:p>
              </text:list-item>
            </text:list>
          </draw:text-box>
        </draw:frame>
        <presentation:notes draw:style-name="dp2">
          <draw:page-thumbnail draw:style-name="gr2" draw:layer="layout" svg:width="14.848cm" svg:height="11.136cm" svg:x="3.075cm" svg:y="2.257cm" draw:page-number="15" presentation:class="page"/>
          <draw:frame presentation:style-name="pr8" draw:text-style-name="P13" draw:layer="layout" svg:width="16.799cm" svg:height="13.364cm" svg:x="2.1cm" svg:y="14.107cm" presentation:class="notes" presentation:placeholder="true" presentation:user-transformed="true">
            <draw:text-box/>
          </draw:frame>
        </presentation:notes>
      </draw:page>
      <draw:page draw:name="page16" draw:style-name="dp1" draw:master-page-name="master" presentation:presentation-page-layout-name="AL1T1">
        <office:forms form:automatic-focus="false" form:apply-design-mode="false"/>
        <draw:custom-shape draw:style-name="gr4" draw:text-style-name="P19" draw:layer="layout" svg:width="3.077cm" svg:height="3.847cm" svg:x="8.67cm" svg:y="12.825cm">
          <text:p/>
          <draw:enhanced-geometry svg:viewBox="0 0 21600 21600" draw:type="rectangle" draw:enhanced-path="M 0 0 L 21600 0 21600 21600 0 21600 0 0 Z N"/>
        </draw:custom-shape>
        <draw:frame presentation:style-name="pr3" draw:text-style-name="P8" draw:layer="layout" svg:width="19.8cm" svg:height="1.741cm" svg:x="1.2cm" svg:y="0.737cm" presentation:class="title" presentation:user-transformed="true">
          <draw:text-box>
            <text:p><text:span text:style-name="T10">Процесс фоновой записи</text:span></text:p>
          </draw:text-box>
        </draw:frame>
        <draw:custom-shape draw:style-name="gr4" draw:text-style-name="P19" draw:layer="layout" svg:width="3.077cm" svg:height="3.847cm" svg:x="5.085cm" svg:y="12.825cm">
          <text:p/>
          <draw:enhanced-geometry svg:viewBox="0 0 21600 21600" draw:type="rectangle" draw:enhanced-path="M 0 0 L 21600 0 21600 21600 0 21600 0 0 Z N"/>
        </draw:custom-shape>
        <draw:custom-shape draw:style-name="gr4" draw:text-style-name="P19" draw:layer="layout" svg:width="3.077cm" svg:height="3.847cm" svg:x="1.501cm" svg:y="12.83cm">
          <text:p/>
          <draw:enhanced-geometry svg:viewBox="0 0 21600 21600" draw:type="rectangle" draw:enhanced-path="M 0 0 L 21600 0 21600 21600 0 21600 0 0 Z N"/>
        </draw:custom-shape>
        <draw:custom-shape draw:style-name="gr9" draw:text-style-name="P24" draw:layer="layout" svg:width="3.077cm" svg:height="3.847cm" svg:x="12.256cm" svg:y="12.83cm">
          <text:p/>
          <draw:enhanced-geometry svg:viewBox="0 0 21600 21600" draw:type="rectangle" draw:enhanced-path="M 0 0 L 21600 0 21600 21600 0 21600 0 0 Z N"/>
        </draw:custom-shape>
        <draw:custom-shape draw:style-name="gr9" draw:text-style-name="P24" draw:layer="layout" svg:width="3.077cm" svg:height="3.847cm" svg:x="19.425cm" svg:y="12.83cm">
          <text:p/>
          <draw:enhanced-geometry svg:viewBox="0 0 21600 21600" draw:type="rectangle" draw:enhanced-path="M 0 0 L 21600 0 21600 21600 0 21600 0 0 Z N"/>
        </draw:custom-shape>
        <draw:custom-shape draw:style-name="gr9" draw:text-style-name="P24" draw:layer="layout" svg:width="3.077cm" svg:height="3.847cm" svg:x="15.825cm" svg:y="12.829cm">
          <text:p/>
          <draw:enhanced-geometry svg:viewBox="0 0 21600 21600" draw:type="rectangle" draw:enhanced-path="M 0 0 L 21600 0 21600 21600 0 21600 0 0 Z N"/>
        </draw:custom-shape>
        <draw:custom-shape draw:style-name="gr11" draw:text-style-name="P27" draw:layer="layout" svg:width="3.077cm" svg:height="0.769cm" svg:x="15.825cm" svg:y="11.906cm">
          <text:p text:style-name="P25"><text:span text:style-name="T21">3</text:span></text:p>
          <draw:enhanced-geometry svg:viewBox="0 0 21600 21600" draw:type="rectangle" draw:enhanced-path="M 0 0 L 21600 0 21600 21600 0 21600 0 0 Z N"/>
        </draw:custom-shape>
        <draw:custom-shape draw:style-name="gr11" draw:text-style-name="P27" draw:layer="layout" svg:width="3.077cm" svg:height="0.769cm" svg:x="12.256cm" svg:y="11.907cm">
          <text:p text:style-name="P25"><text:span text:style-name="T21">1</text:span></text:p>
          <draw:enhanced-geometry svg:viewBox="0 0 21600 21600" draw:type="rectangle" draw:enhanced-path="M 0 0 L 21600 0 21600 21600 0 21600 0 0 Z N"/>
        </draw:custom-shape>
        <draw:custom-shape draw:style-name="gr11" draw:text-style-name="P27" draw:layer="layout" svg:width="3.077cm" svg:height="0.769cm" svg:x="19.425cm" svg:y="11.907cm">
          <text:p text:style-name="P25"><text:span text:style-name="T21">1</text:span></text:p>
          <draw:enhanced-geometry svg:viewBox="0 0 21600 21600" draw:type="rectangle" draw:enhanced-path="M 0 0 L 21600 0 21600 21600 0 21600 0 0 Z N"/>
        </draw:custom-shape>
        <draw:frame draw:style-name="gr53" draw:text-style-name="P33" draw:layer="layout" svg:width="3.161cm" svg:height="1.361cm" svg:x="1.03cm" svg:y="6.694cm">
          <draw:text-box>
            <text:p><text:span text:style-name="T21">следующая</text:span></text:p>
            <text:p text:style-name="P61"><text:span text:style-name="T21">жертва</text:span></text:p>
          </draw:text-box>
        </draw:frame>
        <draw:custom-shape draw:style-name="gr54" draw:text-style-name="P62" xml:id="id6" draw:id="id6" draw:layer="layout" svg:width="0.76cm" svg:height="0.76cm" svg:x="4.301cm" svg:y="7.006cm">
          <text:p/>
          <draw:enhanced-geometry svg:viewBox="0 0 21600 21600" draw:type="rectangle" draw:enhanced-path="M 0 0 L 21600 0 21600 21600 0 21600 0 0 Z N"/>
        </draw:custom-shape>
        <draw:connector draw:style-name="gr55" draw:text-style-name="P37" draw:layer="layout" draw:type="curve" svg:x1="11.981cm" svg:y1="7.767cm" svg:x2="3.039cm" svg:y2="11.907cm" draw:start-shape="id4" draw:end-shape="id5" draw:end-glue-point="0" svg:d="M11981 7767c0 3105-8942 1035-8942 4140" svg:viewBox="0 0 8943 4141">
          <text:p/>
        </draw:connector>
        <draw:custom-shape draw:style-name="gr56" draw:text-style-name="P63" draw:layer="layout" svg:width="3.746cm" svg:height="1.402cm" svg:x="8.35cm" svg:y="11.586cm">
          <text:p/>
          <draw:enhanced-geometry svg:viewBox="0 0 21600 21600" draw:path-stretchpoint-x="10800" draw:path-stretchpoint-y="10800" draw:text-areas="?f3 ?f4 ?f5 ?f6" draw:type="round-rectangle" draw:modifiers="5511.61796151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6" xml:id="id5" draw:id="id5" draw:layer="layout" svg:width="3.077cm" svg:height="0.769cm" svg:x="1.501cm" svg:y="11.907cm">
          <text:p text:style-name="P25"><text:span text:style-name="T21">3</text:span></text:p>
          <draw:enhanced-geometry svg:viewBox="0 0 21600 21600" draw:type="rectangle" draw:enhanced-path="M 0 0 L 21600 0 21600 21600 0 21600 0 0 Z N"/>
        </draw:custom-shape>
        <draw:g>
          <draw:custom-shape draw:style-name="gr12" draw:text-style-name="P22" draw:layer="layout" svg:width="0.189cm" svg:height="0.355cm" draw:transform="rotate (-0.432318055718995) translate (2.051cm 11.777cm)">
            <text:p/>
            <draw:enhanced-geometry svg:viewBox="0 0 21600 21600" draw:type="rectangle" draw:enhanced-path="M 0 0 L 21600 0 21600 21600 0 21600 0 0 Z N"/>
          </draw:custom-shape>
          <draw:path draw:style-name="gr13" draw:text-style-name="P28" draw:layer="layout" svg:width="0.578cm" svg:height="0.687cm" svg:x="1.774cm" svg:y="11.69cm" svg:viewBox="0 0 579 688" svg:d="M210 688l-7-2-7-3-5-1-7-3-7-2-3-1 15-62c-45-15-85-35-120-60-46-33-69-66-69-99 0-31 16-56 49-75 28-16 60-25 96-27l111-247c-17-26-26-44-26-54 0-35 30-52 90-52 50 0 103 11 160 33 66 26 99 55 99 89 0 17-8 31-24 42-5 3-21 10-46 19l-65 250c47 30 70 68 70 115 0 64-53 96-159 96-37 0-76-5-117-15l-25 59zM157 369c-1 2-2 4-2 6 0 17 15 35 44 52 16 10 32 17 48 21l90-303-65-27z">
            <text:p/>
          </draw:path>
        </draw:g>
        <draw:connector draw:style-name="gr57" draw:text-style-name="P37" draw:layer="layout" draw:type="curve" svg:x1="4.681cm" svg:y1="7.766cm" svg:x2="3.039cm" svg:y2="11.907cm" draw:start-shape="id6" draw:end-shape="id5" draw:end-glue-point="0" svg:d="M4681 7766c0 3105-1642 1035-1642 4141" svg:viewBox="0 0 1643 4142">
          <text:p/>
        </draw:connector>
        <draw:custom-shape draw:style-name="gr58" draw:text-style-name="P31" draw:layer="layout" svg:width="3.436cm" svg:height="2.098cm" svg:x="10.732cm" svg:y="13.477cm">
          <text:p text:style-name="P30"><text:span text:style-name="T23">может быть</text:span></text:p>
          <text:p text:style-name="P30"><text:span text:style-name="T23">вытеснен, надо</text:span></text:p>
          <text:p text:style-name="P30"><text:span text:style-name="T23">записать</text:span></text:p>
          <draw:enhanced-geometry svg:viewBox="0 0 21600 21600" draw:glue-points="10800 0 3160 3160 0 10800 3160 18440 10800 21600 18440 18440 21600 10800 18440 3160 ?f14 ?f15" draw:text-areas="3200 3200 18400 18400" draw:type="round-callout" draw:modifiers="1231.77189409369 -7995.80752739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 draw:text-style-name="P26" xml:id="id7" draw:id="id7" draw:layer="layout" svg:width="3.077cm" svg:height="0.769cm" svg:x="5.085cm" svg:y="11.902cm">
          <text:p text:style-name="P25"><text:span text:style-name="T21">1</text:span></text:p>
          <draw:enhanced-geometry svg:viewBox="0 0 21600 21600" draw:type="rectangle" draw:enhanced-path="M 0 0 L 21600 0 21600 21600 0 21600 0 0 Z N"/>
        </draw:custom-shape>
        <draw:custom-shape draw:style-name="gr10" draw:text-style-name="P26" xml:id="id9" draw:id="id9" draw:layer="layout" svg:width="3.077cm" svg:height="0.769cm" svg:x="8.67cm" svg:y="11.902cm">
          <text:p text:style-name="P25"><text:span text:style-name="T21">0</text:span></text:p>
          <draw:enhanced-geometry svg:viewBox="0 0 21600 21600" draw:type="rectangle" draw:enhanced-path="M 0 0 L 21600 0 21600 21600 0 21600 0 0 Z N"/>
        </draw:custom-shape>
        <draw:frame draw:style-name="gr59" draw:text-style-name="P33" draw:layer="layout" svg:width="3.169cm" svg:height="1.361cm" svg:x="8.33cm" svg:y="6.695cm">
          <draw:text-box>
            <text:p><text:span text:style-name="T21">следующий</text:span></text:p>
            <text:p text:style-name="P61"><text:span text:style-name="T21">на запись</text:span></text:p>
          </draw:text-box>
        </draw:frame>
        <draw:custom-shape draw:style-name="gr60" draw:text-style-name="P63" xml:id="id8" draw:id="id8" draw:layer="layout" svg:width="1.291cm" svg:height="1.273cm" svg:x="11.339cm" svg:y="6.756cm">
          <text:p/>
          <draw:enhanced-geometry svg:viewBox="0 0 21600 21600" draw:path-stretchpoint-x="10800" draw:path-stretchpoint-y="10800" draw:text-areas="?f3 ?f4 ?f5 ?f6" draw:type="round-rectangle" draw:modifiers="4833.314825097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62" xml:id="id4" draw:id="id4" draw:layer="layout" svg:width="0.76cm" svg:height="0.76cm" svg:x="11.601cm" svg:y="7.007cm">
          <text:p/>
          <draw:enhanced-geometry svg:viewBox="0 0 21600 21600" draw:type="rectangle" draw:enhanced-path="M 0 0 L 21600 0 21600 21600 0 21600 0 0 Z N"/>
        </draw:custom-shape>
        <draw:connector draw:style-name="gr55" draw:text-style-name="P37" draw:layer="layout" draw:type="curve" svg:x1="11.981cm" svg:y1="7.767cm" svg:x2="6.623cm" svg:y2="11.902cm" draw:start-shape="id4" draw:start-glue-point="2" draw:end-shape="id7" draw:end-glue-point="0" svg:d="M11981 7767c0 3100-5358 1033-5358 4135" svg:viewBox="0 0 5359 4136">
          <text:p/>
        </draw:connector>
        <draw:connector draw:style-name="gr57" draw:text-style-name="P37" draw:layer="layout" draw:type="curve" svg:x1="11.984cm" svg:y1="8.029cm" svg:x2="10.208cm" svg:y2="11.902cm" draw:start-shape="id8" draw:start-glue-point="2" draw:end-shape="id9" draw:end-glue-point="0" svg:d="M11984 8029c0 2904-1776 968-1776 3873" svg:viewBox="0 0 1777 3874">
          <text:p/>
        </draw:connector>
        <draw:custom-shape draw:style-name="gr7" draw:text-style-name="P22" draw:layer="layout" svg:width="1.523cm" svg:height="1.529cm" draw:transform="rotate (1.5707963267949) translate (9.436cm 18.439cm)">
          <text:p/>
          <draw:enhanced-geometry svg:viewBox="0 0 21600 21600" draw:mirror-vertical="true" draw:text-areas="0 ?f0 ?f5 ?f2" draw:type="right-arrow" draw:modifiers="14286.6141732283 5364.705882352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2" draw:text-style-name="P22" draw:layer="layout" svg:width="0.189cm" svg:height="0.355cm" draw:transform="rotate (-0.432318055718995) translate (16.355cm 11.775cm)">
            <text:p/>
            <draw:enhanced-geometry svg:viewBox="0 0 21600 21600" draw:type="rectangle" draw:enhanced-path="M 0 0 L 21600 0 21600 21600 0 21600 0 0 Z N"/>
          </draw:custom-shape>
          <draw:path draw:style-name="gr13" draw:text-style-name="P28" draw:layer="layout" svg:width="0.578cm" svg:height="0.687cm" svg:x="16.078cm" svg:y="11.688cm" svg:viewBox="0 0 579 688" svg:d="M210 688l-7-2-7-3-5-1-7-3-7-2-3-1 15-62c-45-15-85-35-120-60-46-33-69-66-69-99 0-31 16-56 49-75 28-16 60-25 96-27l111-247c-17-26-26-44-26-54 0-35 30-52 90-52 50 0 103 11 160 33 66 26 99 55 99 89 0 17-8 31-24 42-5 3-21 10-46 19l-65 250c47 30 70 68 70 115 0 64-53 96-159 96-37 0-76-5-117-15l-25 59zM157 369c-1 2-2 4-2 6 0 17 15 35 44 52 16 10 32 17 48 21l90-303-65-27z">
            <text:p/>
          </draw:path>
        </draw:g>
        <presentation:notes draw:style-name="dp2">
          <office:forms form:automatic-focus="false" form:apply-design-mode="false"/>
          <draw:page-thumbnail draw:style-name="gr2" draw:layer="layout" svg:width="14.848cm" svg:height="11.136cm" svg:x="3.075cm" svg:y="2.257cm" draw:page-number="16" presentation:class="page"/>
          <draw:frame presentation:style-name="pr5" draw:text-style-name="P17" draw:layer="layout" svg:width="16.799cm" svg:height="13.364cm" svg:x="2.1cm" svg:y="14.107cm" presentation:class="notes" presentation:user-transformed="true">
            <draw:text-box>
              <text:p text:style-name="P16"><text:span text:style-name="T6">Когда обслуживающий процесс собирается вытеснить страницу из буфера, он может обнаружить, что буфер грязный, и ему придется записывать эту страницу на диск. Чтобы снизить вероятность таких ситуаций, в дополнение к процессу контрольной точки (checkpointer) существует также процесс фоновой записи (background writer, bgwriter или просто writer).</text:span></text:p>
              <text:p text:style-name="P16"><text:span text:style-name="T6">Процесс фоновой записи использует тот же самый алгоритм поиска буферов для вытеснения, что и обслуживающие процессы, только использует свой указатель. Он может опережать указатель на «жертву», но никогда не отстает от него.</text:span></text:p>
              <text:p text:style-name="P16"><text:span text:style-name="T6">Записываются буферы, которые одновременно:</text:span></text:p>
              <text:p text:style-name="P16"><text:span text:style-name="T6">- содержат измененные данные (грязные),</text:span></text:p>
              <text:p text:style-name="P16"><text:span text:style-name="T6">- не закреплены (pin count = 0),</text:span></text:p>
              <text:p text:style-name="P16"><text:span text:style-name="T6">- имеют нулевое число обращений (usage count = 0).</text:span></text:p>
              <text:p text:style-name="P16"><text:span text:style-name="T17">Таким образом, фоновый процесс записи, </text:span><text:span text:style-name="T6">«забегая вперед», находит те буферы, которые с большой вероятностью вскоре потребуется вытеснить. За счет этого обслуживающий процесс скорее всего обнаружит, что выбранный им буфер не является грязным.</text:span></text:p>
              <text:p text:style-name="P16"><text:span text:style-name="T6"/></text:p>
            </draw:text-box>
          </draw:frame>
        </presentation:notes>
      </draw:page>
      <draw:page draw:name="page17"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Процесс фоновой записи</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1">Алгоритм</text:span></text:p>
                <text:list>
                  <text:list-item>
                    <text:p text:style-name="P9"><text:span text:style-name="T13">уснуть на </text:span><text:span text:style-name="T22">bgwriter_delay</text:span></text:p>
                  </text:list-item>
                  <text:list-item>
                    <text:p text:style-name="P64"><text:span text:style-name="T46">если в среднем за цикл запрашивается </text:span><text:span text:style-name="T22">N</text:span><text:span text:style-name="T46"> буферов, то записать</text:span></text:p>
                  </text:list-item>
                  <text:list-item>
                    <text:p text:style-name="P64"><text:span text:style-name="T22">N</text:span><text:span text:style-name="T46"> </text:span><text:span text:style-name="T47">* </text:span><text:span text:style-name="T48">bgwriter_lru_multiplier </text:span><text:span text:style-name="T49">≤ </text:span><text:span text:style-name="T48">bgwriter_lru_maxpages</text:span></text:p>
                  </text:list-item>
                  <text:list-item>
                    <text:p text:style-name="P65"><text:span text:style-name="T47">грязных буферов</text:span></text:p>
                  </text:list-item>
                </text:list>
              </text:list-item>
              <text:list-item>
                <text:p text:style-name="P9"><text:span text:style-name="T11">Настройки</text:span></text:p>
                <text:list>
                  <text:list-item>
                    <text:p text:style-name="P66"><text:span text:style-name="T13">bgwriter_delay</text:span><text:span text:style-name="T13"><text:tab/></text:span><text:span text:style-name="T13">= 200ms</text:span></text:p>
                  </text:list-item>
                  <text:list-item>
                    <text:p text:style-name="P66"><text:span text:style-name="T38">bgwriter_lru_maxpages</text:span><text:span text:style-name="T38"><text:tab/></text:span><text:span text:style-name="T38">= 100</text:span></text:p>
                  </text:list-item>
                  <text:list-item>
                    <text:p text:style-name="P66"><text:span text:style-name="T13">bgwriter_lru_multiplier</text:span><text:span text:style-name="T13"><text:tab/></text:span><text:span text:style-name="T13">= 2.0</text:span></text:p>
                  </text:list-item>
                  <text:list-item>
                    <text:p text:style-name="P66"><text:span text:style-name="T13">bgwriter_flush_after</text:span><text:span text:style-name="T13"><text:tab/></text:span><text:span text:style-name="T13">= 512kB</text:span></text:p>
                  </text:list-item>
                  <text:list-item>
                    <text:p text:style-name="P67"><text:span text:style-name="T13"/></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17" draw:text-style-name="P17" draw:layer="layout" svg:width="16.799cm" svg:height="15.076cm" svg:x="2.1cm" svg:y="14.107cm" presentation:class="notes" presentation:user-transformed="true">
            <draw:text-box>
              <text:p text:style-name="P16"><text:span text:style-name="T6">Процесс фоновой записи работает циклами максимум по </text:span><text:span text:style-name="T16">bgwriter_lru_maxpages </text:span><text:span text:style-name="T43">страниц</text:span><text:span text:style-name="T6">, засыпая между циклами на время </text:span><text:span text:style-name="T16">bgwriter_delay</text:span><text:span text:style-name="T6">.</text:span></text:p>
              <text:p text:style-name="P16"><text:span text:style-name="T6">(Таким образом, если установить параметр </text:span><text:span text:style-name="T16">bgwriter_lru_maxpages</text:span><text:span text:style-name="T16"><text:line-break/></text:span><text:span text:style-name="T6">в ноль, процесс фактически не будет работать.)</text:span></text:p>
              <text:p text:style-name="P16"><text:span text:style-name="T6">Точное число буферов для записи определяется по среднему количеству буферов, которые запрашивались обслуживающими процессами с прошлого цикла (используется скользящее среднее, чтобы сгладить неравномерность между циклами, но при этом не зависеть от давней истории). Вычисленное количество буферов умножается на коэффициент </text:span><text:span text:style-name="T16">bgwriter_lru_multiplier</text:span><text:span text:style-name="T6">.</text:span></text:p>
              <text:p text:style-name="P16"><text:span text:style-name="T6">Если процесс совсем не обнаружил грязных буферов (то есть в системе ничего не происходит), он «впадает в спячку», из которой его выводит обращение серверного процесса за буфером. После этого процесс просыпается и опять работает обычным образом.</text:span></text:p>
              <text:p text:style-name="P16"><text:span text:style-name="T17">При необходимости записи большого количества данных </text:span><text:span text:style-name="T50">сервер даёт указание ОС произвести промежуточный сброс данных в хранилище (fsync) по достижении объема, задаваемого параметром </text:span><text:span text:style-name="T51">bgwriter_flush_after</text:span><text:span text:style-name="T17">. Это уменьшает задержки фиксации транзакций и выполнение синхронизации в конце контрольной точки.</text:span></text:p>
              <text:p text:style-name="P16"><text:span text:style-name="T6">Процесс фоновой записи имеет смысл настраивать после того, как настроена контрольная точка. Совместно с контрольной точкой эти процессы должны успевать записывать грязные буферы до того, как они потребуются обслуживающим процессам.</text:span></text:p>
              <text:p text:style-name="P16"><text:span text:style-name="T6"/></text:p>
            </draw:text-box>
          </draw:frame>
        </presentation:notes>
      </draw:page>
      <draw:page draw:name="page18" draw:style-name="dp1" draw:master-page-name="template21" presentation:presentation-page-layout-name="AL1T1">
        <office:forms form:automatic-focus="false" form:apply-design-mode="false"/>
        <draw:frame presentation:style-name="pr6" draw:text-style-name="P8" draw:layer="layout" svg:width="19.81cm" svg:height="1.737cm" svg:x="1.2cm" svg:y="0.737cm" presentation:class="title" presentation:user-transformed="true">
          <draw:text-box>
            <text:p><text:span text:style-name="T10">Мониторинг</text:span></text:p>
          </draw:text-box>
        </draw:frame>
        <draw:frame presentation:style-name="pr7" draw:text-style-name="P12" draw:layer="layout" svg:width="25.199cm" svg:height="12.179cm" svg:x="1.2cm" svg:y="4.8cm" presentation:class="outline" presentation:user-transformed="true">
          <draw:text-box>
            <text:list text:style-name="L3">
              <text:list-item>
                <text:p text:style-name="P68"><text:span text:style-name="T14">Контрольные точки</text:span></text:p>
                <text:list>
                  <text:list-item>
                    <text:p text:style-name="P69"><text:span text:style-name="T22">checkpoint_warning </text:span><text:span text:style-name="T46">= 30s</text:span></text:p>
                  </text:list-item>
                  <text:list-item>
                    <text:p text:style-name="P69"><text:span text:style-name="T52">log_checkpoints = </text:span><text:span text:style-name="T53">on</text:span></text:p>
                  </text:list-item>
                  <text:list-item>
                    <text:p text:style-name="P70"><text:span text:style-name="T46">статусы процессов startup, checkpointer</text:span></text:p>
                  </text:list-item>
                </text:list>
              </text:list-item>
              <text:list-item>
                <text:p text:style-name="P71"><text:span text:style-name="T14">Запись грязных буферов процессами</text:span></text:p>
                <text:list>
                  <text:list-item>
                    <text:p text:style-name="P69"><text:span text:style-name="T46">представления pg_stat_bgwriter, pg_stat_io</text:span></text:p>
                  </text:list-item>
                  <text:list-item>
                    <text:p text:style-name="P5"><text:span text:style-name="T46"/></text:p>
                  </text:list-item>
                </text:list>
              </text:list-item>
            </text:list>
          </draw:text-box>
        </draw:frame>
        <presentation:notes draw:style-name="dp2">
          <draw:page-thumbnail draw:style-name="gr2" draw:layer="layout" svg:width="14.848cm" svg:height="11.136cm" svg:x="3.075cm" svg:y="2.257cm" draw:page-number="18" presentation:class="page"/>
          <draw:frame presentation:style-name="pr8" draw:text-style-name="P13" draw:layer="layout" svg:width="16.799cm" svg:height="13.364cm" svg:x="2.1cm" svg:y="14.107cm" presentation:class="notes" presentation:user-transformed="true">
            <draw:text-box>
              <text:p text:style-name="P72"><text:span text:style-name="T6">Параметр </text:span><text:span text:style-name="T16">checkpoint_warning </text:span><text:span text:style-name="T43">позволяет выводить в журнал предупреждения о слишком частом выполнении контрольных точек. Если это происходит регулярно, следует подумать об увеличении </text:span><text:span text:style-name="T16">max_wal_size</text:span><text:span text:style-name="T43"> или уменьшении интервала между контрольными точками </text:span><text:span text:style-name="T16">checkpoint_timeout</text:span><text:span text:style-name="T43">.</text:span></text:p>
              <text:p text:style-name="P72"><text:span text:style-name="T43">Включенный по умолчанию параметр </text:span><text:span text:style-name="T16">log_checkpoints</text:span><text:span text:style-name="T43"> выводит в журнал подробную информацию о каждой выполненной контрольной точке.</text:span></text:p>
              <text:p text:style-name="P72"><text:span text:style-name="T43">Когда сервер находится в режиме восстановления, можно следить за статусом процессов startup и checkpointer средствами операционной системы, например с помощью утилиты ps.</text:span></text:p>
              <text:p text:style-name="P72"><text:span text:style-name="T43">Статистику работы процессов, записывающих грязные буферы</text:span><text:span text:style-name="T43"><text:line-break/></text:span><text:span text:style-name="T43">(контрольной точки, фоновой записи и обслуживающих процессов),</text:span><text:span text:style-name="T43"><text:line-break/></text:span><text:span text:style-name="T43">показывает представление pg_stat_bgwriter, а начиная с версии 16 — представление pg_stat_io.</text:span></text:p>
              <text:p text:style-name="P72"><text:span text:style-name="T43">В 17-ой версии PostgreSQL появится новое представление pg_stat_checkpointer, в которое из pg_stat_bgwriter будет перенесена информация о статистике процесса контрольной точки.</text:span></text:p>
              <text:p text:style-name="P72"><text:span text:style-name="T43"/></text:p>
            </draw:text-box>
          </draw:frame>
        </presentation:notes>
      </draw:page>
      <draw:page draw:name="page19" draw:style-name="dp1" draw:master-page-name="master" presentation:presentation-page-layout-name="AL1T1">
        <office:forms form:automatic-focus="false" form:apply-design-mode="false"/>
        <draw:frame presentation:style-name="pr11" draw:text-style-name="P8" draw:layer="layout" svg:width="19.8cm" svg:height="1.741cm" svg:x="1.2cm" svg:y="0.737cm" presentation:class="title" presentation:user-transformed="true">
          <draw:text-box>
            <text:p><text:span text:style-name="T10">Демонстрация</text:span></text:p>
          </draw:text-box>
        </draw:frame>
        <draw:frame presentation:style-name="pr12" draw:text-style-name="P8" draw:layer="layout" svg:width="25.6cm" svg:height="14.4cm" svg:x="1.2cm" svg:y="4.8cm" presentation:class="outline" presentation:placeholder="true" presentation:user-transformed="true">
          <draw:text-box/>
        </draw:frame>
        <draw:frame draw:style-name="gr24" draw:text-style-name="P38" draw:layer="layout" svg:width="17.893cm" svg:height="11.728cm" svg:x="5.054cm" svg:y="6.182cm">
          <draw:image xlink:href="Pictures/10000001000001B9000001219F9F77CFE0FDB8A0.png" xlink:type="simple" xlink:show="embed" xlink:actuate="onLoad" draw:mime-type="image/png">
            <text:p text:style-name="P1"><text:span text:style-name="T24"/></text:p>
            <text:p text:style-name="P1"><text:span text:style-name="T24"/></text:p>
            <text:p text:style-name="P1"><text:span text:style-name="T24"/></text:p>
            <text:p text:style-name="P1"><text:span text:style-name="T24"><text:s text:c="11"/></text:span><text:span text:style-name="T24">$ psql</text:span></text:p>
            <text:p text:style-name="P1"><text:span text:style-name="T24"><text:s text:c="11"/></text:span><text:span text:style-name="T24">postgres=#</text:span></text:p>
          </draw:image>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13" draw:text-style-name="P11" draw:layer="layout" svg:width="16.799cm" svg:height="13.364cm" svg:x="2.1cm" svg:y="14.107cm" presentation:class="notes" presentation:placeholder="true">
            <draw:text-box/>
          </draw:frame>
        </presentation:notes>
      </draw:page>
      <draw:page draw:name="page20"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Итоги</text:span></text:p>
          </draw:text-box>
        </draw:frame>
        <draw:frame presentation:style-name="pr4" draw:text-style-name="P39" draw:layer="layout" svg:width="25.6cm" svg:height="14.4cm" svg:x="1.2cm" svg:y="4.8cm" presentation:class="outline" presentation:user-transformed="true">
          <draw:text-box>
            <text:list text:style-name="L3">
              <text:list-item>
                <text:p text:style-name="P9"><text:span text:style-name="T25">Процесс контрольной точки ограничивает размер хранимых журнальных файлов и сокращает время восстановления</text:span></text:p>
              </text:list-item>
              <text:list-item>
                <text:p text:style-name="P9"><text:span text:style-name="T25">Контрольная точка и фоновая запись сбрасывают на диск <text:s/>грязные буферы</text:span></text:p>
              </text:list-item>
              <text:list-item>
                <text:p text:style-name="P9"><text:span text:style-name="T25">Обслуживающие процессы могут сбрасывать грязные буферы, но не должны этим заниматься</text:span></text:p>
              </text:list-item>
              <text:list-item>
                <text:p text:style-name="P9"><text:span text:style-name="T25"/></text:p>
              </text:list-item>
            </text:list>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5" draw:text-style-name="P73" draw:layer="layout" svg:width="16.799cm" svg:height="13.364cm" svg:x="2.1cm" svg:y="14.107cm" presentation:class="notes" presentation:placeholder="true">
            <draw:text-box/>
          </draw:frame>
        </presentation:notes>
      </draw:page>
      <draw:page draw:name="page21" draw:style-name="dp1" draw:master-page-name="master" presentation:presentation-page-layout-name="AL1T1">
        <office:forms form:automatic-focus="false" form:apply-design-mode="false"/>
        <draw:frame presentation:style-name="pr11" draw:text-style-name="P8" draw:layer="layout" svg:width="19.8cm" svg:height="1.741cm" svg:x="1.2cm" svg:y="0.737cm" presentation:class="title" presentation:user-transformed="true">
          <draw:text-box>
            <text:p><text:span text:style-name="T10">Практика</text:span></text:p>
          </draw:text-box>
        </draw:frame>
        <draw:frame presentation:style-name="pr18" draw:text-style-name="P75" draw:layer="layout" svg:width="25.6cm" svg:height="14.4cm" svg:x="1.2cm" svg:y="4.8cm" presentation:class="outline" presentation:user-transformed="true">
          <draw:text-box>
            <text:list text:style-name="L5">
              <text:list-item>
                <text:p text:style-name="P74"><text:span text:style-name="T54">Настройте выполнение контрольной точки раз в 30 секунд. Установите параметры </text:span><text:span text:style-name="T55">min_wal_size</text:span><text:span text:style-name="T54"> и </text:span><text:span text:style-name="T55">max_wal_size</text:span><text:span text:style-name="T54"> в 16 МБ.</text:span></text:p>
              </text:list-item>
            </text:list>
            <text:list text:style-name="L6">
              <text:list-item>
                <text:p text:style-name="P74"><text:span text:style-name="T54">Несколько минут c помощью утилиты pgbench подавайте нагрузку 100 транзакций/сек.</text:span></text:p>
              </text:list-item>
              <text:list-item>
                <text:p text:style-name="P74"><text:span text:style-name="T54">Измерьте, какой объем журнальных файлов был сгенерирован за это время. Оцените, какой объем приходится в среднем на одну контрольную точку.</text:span></text:p>
              </text:list-item>
              <text:list-item>
                <text:p text:style-name="P74"><text:span text:style-name="T54">Проверьте данные статистики: все ли контрольные точки выполнялись по расписанию? Как можно объяснить полученный результат?</text:span></text:p>
              </text:list-item>
              <text:list-item>
                <text:p text:style-name="P74"><text:span text:style-name="T54">Сбросьте настройки к значениям по умолчанию.</text:span></text:p>
              </text:list-item>
            </text:list>
          </draw:text-box>
        </draw:frame>
        <presentation:notes draw:style-name="dp2">
          <draw:page-thumbnail draw:style-name="gr2" draw:layer="layout" svg:width="14.848cm" svg:height="11.136cm" svg:x="3.075cm" svg:y="2.257cm" draw:page-number="21" presentation:class="page"/>
          <draw:frame presentation:style-name="pr13" draw:text-style-name="P76" draw:layer="layout" svg:width="16.799cm" svg:height="13.364cm" svg:x="2.1cm" svg:y="14.107cm" presentation:class="notes" presentation:user-transformed="true">
            <draw:text-box>
              <text:p text:style-name="P16"><text:span text:style-name="T21"><text:s/></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modern"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Droid Sans Fallback2" svg:font-family="'Droid Sans Fallback'" style:font-family-generic="roman"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ans3" svg:font-family="FreeSans" style:font-family-generic="roman" style:font-pitch="variable"/>
    <style:font-face style:name="Liberation Mono" svg:font-family="'Liberation Mono'" style:font-family-generic="modern" style:font-pitch="fixed"/>
    <style:font-face style:name="Liberation Mono1" svg:font-family="'Liberation Mono', 'Courier New'" style:font-family-generic="modern" style:font-pitch="variable"/>
    <style:font-face style:name="Liberation Mono2" svg:font-family="'Liberation Mono', 'Courier New'" style:font-family-generic="modern" style:font-pitch="fixed"/>
    <style:font-face style:name="Liberation Mono3" svg:font-family="'Liberation Mono'" style:font-family-generic="modern" style:font-pitch="variable"/>
    <style:font-face style:name="Liberation Sans" svg:font-family="'Liberation Sans'" style:font-family-generic="roman" style:font-pitch="variable"/>
    <style:font-face style:name="Liberation Sans1" svg:font-family="'Liberation Sans'" style:font-adornments="Regular" style:font-family-generic="swiss"/>
    <style:font-face style:name="Liberation Sans2" svg:font-family="'Liberation Sans', Arial" style:font-family-generic="swiss" style:font-pitch="variable"/>
    <style:font-face style:name="Liberation Sans3" svg:font-family="'Liberation Sans'" style:font-family-generic="swiss"/>
    <style:font-face style:name="Liberation Sans4" svg:font-family="'Liberation Sans'" style:font-family-generic="swiss" style:font-pitch="variable"/>
    <style:font-face style:name="Liberation Sans5" svg:font-family="'Liberation Sans'" style:font-family-generic="moder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style:font-family-generic="roman" style:font-pitch="variable" style:font-charset="x-symbol"/>
    <style:font-face style:name="Liberation Serif4" svg:font-family="'Liberation Serif'" style:font-pitch="variable" style:font-charset="x-symbol"/>
    <style:font-face style:name="Liberation Serif5" svg:font-family="'Liberation Serif'" style:font-family-generic="modern" style:font-pitch="variable"/>
    <style:font-face style:name="Liberation Serif6" svg:font-family="'Liberation Serif'" style:font-pitch="variable"/>
    <style:font-face style:name="Liberation Serif7" svg:font-family="'Liberation Serif'" style:font-adornments="Regular" style:font-family-generic="roman"/>
    <style:font-face style:name="Lohit Devanagari" svg:font-family="'Lohit Devanagari'"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OpenSymbol" svg:font-family="OpenSymbol, 'Arial Unicode MS'" style:font-pitch="variable" style:font-charset="x-symbol"/>
    <style:font-face style:name="OpenSymbol1" svg:font-family="OpenSymbol, 'Arial Unicode MS'" style:font-charset="x-symbol"/>
    <style:font-face style:name="PT Sans" svg:font-family="'PT Sans'" style:font-family-generic="swiss"/>
    <style:font-face style:name="PT Sans1" svg:font-family="'PT Sans'" style:font-adornments="Regular" style:font-family-generic="swiss"/>
    <style:font-face style:name="PT Sans2" svg:font-family="'PT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e6e6ff" draw:end-color="#f0e6ff" draw:start-intensity="100%" draw:end-intensity="100%" draw:angle="30deg" draw:border="0%"/>
    <draw:gradient draw:name="Gradient_20_40" draw:display-name="Gradient 40" draw:style="linear" draw:start-color="#836bb3" draw:end-color="#f2f3ff" draw:start-intensity="100%" draw:end-intensity="100%" draw:angle="30deg" draw:border="0%"/>
    <draw:gradient draw:name="Pastel_20_Bouquet" draw:display-name="Pastel Bouquet" draw:style="linear" draw:start-color="#9999ff" draw:end-color="#ffd7d7" draw:start-intensity="100%" draw:end-intensity="100%" draw:angle="30deg" draw:border="0%"/>
    <draw:gradient draw:name="Shapes" draw:style="rectangular" draw:cx="50%" draw:cy="50%" draw:start-color="#cccccc" draw:end-color="#ffffff" draw:start-intensity="100%" draw:end-intensity="100%" draw:angle="0deg" draw:border="0%"/>
    <draw:hatch draw:name="Hatching_20_5" draw:display-name="Hatching 5" draw:style="single" draw:color="#b2b2b2" draw:distance="0.2cm" draw:rotation="450"/>
    <draw:hatch draw:name="Hatching_20_6" draw:display-name="Hatching 6" draw:style="single" draw:color="#b2b2b2" draw:distance="0.2cm" draw:rotation="450"/>
    <draw:hatch draw:name="Hatching_20_7" draw:display-name="Hatching 7" draw:style="single" draw:color="#b2b2b2" draw:distance="0.2cm" draw:rotation="3150"/>
    <draw:opacity draw:name="Transparency_20_2" draw:display-name="Transparency 2" draw:style="linear" draw:start="100%" draw:end="50%" draw:angle="0deg" draw:border="25%"/>
    <draw:opacity draw:name="Transparency_20_5" draw:display-name="Transparency 5" draw:style="rectangular" draw:cx="50%" draw:cy="50%" draw:start="20%"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Dimension_20_Lines" draw:display-name="Dimension Lines" svg:viewBox="0 0 836 110" svg:d="M0 0h278 278 280v36 36 38h-278-278-280v-36-36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Long_20_Dash" draw:display-name="Long Dash" draw:style="rect" draw:dots1="1" draw:dots1-length="400%" draw:distance="300%"/>
    <draw:stroke-dash draw:name="Long_20_Dot" draw:display-name="Long Dot" draw:style="rect" draw:dots1="1" draw:dots1-length="100%" draw:distance="300%"/>
    <draw:stroke-dash draw:name="Long_20_dashed" draw:display-name="Long dashed" draw:style="rect" draw:dots1="1" draw:dots1-length="400%" draw:distance="4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ffe1f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ru" fo:country="RU"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loext:opacity="100%"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Table_20_Contents" style:display-name="Table Content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 style:font-family-asian="FreeSans" style:font-family-generic-asian="swiss"/>
    </style:style>
    <style:style style:name="Caption" style:family="graphic">
      <style:paragraph-properties fo:margin-top="0.374cm" fo:margin-bottom="0.374cm" style:text-autospace="none"/>
      <style:text-properties fo:font-style="italic" style:font-name-asian="FreeSans"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emplate21-background" style:family="presentation">
      <style:graphic-properties draw:stroke="none" draw:fill="none"/>
      <style:text-properties style:letter-kerning="true"/>
    </style:style>
    <style:style style:name="template21-backgroundobjects" style:family="presentation">
      <style:graphic-properties draw:textarea-horizontal-align="justify" draw:shadow="hidden" draw:shadow-offset-x="0.2cm" draw:shadow-offset-y="0.2cm" draw:shadow-color="#808080"/>
      <style:text-properties style:letter-kerning="true"/>
    </style:style>
    <style:style style:name="template2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1-outline1" style:family="presentation">
      <style:graphic-properties draw:stroke="none" draw:fill="none" draw:auto-grow-height="false" draw:fit-to-size="false" style:shrink-to-fit="true">
        <text:list-style style:name="template21-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4cm"/>
      <style:text-properties fo:font-variant="normal" fo:text-transform="none" style:use-window-font-color="true" loext:opacity="0%" style:text-outline="false" style:text-line-through-style="none" style:text-line-through-type="none" style:font-name="Liberation Serif6" fo:font-family="'Liberation Serif'"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1-outline2" style:family="presentation" style:parent-style-name="template21-outline1">
      <style:paragraph-properties fo:margin-top="0.1cm" fo:margin-bottom="0.2cm"/>
      <style:text-properties style:font-name="Liberation Serif6" fo:font-family="'Liberation Serif'" style:font-pitch="variable" fo:font-size="22pt" style:font-size-asian="22pt" style:font-size-complex="22pt"/>
    </style:style>
    <style:style style:name="template21-outline3" style:family="presentation" style:parent-style-name="template21-outline2">
      <style:paragraph-properties fo:margin-top="0.3cm" fo:margin-bottom="0cm"/>
      <style:text-properties style:font-name="Liberation Serif6" fo:font-family="'Liberation Serif'" style:font-pitch="variable" fo:font-size="28pt" style:font-size-asian="28pt" style:font-size-complex="28pt"/>
    </style:style>
    <style:style style:name="template21-outline4" style:family="presentation" style:parent-style-name="template21-outline3">
      <style:paragraph-properties fo:margin-top="0.2cm" fo:margin-bottom="0cm"/>
      <style:text-properties style:font-name="Liberation Serif6" fo:font-family="'Liberation Serif'" style:font-pitch="variable" fo:font-size="28pt" style:font-size-asian="28pt" style:font-size-complex="28pt"/>
    </style:style>
    <style:style style:name="template21-outline5" style:family="presentation" style:parent-style-name="template21-outline4">
      <style:paragraph-properties fo:margin-top="0.1cm" fo:margin-bottom="0cm"/>
      <style:text-properties style:font-name="Liberation Serif6" fo:font-family="'Liberation Serif'" style:font-pitch="variable" fo:font-size="28pt" style:font-size-asian="28pt" style:font-size-complex="28pt"/>
    </style:style>
    <style:style style:name="template21-outline6" style:family="presentation" style:parent-style-name="template21-outline5">
      <style:paragraph-properties fo:margin-top="0.1cm" fo:margin-bottom="0cm"/>
      <style:text-properties style:font-name="Liberation Serif6" fo:font-family="'Liberation Serif'" style:font-pitch="variable" fo:font-size="28pt" style:font-size-asian="28pt" style:font-size-complex="28pt"/>
    </style:style>
    <style:style style:name="template21-outline7" style:family="presentation" style:parent-style-name="template21-outline6">
      <style:paragraph-properties fo:margin-top="0.1cm" fo:margin-bottom="0cm"/>
      <style:text-properties style:font-name="Liberation Serif6" fo:font-family="'Liberation Serif'" style:font-pitch="variable" fo:font-size="28pt" style:font-size-asian="28pt" style:font-size-complex="28pt"/>
    </style:style>
    <style:style style:name="template21-outline8" style:family="presentation" style:parent-style-name="template21-outline7">
      <style:paragraph-properties fo:margin-top="0.1cm" fo:margin-bottom="0cm"/>
      <style:text-properties fo:font-size="20pt" style:font-size-asian="20pt" style:font-size-complex="20pt"/>
    </style:style>
    <style:style style:name="template21-outline9" style:family="presentation" style:parent-style-name="template21-outline8">
      <style:paragraph-properties fo:margin-top="0.1cm" fo:margin-bottom="0cm"/>
      <style:text-properties fo:font-size="20pt" style:font-size-asian="20pt" style:font-size-complex="20pt"/>
    </style:style>
    <style:style style:name="template21-subtitle" style:family="presentation">
      <style:graphic-properties draw:stroke="none" draw:fill="none" draw:textarea-vertical-align="middle">
        <text:list-style style:name="template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1-title" style:family="presentation">
      <style:graphic-properties draw:stroke="none" draw:fill="none" draw:textarea-vertical-align="top">
        <text:list-style style:name="template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false" style:shrink-to-fit="true">
        <text:list-style style:name="master-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erif1"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top="0cm" fo:margin-bottom="0.4cm"/>
      <style:text-properties style:font-name="Liberation Serif1" fo:font-family="'Liberation Serif'" style:font-family-generic="roman" style:font-pitch="variable" fo:font-size="24pt" style:font-size-asian="24pt" style:font-size-complex="24pt"/>
    </style:style>
    <style:style style:name="master-outline3" style:family="presentation" style:parent-style-name="master-outline2">
      <style:paragraph-properties fo:margin-top="0cm" fo:margin-bottom="0.3cm"/>
      <style:text-properties style:font-name="Liberation Serif1" fo:font-family="'Liberation Serif'" style:font-family-generic="roman" style:font-pitch="variable" fo:font-size="20pt" style:font-size-asian="20pt" style:font-size-complex="20pt"/>
    </style:style>
    <style:style style:name="master-outline4" style:family="presentation" style:parent-style-name="master-outline3">
      <style:paragraph-properties fo:margin-top="0cm" fo:margin-bottom="0.2cm"/>
      <style:text-properties style:font-name="Liberation Serif1" fo:font-family="'Liberation Serif'" style:font-family-generic="roman" style:font-pitch="variable" fo:font-size="20pt" style:font-size-asian="20pt" style:font-size-complex="20pt"/>
    </style:style>
    <style:style style:name="master-outline5" style:family="presentation" style:parent-style-name="master-outline4">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master-outline6" style:family="presentation" style:parent-style-name="master-outline5">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master-outline7" style:family="presentation" style:parent-style-name="master-outline6">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master-outline8" style:family="presentation" style:parent-style-name="master-outline7">
      <style:paragraph-properties fo:margin-top="0cm" fo:margin-bottom="0.1cm"/>
      <style:text-properties fo:font-size="20pt" style:font-size-asian="20pt" style:font-size-complex="20pt"/>
    </style:style>
    <style:style style:name="master-outline9" style:family="presentation" style:parent-style-name="master-outline8">
      <style:paragraph-properties fo:margin-top="0cm" fo:margin-bottom="0.1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horizontal-align="left" draw:textarea-vertical-align="top">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_5f_-background" style:display-name="master1__-background" style:family="presentation">
      <style:graphic-properties draw:stroke="none" draw:fill-image-width="21.33cm" draw:fill-image-height="16cm" style:repeat="no-repeat" draw:fill-image-ref-point-y="10%" draw:fill-image-ref-point="bottom"/>
      <style:text-properties style:letter-kerning="true"/>
    </style:style>
    <style:style style:name="master1_5f__5f_-backgroundobjects" style:display-name="master1__-backgroundobjects" style:family="presentation">
      <style:graphic-properties draw:textarea-horizontal-align="justify" draw:shadow="hidden" draw:shadow-offset-x="0.2cm" draw:shadow-offset-y="0.2cm" draw:shadow-color="#808080"/>
      <style:text-properties style:letter-kerning="true"/>
    </style:style>
    <style:style style:name="master1_5f__5f_-notes" style:display-name="master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_5f_-outline1" style:display-name="master1__-outline1" style:family="presentation">
      <style:graphic-properties draw:stroke="none" draw:fill="none" draw:auto-grow-height="false" draw:fit-to-size="false" style:shrink-to-fit="true">
        <text:list-style style:name="master1_5f__5f_-outline1" style:display-name="master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outline2" style:display-name="master1__-outline2" style:family="presentation" style:parent-style-name="master1_5f__5f_-outline1">
      <style:paragraph-properties fo:margin-top="0cm" fo:margin-bottom="0.4cm"/>
      <style:text-properties fo:font-size="28pt" style:font-size-asian="28pt" style:font-size-complex="28pt"/>
    </style:style>
    <style:style style:name="master1_5f__5f_-outline3" style:display-name="master1__-outline3" style:family="presentation" style:parent-style-name="master1_5f__5f_-outline2">
      <style:paragraph-properties fo:margin-top="0cm" fo:margin-bottom="0.3cm"/>
      <style:text-properties fo:font-size="24pt" style:font-size-asian="24pt" style:font-size-complex="24pt"/>
    </style:style>
    <style:style style:name="master1_5f__5f_-outline4" style:display-name="master1__-outline4" style:family="presentation" style:parent-style-name="master1_5f__5f_-outline3">
      <style:paragraph-properties fo:margin-top="0cm" fo:margin-bottom="0.2cm"/>
      <style:text-properties fo:font-size="20pt" style:font-size-asian="20pt" style:font-size-complex="20pt"/>
    </style:style>
    <style:style style:name="master1_5f__5f_-outline5" style:display-name="master1__-outline5" style:family="presentation" style:parent-style-name="master1_5f__5f_-outline4">
      <style:paragraph-properties fo:margin-top="0cm" fo:margin-bottom="0.1cm"/>
      <style:text-properties fo:font-size="20pt" style:font-size-asian="20pt" style:font-size-complex="20pt"/>
    </style:style>
    <style:style style:name="master1_5f__5f_-outline6" style:display-name="master1__-outline6" style:family="presentation" style:parent-style-name="master1_5f__5f_-outline5">
      <style:paragraph-properties fo:margin-top="0cm" fo:margin-bottom="0.1cm"/>
      <style:text-properties fo:font-size="20pt" style:font-size-asian="20pt" style:font-size-complex="20pt"/>
    </style:style>
    <style:style style:name="master1_5f__5f_-outline7" style:display-name="master1__-outline7" style:family="presentation" style:parent-style-name="master1_5f__5f_-outline6">
      <style:paragraph-properties fo:margin-top="0cm" fo:margin-bottom="0.1cm"/>
      <style:text-properties fo:font-size="20pt" style:font-size-asian="20pt" style:font-size-complex="20pt"/>
    </style:style>
    <style:style style:name="master1_5f__5f_-outline8" style:display-name="master1__-outline8" style:family="presentation" style:parent-style-name="master1_5f__5f_-outline7">
      <style:paragraph-properties fo:margin-top="0cm" fo:margin-bottom="0.1cm"/>
      <style:text-properties fo:font-size="20pt" style:font-size-asian="20pt" style:font-size-complex="20pt"/>
    </style:style>
    <style:style style:name="master1_5f__5f_-outline9" style:display-name="master1__-outline9" style:family="presentation" style:parent-style-name="master1_5f__5f_-outline8">
      <style:paragraph-properties fo:margin-top="0cm" fo:margin-bottom="0.1cm"/>
      <style:text-properties fo:font-size="20pt" style:font-size-asian="20pt" style:font-size-complex="20pt"/>
    </style:style>
    <style:style style:name="master1_5f__5f_-subtitle" style:display-name="master1__-subtitle" style:family="presentation">
      <style:graphic-properties draw:stroke="none" draw:fill="none" draw:textarea-vertical-align="middle">
        <text:list-style style:name="master1_5f__5f_-subtitle" style:display-name="master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title" style:display-name="master1__-title" style:family="presentation">
      <style:graphic-properties draw:stroke="none" draw:fill="none" draw:textarea-horizontal-align="left" draw:textarea-vertical-align="top">
        <text:list-style style:name="master1_5f__5f_-title" style:display-name="master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image-width="21.33cm" draw:fill-image-height="16cm" style:repeat="no-repeat" draw:fill-image-ref-point-y="10%" draw:fill-image-ref-point="botto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draw:textarea-horizontal-align="right" draw:textarea-vertical-align="middle" draw:auto-grow-width="false" fo:min-height="0.94cm" fo:min-width="3.026cm" fo:padding-right="0cm"/>
      <style:paragraph-properties style:writing-mode="lr-tb"/>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emplate21-backgroundobjects">
      <style:graphic-properties draw:stroke="none" draw:fill="gradient" draw:fill-color="#f0e6ff" draw:fill-gradient-name="Gradient_20_2" draw:textarea-vertical-align="middle" draw:auto-grow-height="false" fo:min-height="21cm" fo:min-width="28cm"/>
    </style:style>
    <style:style style:name="Mpr2" style:family="presentation" style:parent-style-name="template21-outline1">
      <style:graphic-properties fo:min-height="12.18cm"/>
      <style:paragraph-properties style:writing-mode="lr-tb"/>
    </style:style>
    <style:style style:name="Mpr3" style:family="presentation" style:parent-style-name="template21-backgroundobjects">
      <style:graphic-properties draw:stroke="none" draw:fill="solid" draw:fill-color="#000033" draw:textarea-vertical-align="middle" draw:auto-grow-height="false" fo:min-height="2.8cm" fo:min-width="28cm"/>
    </style:style>
    <style:style style:name="Mpr4" style:family="presentation" style:parent-style-name="template21-title">
      <style:graphic-properties draw:auto-grow-height="false" fo:min-height="3.507cm"/>
      <style:paragraph-properties style:writing-mode="lr-tb"/>
    </style:style>
    <style:style style:name="Mpr5" style:family="presentation" style:parent-style-name="template21-backgroundobjects">
      <style:graphic-properties draw:stroke="none" draw:fill="none" draw:fill-color="#ffffff" draw:auto-grow-height="false" fo:min-height="1.485cm"/>
      <style:paragraph-properties style:writing-mode="lr-tb"/>
    </style:style>
    <style:style style:name="Mpr6" style:family="presentation" style:parent-style-name="template2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master-backgroundobjects">
      <style:graphic-properties draw:stroke="none" draw:fill="gradient" draw:fill-color="#f0e6ff" draw:fill-gradient-name="Gradient_20_2" draw:textarea-vertical-align="middle" draw:auto-grow-height="false" fo:min-height="2.8cm" fo:min-width="28cm"/>
    </style:style>
    <style:style style:name="Mpr8" style:family="presentation" style:parent-style-name="master-outline1">
      <style:graphic-properties fo:min-height="12.18cm"/>
      <style:paragraph-properties style:writing-mode="lr-tb"/>
    </style:style>
    <style:style style:name="Mpr9" style:family="presentation" style:parent-style-name="master-backgroundobjects">
      <style:graphic-properties draw:stroke="none" draw:fill="none" draw:fill-color="#ffffff" draw:auto-grow-height="false" fo:min-height="1.485cm"/>
      <style:paragraph-properties style:writing-mode="lr-tb"/>
    </style:style>
    <style:style style:name="Mpr10" style:family="presentation" style:parent-style-name="master-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master1_5f__5f_-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12" style:family="presentation" style:parent-style-name="master1_5f__5f_-backgroundobjects">
      <style:graphic-properties draw:stroke="none" draw:fill="none" draw:fill-color="#ffffff" draw:auto-grow-height="false" fo:min-height="1.485cm"/>
      <style:paragraph-properties style:writing-mode="lr-tb"/>
    </style:style>
    <style:style style:name="Mpr13" style:family="presentation" style:parent-style-name="master1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f0e6ff" draw:fill-gradient-name="Gradient_20_2"/>
      <style:paragraph-properties fo:text-align="center"/>
    </style:style>
    <style:style style:name="MP6" style:family="paragraph">
      <style:paragraph-properties style:writing-mode="lr-tb"/>
    </style:style>
    <style:style style:name="MP7" style:family="paragraph">
      <loext:graphic-properties draw:fill="solid" draw:fill-color="#000033"/>
      <style:paragraph-properties fo:text-align="center"/>
    </style:style>
    <style:style style:name="MP8" style:family="paragraph">
      <style:paragraph-properties fo:text-align="end"/>
    </style:style>
    <style:style style:name="MP9" style:family="paragraph">
      <loext:graphic-properties draw:fill="none" draw:fill-color="#ffffff"/>
      <style:paragraph-properties fo:text-align="end" style:writing-mode="lr-tb"/>
    </style:style>
    <style:style style:name="MP10" style:family="paragraph">
      <loext:graphic-properties draw:fill="none"/>
      <style:paragraph-properties fo:text-align="center"/>
    </style:style>
    <style:style style:name="MP11" style:family="paragraph">
      <loext:graphic-properties draw:fill="solid" draw:fill-color="#000033" draw:opacity="100%" draw:opacity-name="Transparency_20_2"/>
      <style:paragraph-properties fo:text-align="center"/>
    </style:style>
    <style:style style:name="MT1" style:family="text">
      <style:text-properties fo:font-size="14pt" style:font-size-asian="14pt" style:font-size-complex="14pt"/>
    </style:style>
    <style:style style:name="MT2" style:family="text">
      <style:text-properties fo:color="#000033" loext:opacity="100%"/>
    </style:style>
    <style:style style:name="MT3" style:family="text">
      <style:text-properties fo:font-size="28pt" style:font-size-asian="28pt" style:font-size-complex="28pt"/>
    </style:style>
    <style:style style:name="MT4" style:family="text">
      <style:text-properties fo:font-size="24pt" style:font-size-asian="24pt" style:font-size-complex="24pt"/>
    </style:style>
    <style:style style:name="MT5" style:family="text">
      <style:text-properties fo:font-size="20pt" style:font-size-asian="20pt" style:font-size-complex="2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emplate21" style:page-layout-name="PM1" draw:style-name="Mdp1">
      <draw:custom-shape presentation:style-name="Mpr1" draw:text-style-name="MP5" draw:layer="backgroundobjects" svg:width="28cm" svg:height="21cm" svg:x="0cm" svg:y="0cm">
        <text:p/>
        <draw:enhanced-geometry svg:viewBox="0 0 21600 21600" draw:type="rectangle" draw:enhanced-path="M 0 0 L 21600 0 21600 21600 0 21600 0 0 Z N"/>
      </draw:custom-shape>
      <draw:frame presentation:style-name="Mpr2" draw:text-style-name="MP6" draw:layer="backgroundobjects" svg:width="25.199cm" svg:height="12.179cm" svg:x="1.2cm" svg:y="4.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presentation:style-name="Mpr3" draw:text-style-name="MP7" draw:layer="backgroundobjects" svg:width="28cm" svg:height="2.8cm" svg:x="0cm" svg:y="0cm">
        <text:p/>
        <draw:enhanced-geometry svg:viewBox="0 0 21600 21600" draw:type="rectangle" draw:enhanced-path="M 0 0 L 21600 0 21600 21600 0 21600 0 0 Z N"/>
      </draw:custom-shape>
      <draw:frame presentation:style-name="Mpr4" draw:text-style-name="MP6" draw:layer="backgroundobjects" svg:width="19.81cm" svg:height="1.55cm" svg:x="1.2cm" svg:y="0.737cm" presentation:class="title">
        <draw:text-box>
          <text:p>Click to edit the title text format</text:p>
        </draw:text-box>
      </draw:frame>
      <draw:frame draw:style-name="Mgr3" draw:text-style-name="MP9" draw:layer="backgroundobjects" svg:width="2.2cm" svg:height="1.19cm" svg:x="24.6cm" svg:y="19.2cm">
        <draw:text-box>
          <text:p text:style-name="MP8"><text:span text:style-name="MT2"><text:page-number>&lt;number&gt;</text:page-number></text:span></text:p>
        </draw:text-box>
      </draw:frame>
      <draw:frame draw:style-name="Mgr4" draw:text-style-name="MP10" draw:layer="backgroundobjects" svg:width="4.87cm" svg:height="2.16cm" svg:x="22.15cm" svg:y="0.28cm">
        <draw:image xlink:href="Pictures/10001A070000819B00003A65B4E95F85BABC18C4.svg" xlink:type="simple" xlink:show="embed" xlink:actuate="onLoad" draw:mime-type="image/svg+xml">
          <text:p/>
        </draw:image>
        <draw:image xlink:href="Pictures/100000010000041D000001DBDD56226970007A4F.png" xlink:type="simple" xlink:show="embed" xlink:actuate="onLoad" draw:mime-type="image/png"/>
      </draw:frame>
      <presentation:notes style:page-layout-name="PM0">
        <draw:page-thumbnail presentation:style-name="template21-title" draw:layer="backgroundobjects" svg:width="14.848cm" svg:height="11.136cm" svg:x="3.075cm" svg:y="2.257cm" presentation:class="page"/>
        <draw:frame presentation:style-name="template2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 style:page-layout-name="PM1" draw:style-name="Mdp1">
      <draw:custom-shape presentation:style-name="Mpr7" draw:text-style-name="MP5" draw:layer="backgroundobjects" svg:width="28cm" svg:height="2.8cm" svg:x="0cm" svg:y="0cm">
        <text:p/>
        <draw:enhanced-geometry svg:viewBox="0 0 21600 21600" draw:type="rectangle" draw:enhanced-path="M 0 0 L 21600 0 21600 21600 0 21600 0 0 Z N"/>
      </draw:custom-shape>
      <draw:frame presentation:style-name="master-title" draw:layer="backgroundobjects" svg:width="19.8cm" svg:height="1.56cm" svg:x="1.4cm" svg:y="0.837cm" presentation:class="title" presentation:placeholder="true">
        <draw:text-box/>
      </draw:frame>
      <draw:frame presentation:style-name="Mpr8" draw:text-style-name="MP6" draw:layer="backgroundobjects" svg:width="25.6cm" svg:height="14.4cm" svg:x="1.2cm" svg:y="4.8cm" presentation:class="outline">
        <draw:text-box>
          <text:list text:style-name="ML4">
            <text:list-item>
              <text:p><text:span text:style-name="MT3">Click to edit the outline text format</text:span></text:p>
              <text:list>
                <text:list-item>
                  <text:p>Second <text:span text:style-name="MT4">Outline</text:span> Level</text:p>
                  <text:list>
                    <text:list-item>
                      <text:p>Third <text:span text:style-name="MT5">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10"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A859E69758BFF269.png" xlink:type="simple" xlink:show="embed" xlink:actuate="onLoad" draw:mime-type="image/png"/>
      </draw:frame>
      <draw:frame draw:style-name="Mgr3" draw:text-style-name="MP9" draw:layer="backgroundobjects" svg:width="2.2cm" svg:height="1.19cm" svg:x="24.6cm" svg:y="19.2cm">
        <draw:text-box>
          <text:p text:style-name="MP8"><text:span text:style-name="MT2"><text:page-number>&lt;number&gt;</text:page-number></text:span></text:p>
        </draw:text-box>
      </draw:frame>
      <presentation:notes style:page-layout-name="PM0">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_5f__5f_" style:display-name="master1__" style:page-layout-name="PM1" draw:style-name="Mdp2">
      <draw:frame draw:style-name="Mgr4" draw:text-style-name="MP10" draw:layer="backgroundobjects" svg:width="28cm" svg:height="21.64cm" svg:x="0cm" svg:y="0cm">
        <draw:image xlink:href="Pictures/10000000000008A80000067E8F735EA6ED9F0C0B.jpg" xlink:type="simple" xlink:show="embed" xlink:actuate="onLoad" draw:mime-type="image/jpeg">
          <text:p/>
        </draw:image>
      </draw:frame>
      <draw:frame presentation:style-name="master1_5f__5f_-outline1" draw:layer="backgroundobjects" svg:width="25.199cm" svg:height="2.107cm" svg:x="1.4cm" svg:y="15.086cm" presentation:class="outline" presentation:placeholder="true">
        <draw:text-box/>
      </draw:frame>
      <draw:custom-shape presentation:style-name="Mpr11" draw:text-style-name="MP11" draw:layer="backgroundobjects" svg:width="28cm" svg:height="4.572cm" svg:x="0cm" svg:y="0cm">
        <text:p/>
        <draw:enhanced-geometry svg:viewBox="0 0 21600 21600" draw:type="rectangle" draw:enhanced-path="M 0 0 L 21600 0 21600 21600 0 21600 0 0 Z N"/>
      </draw:custom-shape>
      <draw:frame presentation:style-name="master1_5f__5f_-title" draw:layer="backgroundobjects" svg:width="25.24cm" svg:height="1.98cm" svg:x="1.43cm" svg:y="0.76cm" presentation:class="title" presentation:placeholder="true">
        <draw:text-box/>
      </draw:frame>
      <draw:frame draw:style-name="Mgr5" draw:text-style-name="MP10" draw:layer="backgroundobjects" svg:width="6.698cm" svg:height="3.018cm" svg:x="1.43cm" svg:y="5.522cm">
        <draw:image xlink:href="Pictures/10001EB70000819B00003A653728BE2E112D5303.svg" xlink:type="simple" xlink:show="embed" xlink:actuate="onLoad" draw:mime-type="image/svg+xml">
          <text:p/>
        </draw:image>
        <draw:image xlink:href="Pictures/100000010000041D000001DBB2D187B6D6CE553B.png" xlink:type="simple" xlink:show="embed" xlink:actuate="onLoad" draw:mime-type="image/png"/>
      </draw:frame>
      <presentation:notes style:page-layout-name="PM0">
        <draw:page-thumbnail presentation:style-name="master1_5f__5f_-title" draw:layer="backgroundobjects" svg:width="0.001cm" svg:height="0.001cm" svg:x="0cm" svg:y="2.257cm" presentation:class="page"/>
        <draw:frame presentation:style-name="master1_5f__5f_-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5-06-03T14:43:57.008538571</meta:creation-date>
    <meta:editing-duration>P2DT9H8M11S</meta:editing-duration>
    <meta:editing-cycles>180</meta:editing-cycles>
    <meta:generator>LibreOffice/7.3.7.2$Linux_X86_64 LibreOffice_project/30$Build-2</meta:generator>
    <dc:date>2025-01-20T11:00:01.847690615</dc:date>
    <meta:document-statistic meta:object-count="274"/>
    <meta:template xlink:type="simple" xlink:actuate="onRequest" xlink:title="master" xlink:href="../../../../../.config/libreoffice/4/user/template/master.otp" meta:date="2015-06-03T14:43:56.815095550"/>
  </office:meta>
</office:document-meta>
</file>